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014cm" fo:margin-left="-0.016cm" fo:margin-right="0cm" table:align="margins"/>
    </style:style>
    <style:style style:name="Tableau4.A" style:family="table-column">
      <style:table-column-properties style:column-width="4.6cm" style:rel-column-width="17718*"/>
    </style:style>
    <style:style style:name="Tableau4.B" style:family="table-column">
      <style:table-column-properties style:column-width="2.062cm" style:rel-column-width="7942*"/>
    </style:style>
    <style:style style:name="Tableau4.C" style:family="table-column">
      <style:table-column-properties style:column-width="0.478cm" style:rel-column-width="1841*"/>
    </style:style>
    <style:style style:name="Tableau4.D" style:family="table-column">
      <style:table-column-properties style:column-width="1.08cm" style:rel-column-width="4157*"/>
    </style:style>
    <style:style style:name="Tableau4.E" style:family="table-column">
      <style:table-column-properties style:column-width="8.795cm" style:rel-column-width="33877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4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" style:family="table">
      <style:table-properties style:width="17.014cm" fo:margin-left="-0.016cm" fo:margin-right="0cm" table:align="margins"/>
    </style:style>
    <style:style style:name="Tableau1.A" style:family="table-column">
      <style:table-column-properties style:column-width="4.6cm" style:rel-column-width="17718*"/>
    </style:style>
    <style:style style:name="Tableau1.B" style:family="table-column">
      <style:table-column-properties style:column-width="2.062cm" style:rel-column-width="7942*"/>
    </style:style>
    <style:style style:name="Tableau1.C" style:family="table-column">
      <style:table-column-properties style:column-width="0.478cm" style:rel-column-width="1841*"/>
    </style:style>
    <style:style style:name="Tableau1.D" style:family="table-column">
      <style:table-column-properties style:column-width="1.08cm" style:rel-column-width="4157*"/>
    </style:style>
    <style:style style:name="Tableau1.E" style:family="table-column">
      <style:table-column-properties style:column-width="8.795cm" style:rel-column-width="33877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5" style:family="table">
      <style:table-properties style:width="17.014cm" fo:margin-left="-0.016cm" fo:margin-right="0cm" table:align="margins"/>
    </style:style>
    <style:style style:name="Tableau5.A" style:family="table-column">
      <style:table-column-properties style:column-width="4.6cm" style:rel-column-width="17718*"/>
    </style:style>
    <style:style style:name="Tableau5.B" style:family="table-column">
      <style:table-column-properties style:column-width="2.062cm" style:rel-column-width="7942*"/>
    </style:style>
    <style:style style:name="Tableau5.C" style:family="table-column">
      <style:table-column-properties style:column-width="0.478cm" style:rel-column-width="1841*"/>
    </style:style>
    <style:style style:name="Tableau5.D" style:family="table-column">
      <style:table-column-properties style:column-width="1.08cm" style:rel-column-width="4157*"/>
    </style:style>
    <style:style style:name="Tableau5.E" style:family="table-column">
      <style:table-column-properties style:column-width="8.795cm" style:rel-column-width="33877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5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D20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7" style:family="table">
      <style:table-properties style:width="17.014cm" fo:margin-left="-0.016cm" fo:margin-right="0cm" table:align="margins"/>
    </style:style>
    <style:style style:name="Tableau7.A" style:family="table-column">
      <style:table-column-properties style:column-width="4.6cm" style:rel-column-width="17718*"/>
    </style:style>
    <style:style style:name="Tableau7.B" style:family="table-column">
      <style:table-column-properties style:column-width="2.062cm" style:rel-column-width="7942*"/>
    </style:style>
    <style:style style:name="Tableau7.C" style:family="table-column">
      <style:table-column-properties style:column-width="0.478cm" style:rel-column-width="1841*"/>
    </style:style>
    <style:style style:name="Tableau7.D" style:family="table-column">
      <style:table-column-properties style:column-width="1.08cm" style:rel-column-width="4157*"/>
    </style:style>
    <style:style style:name="Tableau7.E" style:family="table-column">
      <style:table-column-properties style:column-width="8.795cm" style:rel-column-width="33877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7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7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8" style:family="table">
      <style:table-properties style:width="17.014cm" fo:margin-left="-0.016cm" fo:margin-right="0cm" table:align="margins"/>
    </style:style>
    <style:style style:name="Tableau8.A" style:family="table-column">
      <style:table-column-properties style:column-width="4.6cm" style:rel-column-width="17718*"/>
    </style:style>
    <style:style style:name="Tableau8.B" style:family="table-column">
      <style:table-column-properties style:column-width="2.062cm" style:rel-column-width="7942*"/>
    </style:style>
    <style:style style:name="Tableau8.C" style:family="table-column">
      <style:table-column-properties style:column-width="0.478cm" style:rel-column-width="1841*"/>
    </style:style>
    <style:style style:name="Tableau8.D" style:family="table-column">
      <style:table-column-properties style:column-width="1.08cm" style:rel-column-width="4157*"/>
    </style:style>
    <style:style style:name="Tableau8.E" style:family="table-column">
      <style:table-column-properties style:column-width="8.795cm" style:rel-column-width="33877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8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8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9" style:family="table">
      <style:table-properties style:width="17.014cm" fo:margin-left="-0.016cm" fo:margin-right="0cm" table:align="margins"/>
    </style:style>
    <style:style style:name="Tableau9.A" style:family="table-column">
      <style:table-column-properties style:column-width="4.6cm" style:rel-column-width="17718*"/>
    </style:style>
    <style:style style:name="Tableau9.B" style:family="table-column">
      <style:table-column-properties style:column-width="2.062cm" style:rel-column-width="7942*"/>
    </style:style>
    <style:style style:name="Tableau9.C" style:family="table-column">
      <style:table-column-properties style:column-width="0.478cm" style:rel-column-width="1841*"/>
    </style:style>
    <style:style style:name="Tableau9.D" style:family="table-column">
      <style:table-column-properties style:column-width="1.08cm" style:rel-column-width="4157*"/>
    </style:style>
    <style:style style:name="Tableau9.E" style:family="table-column">
      <style:table-column-properties style:column-width="8.795cm" style:rel-column-width="33877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9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9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0" style:family="table">
      <style:table-properties style:width="17.014cm" fo:margin-left="-0.016cm" fo:margin-right="0cm" table:align="margins"/>
    </style:style>
    <style:style style:name="Tableau10.A" style:family="table-column">
      <style:table-column-properties style:column-width="4.6cm" style:rel-column-width="17718*"/>
    </style:style>
    <style:style style:name="Tableau10.B" style:family="table-column">
      <style:table-column-properties style:column-width="2.062cm" style:rel-column-width="7942*"/>
    </style:style>
    <style:style style:name="Tableau10.C" style:family="table-column">
      <style:table-column-properties style:column-width="0.478cm" style:rel-column-width="1841*"/>
    </style:style>
    <style:style style:name="Tableau10.D" style:family="table-column">
      <style:table-column-properties style:column-width="1.08cm" style:rel-column-width="4157*"/>
    </style:style>
    <style:style style:name="Tableau10.E" style:family="table-column">
      <style:table-column-properties style:column-width="8.795cm" style:rel-column-width="33877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0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0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5" style:family="table">
      <style:table-properties style:width="17.014cm" fo:margin-left="-0.016cm" fo:margin-right="0cm" table:align="margins"/>
    </style:style>
    <style:style style:name="Tableau15.A" style:family="table-column">
      <style:table-column-properties style:column-width="4.6cm" style:rel-column-width="17718*"/>
    </style:style>
    <style:style style:name="Tableau15.B" style:family="table-column">
      <style:table-column-properties style:column-width="2.062cm" style:rel-column-width="7942*"/>
    </style:style>
    <style:style style:name="Tableau15.C" style:family="table-column">
      <style:table-column-properties style:column-width="0.478cm" style:rel-column-width="1841*"/>
    </style:style>
    <style:style style:name="Tableau15.D" style:family="table-column">
      <style:table-column-properties style:column-width="1.08cm" style:rel-column-width="4157*"/>
    </style:style>
    <style:style style:name="Tableau15.E" style:family="table-column">
      <style:table-column-properties style:column-width="8.795cm" style:rel-column-width="33877*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5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5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6" style:family="table">
      <style:table-properties style:width="17.014cm" fo:margin-left="-0.016cm" fo:margin-right="0cm" table:align="margins"/>
    </style:style>
    <style:style style:name="Tableau16.A" style:family="table-column">
      <style:table-column-properties style:column-width="4.6cm" style:rel-column-width="17718*"/>
    </style:style>
    <style:style style:name="Tableau16.B" style:family="table-column">
      <style:table-column-properties style:column-width="2.062cm" style:rel-column-width="7942*"/>
    </style:style>
    <style:style style:name="Tableau16.C" style:family="table-column">
      <style:table-column-properties style:column-width="0.478cm" style:rel-column-width="1841*"/>
    </style:style>
    <style:style style:name="Tableau16.D" style:family="table-column">
      <style:table-column-properties style:column-width="1.08cm" style:rel-column-width="4157*"/>
    </style:style>
    <style:style style:name="Tableau16.E" style:family="table-column">
      <style:table-column-properties style:column-width="8.795cm" style:rel-column-width="33877*"/>
    </style:style>
    <style:style style:name="Tableau16.A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6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6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1" style:family="table">
      <style:table-properties style:width="17.014cm" fo:margin-left="-0.016cm" fo:margin-right="0cm" table:align="margins"/>
    </style:style>
    <style:style style:name="Tableau11.A" style:family="table-column">
      <style:table-column-properties style:column-width="4.6cm" style:rel-column-width="17718*"/>
    </style:style>
    <style:style style:name="Tableau11.B" style:family="table-column">
      <style:table-column-properties style:column-width="2.062cm" style:rel-column-width="7942*"/>
    </style:style>
    <style:style style:name="Tableau11.C" style:family="table-column">
      <style:table-column-properties style:column-width="0.478cm" style:rel-column-width="1841*"/>
    </style:style>
    <style:style style:name="Tableau11.D" style:family="table-column">
      <style:table-column-properties style:column-width="1.08cm" style:rel-column-width="4157*"/>
    </style:style>
    <style:style style:name="Tableau11.E" style:family="table-column">
      <style:table-column-properties style:column-width="8.795cm" style:rel-column-width="33877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1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1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2" style:family="table">
      <style:table-properties style:width="17.014cm" fo:margin-left="-0.016cm" fo:margin-right="0cm" table:align="margins"/>
    </style:style>
    <style:style style:name="Tableau12.A" style:family="table-column">
      <style:table-column-properties style:column-width="4.6cm" style:rel-column-width="17718*"/>
    </style:style>
    <style:style style:name="Tableau12.B" style:family="table-column">
      <style:table-column-properties style:column-width="2.062cm" style:rel-column-width="7942*"/>
    </style:style>
    <style:style style:name="Tableau12.C" style:family="table-column">
      <style:table-column-properties style:column-width="0.478cm" style:rel-column-width="1841*"/>
    </style:style>
    <style:style style:name="Tableau12.D" style:family="table-column">
      <style:table-column-properties style:column-width="1.08cm" style:rel-column-width="4157*"/>
    </style:style>
    <style:style style:name="Tableau12.E" style:family="table-column">
      <style:table-column-properties style:column-width="8.795cm" style:rel-column-width="33877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2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2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3" style:family="table">
      <style:table-properties style:width="17.014cm" fo:margin-left="-0.016cm" fo:margin-right="0cm" table:align="margins"/>
    </style:style>
    <style:style style:name="Tableau13.A" style:family="table-column">
      <style:table-column-properties style:column-width="4.6cm" style:rel-column-width="17718*"/>
    </style:style>
    <style:style style:name="Tableau13.B" style:family="table-column">
      <style:table-column-properties style:column-width="2.062cm" style:rel-column-width="7942*"/>
    </style:style>
    <style:style style:name="Tableau13.C" style:family="table-column">
      <style:table-column-properties style:column-width="0.478cm" style:rel-column-width="1841*"/>
    </style:style>
    <style:style style:name="Tableau13.D" style:family="table-column">
      <style:table-column-properties style:column-width="1.08cm" style:rel-column-width="4157*"/>
    </style:style>
    <style:style style:name="Tableau13.E" style:family="table-column">
      <style:table-column-properties style:column-width="8.795cm" style:rel-column-width="33877*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3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3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4" style:family="table">
      <style:table-properties style:width="17.014cm" fo:margin-left="-0.016cm" fo:margin-right="0cm" table:align="margins"/>
    </style:style>
    <style:style style:name="Tableau14.A" style:family="table-column">
      <style:table-column-properties style:column-width="4.6cm" style:rel-column-width="17718*"/>
    </style:style>
    <style:style style:name="Tableau14.B" style:family="table-column">
      <style:table-column-properties style:column-width="2.062cm" style:rel-column-width="7942*"/>
    </style:style>
    <style:style style:name="Tableau14.C" style:family="table-column">
      <style:table-column-properties style:column-width="0.478cm" style:rel-column-width="1841*"/>
    </style:style>
    <style:style style:name="Tableau14.D" style:family="table-column">
      <style:table-column-properties style:column-width="1.08cm" style:rel-column-width="4157*"/>
    </style:style>
    <style:style style:name="Tableau14.E" style:family="table-column">
      <style:table-column-properties style:column-width="8.795cm" style:rel-column-width="33877*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4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4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6" style:family="table">
      <style:table-properties style:width="17.014cm" fo:margin-left="-0.016cm" fo:margin-right="0cm" table:align="margins"/>
    </style:style>
    <style:style style:name="Tableau6.A" style:family="table-column">
      <style:table-column-properties style:column-width="4.6cm" style:rel-column-width="17718*"/>
    </style:style>
    <style:style style:name="Tableau6.B" style:family="table-column">
      <style:table-column-properties style:column-width="2.062cm" style:rel-column-width="7942*"/>
    </style:style>
    <style:style style:name="Tableau6.C" style:family="table-column">
      <style:table-column-properties style:column-width="0.478cm" style:rel-column-width="1841*"/>
    </style:style>
    <style:style style:name="Tableau6.D" style:family="table-column">
      <style:table-column-properties style:column-width="1.08cm" style:rel-column-width="4157*"/>
    </style:style>
    <style:style style:name="Tableau6.E" style:family="table-column">
      <style:table-column-properties style:column-width="8.795cm" style:rel-column-width="33877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6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6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17.014cm" fo:margin-left="-0.016cm" fo:margin-right="0cm" table:align="margins"/>
    </style:style>
    <style:style style:name="Tableau2.A" style:family="table-column">
      <style:table-column-properties style:column-width="4.598cm" style:rel-column-width="2607*"/>
    </style:style>
    <style:style style:name="Tableau2.B" style:family="table-column">
      <style:table-column-properties style:column-width="2.062cm" style:rel-column-width="1169*"/>
    </style:style>
    <style:style style:name="Tableau2.C" style:family="table-column">
      <style:table-column-properties style:column-width="0.478cm" style:rel-column-width="271*"/>
    </style:style>
    <style:style style:name="Tableau2.D" style:family="table-column">
      <style:table-column-properties style:column-width="1.078cm" style:rel-column-width="611*"/>
    </style:style>
    <style:style style:name="Tableau2.E" style:family="table-column">
      <style:table-column-properties style:column-width="8.798cm" style:rel-column-width="4988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8" style:family="table">
      <style:table-properties style:width="17.014cm" fo:margin-left="-0.016cm" fo:margin-right="0cm" table:align="margins"/>
    </style:style>
    <style:style style:name="Tableau18.A" style:family="table-column">
      <style:table-column-properties style:column-width="4.6cm" style:rel-column-width="17718*"/>
    </style:style>
    <style:style style:name="Tableau18.B" style:family="table-column">
      <style:table-column-properties style:column-width="2.062cm" style:rel-column-width="7942*"/>
    </style:style>
    <style:style style:name="Tableau18.C" style:family="table-column">
      <style:table-column-properties style:column-width="0.478cm" style:rel-column-width="1841*"/>
    </style:style>
    <style:style style:name="Tableau18.D" style:family="table-column">
      <style:table-column-properties style:column-width="1.08cm" style:rel-column-width="4157*"/>
    </style:style>
    <style:style style:name="Tableau18.E" style:family="table-column">
      <style:table-column-properties style:column-width="8.795cm" style:rel-column-width="33877*"/>
    </style:style>
    <style:style style:name="Tableau18.A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8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8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7" style:family="table">
      <style:table-properties style:width="17.014cm" fo:margin-left="-0.016cm" fo:margin-right="0cm" table:align="margins"/>
    </style:style>
    <style:style style:name="Tableau17.A" style:family="table-column">
      <style:table-column-properties style:column-width="4.6cm" style:rel-column-width="17718*"/>
    </style:style>
    <style:style style:name="Tableau17.B" style:family="table-column">
      <style:table-column-properties style:column-width="2.062cm" style:rel-column-width="7942*"/>
    </style:style>
    <style:style style:name="Tableau17.C" style:family="table-column">
      <style:table-column-properties style:column-width="0.478cm" style:rel-column-width="1841*"/>
    </style:style>
    <style:style style:name="Tableau17.D" style:family="table-column">
      <style:table-column-properties style:column-width="1.08cm" style:rel-column-width="4157*"/>
    </style:style>
    <style:style style:name="Tableau17.E" style:family="table-column">
      <style:table-column-properties style:column-width="8.795cm" style:rel-column-width="33877*"/>
    </style:style>
    <style:style style:name="Tableau17.A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7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7.D7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9" style:family="table">
      <style:table-properties style:width="17.014cm" fo:margin-left="-0.016cm" fo:margin-right="0cm" table:align="margins"/>
    </style:style>
    <style:style style:name="Tableau19.A" style:family="table-column">
      <style:table-column-properties style:column-width="4.6cm" style:rel-column-width="17718*"/>
    </style:style>
    <style:style style:name="Tableau19.B" style:family="table-column">
      <style:table-column-properties style:column-width="2.062cm" style:rel-column-width="7942*"/>
    </style:style>
    <style:style style:name="Tableau19.C" style:family="table-column">
      <style:table-column-properties style:column-width="0.478cm" style:rel-column-width="1841*"/>
    </style:style>
    <style:style style:name="Tableau19.D" style:family="table-column">
      <style:table-column-properties style:column-width="1.08cm" style:rel-column-width="4157*"/>
    </style:style>
    <style:style style:name="Tableau19.E" style:family="table-column">
      <style:table-column-properties style:column-width="8.795cm" style:rel-column-width="33877*"/>
    </style:style>
    <style:style style:name="Tableau19.A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9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9.D7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0" style:family="table">
      <style:table-properties style:width="17.014cm" fo:margin-left="-0.016cm" fo:margin-right="0cm" table:align="margins"/>
    </style:style>
    <style:style style:name="Tableau20.A" style:family="table-column">
      <style:table-column-properties style:column-width="4.6cm" style:rel-column-width="17718*"/>
    </style:style>
    <style:style style:name="Tableau20.B" style:family="table-column">
      <style:table-column-properties style:column-width="2.062cm" style:rel-column-width="7942*"/>
    </style:style>
    <style:style style:name="Tableau20.C" style:family="table-column">
      <style:table-column-properties style:column-width="0.478cm" style:rel-column-width="1841*"/>
    </style:style>
    <style:style style:name="Tableau20.D" style:family="table-column">
      <style:table-column-properties style:column-width="1.08cm" style:rel-column-width="4157*"/>
    </style:style>
    <style:style style:name="Tableau20.E" style:family="table-column">
      <style:table-column-properties style:column-width="8.795cm" style:rel-column-width="33877*"/>
    </style:style>
    <style:style style:name="Tableau20.A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0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0.D7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1" style:family="table">
      <style:table-properties style:width="17.014cm" fo:margin-left="-0.016cm" fo:margin-right="0cm" table:align="margins"/>
    </style:style>
    <style:style style:name="Tableau21.A" style:family="table-column">
      <style:table-column-properties style:column-width="4.6cm" style:rel-column-width="17718*"/>
    </style:style>
    <style:style style:name="Tableau21.B" style:family="table-column">
      <style:table-column-properties style:column-width="2.062cm" style:rel-column-width="7942*"/>
    </style:style>
    <style:style style:name="Tableau21.C" style:family="table-column">
      <style:table-column-properties style:column-width="0.478cm" style:rel-column-width="1841*"/>
    </style:style>
    <style:style style:name="Tableau21.D" style:family="table-column">
      <style:table-column-properties style:column-width="1.08cm" style:rel-column-width="4157*"/>
    </style:style>
    <style:style style:name="Tableau21.E" style:family="table-column">
      <style:table-column-properties style:column-width="8.795cm" style:rel-column-width="33877*"/>
    </style:style>
    <style:style style:name="Tableau21.A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1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1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17.014cm" fo:margin-left="-0.016cm" fo:margin-right="0cm" table:align="margins"/>
    </style:style>
    <style:style style:name="Tableau3.A" style:family="table-column">
      <style:table-column-properties style:column-width="4.6cm" style:rel-column-width="17718*"/>
    </style:style>
    <style:style style:name="Tableau3.B" style:family="table-column">
      <style:table-column-properties style:column-width="2.062cm" style:rel-column-width="7942*"/>
    </style:style>
    <style:style style:name="Tableau3.C" style:family="table-column">
      <style:table-column-properties style:column-width="0.478cm" style:rel-column-width="1841*"/>
    </style:style>
    <style:style style:name="Tableau3.D" style:family="table-column">
      <style:table-column-properties style:column-width="1.08cm" style:rel-column-width="4157*"/>
    </style:style>
    <style:style style:name="Tableau3.E" style:family="table-column">
      <style:table-column-properties style:column-width="8.795cm" style:rel-column-width="33877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D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0.556cm"/>
        </style:tab-stops>
      </style:paragraph-properties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0.556cm"/>
        </style:tab-stops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2">
      <style:paragraph-properties>
        <style:tab-stops>
          <style:tab-stop style:position="0.556cm"/>
        </style:tab-stops>
      </style:paragraph-properties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0.556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556cm"/>
        </style:tab-stops>
      </style:paragraph-properties>
      <style:text-properties style:text-underline-style="none"/>
    </style:style>
    <style:style style:name="P10" style:family="paragraph" style:parent-style-name="Table_20_Titre">
      <style:paragraph-properties fo:break-before="page"/>
    </style:style>
    <style:style style:name="P11" style:family="paragraph" style:parent-style-name="Table_20_Titre"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left="-0.026cm" fo:margin-right="0cm" fo:margin-top="0cm" fo:margin-bottom="0cm" fo:text-align="center" style:justify-single-word="false" fo:text-indent="0cm" style:auto-text-indent="false">
        <style:tab-stops/>
      </style:paragraph-properties>
      <style:text-properties fo:color="#000000" fo:font-size="10pt" style:text-underline-style="none" style:font-size-asian="10pt" style:font-size-complex="10pt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-0.026cm" fo:margin-right="0cm" fo:text-indent="0cm" style:auto-text-indent="false">
        <style:tab-stops/>
      </style:paragraph-properties>
    </style:style>
    <style:style style:name="P19" style:family="paragraph" style:parent-style-name="Table_20_Contents" style:list-style-name="L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 style:list-style-name="L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21" style:family="paragraph" style:parent-style-name="Table_20_Contents" style:list-style-name="L4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-0.026cm" fo:margin-right="0cm" fo:margin-top="0cm" fo:margin-bottom="0cm" fo:text-indent="0cm" style:auto-text-indent="false">
        <style:tab-stops/>
      </style:paragraph-properties>
      <style:text-properties style:text-underline-style="none"/>
    </style:style>
    <style:style style:name="P25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fo:font-size="10pt" style:text-underline-style="none" style:font-size-asian="10pt" style:font-size-complex="10pt"/>
    </style:style>
    <style:style style:name="P29" style:family="paragraph" style:parent-style-name="Table_20_Contents">
      <style:paragraph-properties fo:margin-top="0cm" fo:margin-bottom="0.212cm" text:number-lines="false" text:line-number="0"/>
      <style:text-properties fo:font-size="10pt" style:text-underline-style="none" style:font-size-asian="10pt" style:font-size-complex="10pt"/>
    </style:style>
    <style:style style:name="P30" style:family="paragraph" style:parent-style-name="Table_20_Contents" style:list-style-name="L5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 style:list-style-name="L6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 style:list-style-name="L6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Table_20_Contents" style:list-style-name="L6">
      <style:paragraph-properties fo:margin-left="-0.026cm" fo:margin-right="0cm" fo:margin-top="0cm" fo:margin-bottom="0.212cm" fo:text-indent="0cm" style:auto-text-indent="false" text:number-lines="false" text:line-number="0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4" style:family="paragraph" style:parent-style-name="Table_20_Contents" style:list-style-name="L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35" style:family="paragraph" style:parent-style-name="Table_20_Contents" style:list-style-name="L8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Table_20_Contents" style:list-style-name="L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bold" style:font-size-asian="10pt" style:font-weight-asian="normal" style:font-size-complex="10pt" style:font-weight-complex="normal"/>
    </style:style>
    <style:style style:name="P37" style:family="paragraph" style:parent-style-name="Table_20_Contents" style:list-style-name="L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Table_20_Contents" style:list-style-name="L9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style:text-underline-style="none"/>
    </style:style>
    <style:style style:name="P41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</style:style>
    <style:style style:name="P42" style:family="paragraph" style:parent-style-name="Table_20_Contents">
      <style:text-properties fo:font-variant="normal" fo:text-transform="none"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-0.026cm" fo:margin-right="0cm" fo:margin-top="0cm" fo:margin-bottom="0cm" fo:text-indent="0cm" style:auto-text-indent="false">
        <style:tab-stops/>
      </style:paragraph-properties>
    </style:style>
    <style:style style:name="P45" style:family="paragraph" style:parent-style-name="Table_20_Contents">
      <style:paragraph-properties fo:text-align="center" style:justify-single-word="false"/>
      <style:text-properties fo:color="#000000" fo:font-size="10pt" style:font-size-asian="10pt" style:font-size-complex="10pt"/>
    </style:style>
    <style:style style:name="P46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 style:list-style-name="L10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 style:list-style-name="L10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font-size="10pt" style:text-underline-style="none" fo:font-weight="normal" style:font-size-asian="10pt" style:font-weight-asian="normal" style:font-size-complex="10pt" style:font-weight-complex="normal"/>
    </style:style>
    <style:style style:name="P49" style:family="paragraph" style:parent-style-name="Table_20_Contents" style:list-style-name="L11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0" style:family="paragraph" style:parent-style-name="Table_20_Contents" style:list-style-name="L11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Table_20_Contents" style:list-style-name="L12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Table_20_Contents" style:list-style-name="L13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Table_20_Contents" style:list-style-name="L1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ff0000" style:text-underline-style="none" fo:font-weight="bold" style:font-weight-asian="bold" style:font-weight-complex="bold"/>
    </style:style>
    <style:style style:name="P55" style:family="paragraph" style:parent-style-name="Standard">
      <style:paragraph-properties fo:margin-left="-0.026cm" fo:margin-right="0cm" fo:margin-top="0cm" fo:margin-bottom="0cm" fo:text-indent="0cm" style:auto-text-indent="false">
        <style:tab-stops/>
      </style:paragraph-properties>
    </style:style>
    <style:style style:name="P56" style:family="paragraph" style:parent-style-name="Table_20_Contents">
      <style:paragraph-properties fo:margin-top="0cm" fo:margin-bottom="0.212cm" text:number-lines="false" text:line-number="0"/>
      <style:text-properties fo:font-variant="normal" fo:text-transform="none" fo:font-size="10pt" style:text-underline-style="none" fo:font-weight="normal" style:font-size-asian="10pt" style:font-weight-asian="normal" style:font-size-complex="10pt" style:font-weight-complex="normal"/>
    </style:style>
    <style:style style:name="P57" style:family="paragraph" style:parent-style-name="Table_20_Contents" style:list-style-name="L15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8" style:family="paragraph" style:parent-style-name="Table_20_Contents" style:list-style-name="L16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59" style:family="paragraph" style:parent-style-name="Table_20_Contents" style:list-style-name="L16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60" style:family="paragraph" style:parent-style-name="Table_20_Contents" style:list-style-name="L1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62" style:family="paragraph" style:parent-style-name="Table_20_Contents" style:list-style-name="L1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 style:list-style-name="L19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64" style:family="paragraph" style:parent-style-name="Table_20_Contents" style:list-style-name="L19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65" style:family="paragraph" style:parent-style-name="Table_20_Contents" style:list-style-name="L20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66" style:family="paragraph" style:parent-style-name="Table_20_Contents" style:list-style-name="L21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top="0cm" fo:margin-bottom="0.212cm" text:number-lines="false" text:line-number="0"/>
      <style:text-properties fo:font-size="10pt" style:font-size-asian="10pt" style:font-size-complex="10pt"/>
    </style:style>
    <style:style style:name="P68" style:family="paragraph" style:parent-style-name="Table_20_Contents" style:list-style-name="L22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69" style:family="paragraph" style:parent-style-name="Table_20_Contents" style:list-style-name="L2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70" style:family="paragraph" style:parent-style-name="Table_20_Contents" style:list-style-name="L23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71" style:family="paragraph" style:parent-style-name="Table_20_Contents" style:list-style-name="L2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72" style:family="paragraph" style:parent-style-name="Table_20_Contents" style:list-style-name="L25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 style:list-style-name="L26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74" style:family="paragraph" style:parent-style-name="Table_20_Contents" style:list-style-name="L26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75" style:family="paragraph" style:parent-style-name="Table_20_Contents" style:list-style-name="L2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76" style:family="paragraph" style:parent-style-name="Table_20_Contents" style:list-style-name="L2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 style:list-style-name="L29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78" style:family="paragraph" style:parent-style-name="Table_20_Contents" style:list-style-name="L29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Table_20_Contents" style:list-style-name="L30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Table_20_Contents" style:list-style-name="L31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82" style:family="paragraph" style:parent-style-name="Table_20_Contents" style:list-style-name="L32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 style:list-style-name="L3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84" style:family="paragraph" style:parent-style-name="Table_20_Contents" style:list-style-name="L33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85" style:family="paragraph" style:parent-style-name="Table_20_Contents" style:list-style-name="L34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86" style:family="paragraph" style:parent-style-name="Table_20_Contents" style:list-style-name="L35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87" style:family="paragraph" style:parent-style-name="Table_20_Contents" style:list-style-name="L36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8" style:family="paragraph" style:parent-style-name="Table_20_Contents" style:list-style-name="L3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89" style:family="paragraph" style:parent-style-name="Table_20_Contents" style:list-style-name="L37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90" style:family="paragraph" style:parent-style-name="Table_20_Contents" style:list-style-name="L3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91" style:family="paragraph" style:parent-style-name="Table_20_Contents" style:list-style-name="L39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2" style:family="paragraph" style:parent-style-name="Table_20_Contents" style:list-style-name="L40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93" style:family="paragraph" style:parent-style-name="Table_20_Contents" style:list-style-name="L40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Table_20_Contents" style:list-style-name="L41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95" style:family="paragraph" style:parent-style-name="Table_20_Contents" style:list-style-name="L42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Table_20_Contents" style:list-style-name="L4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7" style:family="paragraph" style:parent-style-name="Table_20_Contents" style:list-style-name="L4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98" style:family="paragraph" style:parent-style-name="Table_20_Contents" style:list-style-name="L44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99" style:family="paragraph" style:parent-style-name="Table_20_Contents" style:list-style-name="L45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00" style:family="paragraph" style:parent-style-name="Table_20_Contents" style:list-style-name="L46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 style:list-style-name="L4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02" style:family="paragraph" style:parent-style-name="Table_20_Contents" style:list-style-name="L47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03" style:family="paragraph" style:parent-style-name="Table_20_Contents" style:list-style-name="L48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04" style:family="paragraph" style:parent-style-name="Table_20_Contents" style:list-style-name="L49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05" style:family="paragraph" style:parent-style-name="Table_20_Contents" style:list-style-name="L50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6" style:family="paragraph" style:parent-style-name="Table_20_Contents" style:list-style-name="L51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07" style:family="paragraph" style:parent-style-name="Table_20_Contents" style:list-style-name="L51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08" style:family="paragraph" style:parent-style-name="Table_20_Contents" style:list-style-name="L52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09" style:family="paragraph" style:parent-style-name="Table_20_Contents" style:list-style-name="L52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ff0000" fo:font-size="10pt" style:text-underline-style="none" fo:font-weight="bold" style:font-size-asian="10pt" style:font-weight-asian="bold" style:font-size-complex="10pt" style:font-weight-complex="bold"/>
    </style:style>
    <style:style style:name="P110" style:family="paragraph" style:parent-style-name="Table_20_Titre">
      <style:paragraph-properties fo:break-before="page"/>
      <style:text-properties fo:font-size="10pt" fo:font-weight="normal" style:font-size-asian="10pt" style:font-weight-asian="normal" style:font-size-complex="10pt" style:font-weight-complex="normal"/>
    </style:style>
    <style:style style:name="P111" style:family="paragraph" style:parent-style-name="Table_20_Contents" style:list-style-name="L5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2" style:family="paragraph" style:parent-style-name="Table_20_Contents" style:list-style-name="L5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13" style:family="paragraph" style:parent-style-name="Table_20_Contents" style:list-style-name="L54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14" style:family="paragraph" style:parent-style-name="Table_20_Contents" style:list-style-name="L55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15" style:family="paragraph" style:parent-style-name="Table_20_Contents" style:list-style-name="L56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16" style:family="paragraph" style:parent-style-name="Table_20_Titre">
      <style:text-properties fo:color="#000000"/>
    </style:style>
    <style:style style:name="P117" style:family="paragraph" style:parent-style-name="Table_20_Titre">
      <style:text-properties fo:color="#000000" fo:font-weight="normal" style:font-weight-asian="normal" style:font-weight-complex="normal"/>
    </style:style>
    <style:style style:name="P118" style:family="paragraph" style:parent-style-name="Table_20_Heading">
      <style:paragraph-properties fo:text-align="center" style:justify-single-word="false"/>
      <style:text-properties fo:color="#000000" fo:font-size="10pt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top="0cm" fo:margin-bottom="0.212cm" text:number-lines="false" text:line-number="0"/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21" style:family="paragraph" style:parent-style-name="Table_20_Contents">
      <style:text-properties fo:color="#000000" fo:font-size="10pt" style:font-size-asian="10pt" style:font-size-complex="10pt"/>
    </style:style>
    <style:style style:name="P122" style:family="paragraph" style:parent-style-name="Table_20_Contents">
      <style:paragraph-properties fo:margin-top="0cm" fo:margin-bottom="0.212cm" text:number-lines="false" text:line-number="0"/>
    </style:style>
    <style:style style:name="P123" style:family="paragraph" style:parent-style-name="Table_20_Contents" style:list-style-name="L5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 style:list-style-name="L57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fo:font-weight="normal" style:font-size-asian="10pt" style:font-weight-asian="normal" style:font-size-complex="10pt" style:font-weight-complex="normal"/>
    </style:style>
    <style:style style:name="P125" style:family="paragraph" style:parent-style-name="Table_20_Contents" style:list-style-name="L5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26" style:family="paragraph" style:parent-style-name="Table_20_Contents" style:list-style-name="L5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27" style:family="paragraph" style:parent-style-name="Table_20_Contents" style:list-style-name="L58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28" style:family="paragraph" style:parent-style-name="Table_20_Contents" style:list-style-name="L59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-0.026cm" fo:margin-right="0cm" fo:margin-top="0cm" fo:margin-bottom="0cm" fo:text-indent="0cm" style:auto-text-indent="false">
        <style:tab-stops/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0" style:family="paragraph" style:parent-style-name="Table_20_Contents" style:list-style-name="L60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31" style:family="paragraph" style:parent-style-name="Table_20_Contents" style:list-style-name="L61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32" style:family="paragraph" style:parent-style-name="Table_20_Contents" style:list-style-name="L61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33" style:family="paragraph" style:parent-style-name="Table_20_Contents" style:list-style-name="L62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34" style:family="paragraph" style:parent-style-name="Table_20_Contents" style:list-style-name="L6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3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6" style:family="paragraph" style:parent-style-name="Table_20_Contents" style:list-style-name="L6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 style:list-style-name="L65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38" style:family="paragraph" style:parent-style-name="Table_20_Contents" style:list-style-name="L65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39" style:family="paragraph" style:parent-style-name="Table_20_Contents" style:list-style-name="L66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40" style:family="paragraph" style:parent-style-name="Table_20_Contents" style:list-style-name="L6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41" style:family="paragraph" style:parent-style-name="Table_20_Contents" style:list-style-name="L68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42" style:family="paragraph" style:parent-style-name="Table_20_Contents" style:list-style-name="L69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 style:list-style-name="L70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44" style:family="paragraph" style:parent-style-name="Table_20_Contents" style:list-style-name="L70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45" style:family="paragraph" style:parent-style-name="Table_20_Contents" style:list-style-name="L71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147" style:family="paragraph" style:parent-style-name="Standard">
      <style:text-properties style:text-underline-style="none" fo:font-weight="bold" style:font-weight-asian="bold" style:font-weight-complex="bold"/>
    </style:style>
    <style:style style:name="P148" style:family="paragraph" style:parent-style-name="Table_20_Contents" style:list-style-name="L72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49" style:family="paragraph" style:parent-style-name="Table_20_Contents" style:list-style-name="L73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0" style:family="paragraph" style:parent-style-name="Table_20_Contents" style:list-style-name="L73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51" style:family="paragraph" style:parent-style-name="Table_20_Contents" style:list-style-name="L74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margin-left="-0.026cm" fo:margin-right="0cm" fo:margin-top="0cm" fo:margin-bottom="0cm" fo:text-indent="0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153" style:family="paragraph" style:parent-style-name="Table_20_Titre">
      <style:text-properties style:text-underline-style="none"/>
    </style:style>
    <style:style style:name="P154" style:family="paragraph" style:parent-style-name="Table_20_Contents" style:list-style-name="L75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55" style:family="paragraph" style:parent-style-name="Table_20_Contents" style:list-style-name="L76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6" style:family="paragraph" style:parent-style-name="Table_20_Contents" style:list-style-name="L76">
      <style:paragraph-properties fo:margin-left="-0.026cm" fo:margin-right="0cm" fo:margin-top="0cm" fo:margin-bottom="0cm" fo:text-indent="0cm" style:auto-text-indent="false">
        <style:tab-stops/>
      </style:paragraph-properties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Table_20_Contents" style:list-style-name="L77">
      <style:paragraph-properties fo:margin-left="-0.026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fo:font-size="10pt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break-before="page"/>
      <style:text-properties style:text-underline-style="none" fo:font-weight="bold" style:font-weight-asian="bold" style:font-weight-complex="bold"/>
    </style:style>
    <style:style style:name="P159" style:family="paragraph" style:parent-style-name="Standard" style:list-style-name="L78">
      <style:text-properties style:text-underline-style="none" fo:font-weight="normal" style:font-weight-asian="normal" style:font-weight-complex="normal"/>
    </style:style>
    <style:style style:name="P16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color="#000000" fo:font-size="10pt" style:text-underline-style="none" style:font-size-asian="10pt" style:font-size-complex="10pt"/>
    </style:style>
    <style:style style:name="T16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color="#000080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8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1" style:family="text">
      <style:text-properties fo:font-size="10pt" style:text-underline-style="none" style:font-size-asian="10pt" style:font-size-complex="10pt"/>
    </style:style>
    <style:style style:name="T22" style:family="text">
      <style:text-properties fo:font-variant="normal" fo:text-transform="none" fo:color="#ff0000" fo:font-weight="bold" style:font-weight-asian="bold" style:font-weight-complex="bold"/>
    </style:style>
    <style:style style:name="T23" style:family="text">
      <style:text-properties fo:font-variant="normal" fo:text-transform="none" fo:font-weight="bold"/>
    </style:style>
    <style:style style:name="T24" style:family="text">
      <style:text-properties fo:font-variant="normal" fo:text-transform="none" style:text-underline-style="none" fo:font-weight="bold"/>
    </style:style>
    <style:style style:name="T25" style:family="text">
      <style:text-properties fo:font-variant="normal" fo:text-transform="none" style:text-underline-style="none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style:text-underline-style="none" fo:font-weight="normal" style:font-weight-asian="normal" style:font-weight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80" fo:font-weight="normal" style:font-weight-asian="normal" style:font-weight-complex="normal"/>
    </style:style>
    <style:style style:name="T31" style:family="text">
      <style:text-properties fo:font-variant="normal" fo:text-transform="none" style:text-underline-style="none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variant="normal" fo:text-transform="none" style:text-underline-style="none" fo:font-weight="normal" style:font-weight-asian="normal" style:font-weight-complex="normal"/>
    </style:style>
    <style:style style:name="T35" style:family="text">
      <style:text-properties fo:color="#800000" fo:font-size="10pt" style:text-underline-style="solid" style:text-underline-width="auto" style:text-underline-color="font-color" style:font-size-asian="10pt" style:font-size-complex="10pt"/>
    </style:style>
    <style:style style:name="T36" style:family="text">
      <style:text-properties fo:color="#000000"/>
    </style:style>
    <style:style style:name="T3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8" style:family="text">
      <style:text-properties fo:color="#000000" fo:font-weight="normal" style:font-weight-asian="normal" style:font-weight-complex="normal"/>
    </style:style>
    <style:style style:name="T39" style:family="text">
      <style:text-properties fo:font-variant="normal" fo:text-transform="none" fo:color="#000000" style:text-underline-style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variant="normal" fo:text-transform="none" style:text-underline-style="none" fo:font-weight="bold" style:font-weight-asian="bold" style:font-weight-complex="bold"/>
    </style:style>
    <style:style style:name="T4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✗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✗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✗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✗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✗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✗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✗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✗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✗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✗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41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42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43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44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46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48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50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51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52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53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54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55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56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57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58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59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60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61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62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63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64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65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66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67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68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69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70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71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72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73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74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75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76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77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78">
      <text:list-level-style-bullet text:level="1" text:style-name="Bullet_20_Symbols" style:num-suffix=".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><text:bookmark-start text:name="Sommaire"/><text:bookmark-end text:name="Sommaire"/></text:p>
      <text:p text:style-name="Standard"><text:a xlink:type="simple" xlink:href="#Structure%20générale%20des%20tables"><text:span text:style-name="T1">Structure générale des tables</text:span></text:a> :</text:p>
      <text:p text:style-name="Standard"/>
      <text:p text:style-name="Standard"><text:a xlink:type="simple" xlink:href="#Module%20des%20tiers"><text:span text:style-name="T1">Module des factures</text:span></text:a>:</text:p>
      <text:p text:style-name="P2"/>
      <text:p text:style-name="P2"><text:a xlink:type="simple" xlink:href="#TA_FACTURE">TA_FACTURE</text:a></text:p>
      <text:p text:style-name="P2"><text:a xlink:type="simple" xlink:href="#TA_L_FACTURE">TA_L_FACTURE</text:a></text:p>
      <text:p text:style-name="P2"><text:a xlink:type="simple" xlink:href="#TA_DEVIS ">TA_DEVIS </text:a></text:p>
      <text:p text:style-name="P2"><text:a xlink:type="simple" xlink:href="#TA_L_DEVIS">TA_L_DEVIS</text:a></text:p>
      <text:p text:style-name="P2"><text:a xlink:type="simple" xlink:href="#TA_BONCDE">TA_BONCDE</text:a></text:p>
      <text:p text:style-name="P2"><text:a xlink:type="simple" xlink:href="#TA_L_BONCDE">TA_L_BONCDE</text:a></text:p>
      <text:p text:style-name="P2"><text:a xlink:type="simple" xlink:href="#TA_BONLIV">TA_BONLIV</text:a></text:p>
      <text:p text:style-name="P2"><text:a xlink:type="simple" xlink:href="#TA_L_BONLIV">TA_L_BONLIV</text:a></text:p>
      <text:p text:style-name="P2"><text:a xlink:type="simple" xlink:href="#TA_AVOIR">TA_AVOIR</text:a></text:p>
      <text:p text:style-name="P2"><text:a xlink:type="simple" xlink:href="#TA_L_AVOIR">TA_L_AVOIR</text:a></text:p>
      <text:p text:style-name="P2"><text:a xlink:type="simple" xlink:href="#TA_MODELE">TA_MODELE</text:a></text:p>
      <text:p text:style-name="Standard"><text:a xlink:type="simple" xlink:href="#TA_L_MODELE">TA_L_MODELE</text:a></text:p>
      <text:p text:style-name="P2"/>
      <text:p text:style-name="Standard"><text:a xlink:type="simple" xlink:href="#TA_R_DOCUMENT"><text:span text:style-name="T2">TA_R_DOCUMENT</text:span></text:a></text:p>
      <text:p text:style-name="Standard"><text:a xlink:type="simple" xlink:href="#TA_T_PAIEMENT"><text:span text:style-name="T2">TA_T_PAIEMENT</text:span></text:a></text:p>
      <text:p text:style-name="Table_20_Titre"><text:a xlink:type="simple" xlink:href="#TA_C_PAIEMENT"><text:span text:style-name="T3">TA_C_PAIEMENT</text:span></text:a></text:p>
      <text:p text:style-name="Table_20_Titre"><text:a xlink:type="simple" xlink:href="#TA_T_DOC"><text:span text:style-name="T3">TA_T_DOC</text:span></text:a></text:p>
      <text:p text:style-name="Table_20_Titre"><text:a xlink:type="simple" xlink:href="#TA_T_LIGNE"><text:span text:style-name="T3">TA_T_LIGNE</text:span></text:a></text:p>
      <text:p text:style-name="P2"><text:a xlink:type="simple" xlink:href="#TA_COM_DOC">TA_COM_DOC</text:a></text:p>
      <text:p text:style-name="P2">TA_CORRESP</text:p>
      <text:p text:style-name="P2"/>
      <text:p text:style-name="P2"><text:a xlink:type="simple" xlink:href="#TA_"><text:span text:style-name="T4">TA_</text:span></text:a></text:p>
      <text:p text:style-name="P2"/>
      <text:p text:style-name="P2"/>
      <text:p text:style-name="P2"><text:a xlink:type="simple" xlink:href="#Questions">Questions</text:a> : </text:p>
      <text:p text:style-name="P2"/>
      <text:p text:style-name="P2"><text:a xlink:type="simple" xlink:href="#A faire">A faire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bookmark-start text:name="Structure générale des tables"/>Structure générale des tables<text:bookmark-end text:name="Structure générale des tables"/><text:span text:style-name="T5"> :</text:span></text:p>
      <text:p text:style-name="P4">Toutes les tables doivent comporter les champs suivants :</text:p>
      <text:list text:style-name="L1">
        <text:list-item>
          <text:list>
            <text:list-item>
              <text:p text:style-name="P5">QuiCree</text:p>
            </text:list-item>
            <text:list-item>
              <text:p text:style-name="P5">QuandCree</text:p>
            </text:list-item>
            <text:list-item>
              <text:p text:style-name="P5">QuiModif</text:p>
            </text:list-item>
            <text:list-item>
              <text:p text:style-name="P5">QuandModif</text:p>
            </text:list-item>
            <text:list-item>
              <text:p text:style-name="P5">Version</text:p>
            </text:list-item>
          </text:list>
        </text:list-item>
      </text:list>
      <text:p text:style-name="P6"/>
      <text:p text:style-name="P6"><text:span text:style-name="T6">De plus, elle doit comprendre</text:span> :</text:p>
      <text:p text:style-name="P6">un identifiant de la forme « ID : integer » en plus de son « Code » ou de son « Nom » ou autres...</text:p>
      <text:p text:style-name="P6">Toutes les informations qui ne sont pas communes à toutes utilisations d'un contact sont mises :</text:p>
      <text:list text:style-name="L2">
        <text:list-item>
          <text:p text:style-name="P7">Soit dans une table à part avec un identifiant repris dans la table Principale, de la forme « ID_... » si champ obligatoire ou de la forme « ID_I_... » si champ facultatif. Et ceci dans le cas d'une relation 1 -&gt; 1</text:p>
        </text:list-item>
        <text:list-item>
          <text:p text:style-name="P7">Soit dans une table à part et une table supplémentaire de mise en relation . Ceci dans le cas d'une relation 1 -&gt; N</text:p>
        </text:list-item>
      </text:list>
      <text:p text:style-name="P6"/>
      <text:p text:style-name="P8"><text:span text:style-name="T7">Tous les champs identifiants</text:span> sont Obligatoires sauf ceux qui sont formalisés de la façon suivante :</text:p>
      <text:p text:style-name="P9">« ID_I_... » restent facultatifs.</text:p>
      <text:p text:style-name="P10"><text:bookmark-start text:name="TA_ARTICLE12"/><text:bookmark-start text:name="TA_FACTURE12"/><text:span text:style-name="T5">TA_</text:span><text:bookmark-end text:name="TA_ARTICLE12"/><text:bookmark-end text:name="TA_FACTURE12"/><text:span text:style-name="T5"> :</text:span> <text:span text:style-name="T8">Description d'un .</text:span>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table:number-columns-spanned="5" office:value-type="string">
              <text:p text:style-name="P12">Table <text:bookmark-start text:name="TA_T_PAIEMENT2"/><text:span text:style-name="T5">TA_</text:span><text:bookmark-end text:name="TA_T_PAIEMENT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4.A2" office:value-type="string">
            <text:p text:style-name="P13">Champ</text:p>
          </table:table-cell>
          <table:table-cell table:style-name="Tableau4.A2" office:value-type="string">
            <text:p text:style-name="P13">Type</text:p>
          </table:table-cell>
          <table:table-cell table:style-name="Tableau4.A2" office:value-type="string">
            <text:p text:style-name="P13">*</text:p>
          </table:table-cell>
          <table:table-cell table:style-name="Tableau4.A2" office:value-type="string">
            <text:p text:style-name="P13">Long</text:p>
          </table:table-cell>
          <table:table-cell table:style-name="Tableau4.E2" office:value-type="string">
            <text:p text:style-name="P13">Description</text:p>
          </table:table-cell>
        </table:table-row>
        <table:table-row>
          <table:table-cell table:style-name="Tableau4.A3" office:value-type="string">
            <text:p text:style-name="P14"><text:a xlink:type="simple" xlink:href="#ID_Civilite_Tiers"><text:span text:style-name="T9">ID_</text:span></text:a></text:p>
          </table:table-cell>
          <table:table-cell table:style-name="Tableau4.A3" office:value-type="string">
            <text:p text:style-name="P14">Entier</text:p>
          </table:table-cell>
          <table:table-cell table:style-name="Tableau4.A3" office:value-type="string">
            <text:p text:style-name="P15">0</text:p>
          </table:table-cell>
          <table:table-cell table:style-name="Tableau4.A3" office:value-type="string">
            <text:p text:style-name="P15">-</text:p>
          </table:table-cell>
          <table:table-cell table:style-name="Tableau4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4.A3" office:value-type="string">
            <text:p text:style-name="P14">CODE_</text:p>
          </table:table-cell>
          <table:table-cell table:style-name="Tableau4.A3" office:value-type="string">
            <text:p text:style-name="P14">Texte</text:p>
          </table:table-cell>
          <table:table-cell table:style-name="Tableau4.A3" office:value-type="string">
            <text:p text:style-name="P15">0</text:p>
          </table:table-cell>
          <table:table-cell table:style-name="Tableau4.D4" office:value-type="float" office:value="50">
            <text:p text:style-name="P15">50</text:p>
          </table:table-cell>
          <table:table-cell table:style-name="Tableau4.E3" office:value-type="string">
            <text:p text:style-name="P14">Code d'identification court de </text:p>
          </table:table-cell>
        </table:table-row>
        <table:table-row>
          <table:table-cell table:style-name="Tableau4.A3" office:value-type="string">
            <text:p text:style-name="P14">LIB_</text:p>
          </table:table-cell>
          <table:table-cell table:style-name="Tableau4.A3" office:value-type="string">
            <text:p text:style-name="P14">Texte</text:p>
          </table:table-cell>
          <table:table-cell table:style-name="Tableau4.A3" office:value-type="string">
            <text:p text:style-name="P15">f</text:p>
          </table:table-cell>
          <table:table-cell table:style-name="Tableau4.A3" office:value-type="string">
            <text:p text:style-name="P15">255</text:p>
          </table:table-cell>
          <table:table-cell table:style-name="Tableau4.E3" office:value-type="string">
            <text:p text:style-name="P14">Description </text:p>
          </table:table-cell>
        </table:table-row>
        <table:table-row>
          <table:table-cell table:style-name="Tableau4.A3" office:value-type="string">
            <text:p text:style-name="P14">QUI_CREE_</text:p>
          </table:table-cell>
          <table:table-cell table:style-name="Tableau4.A3" office:value-type="string">
            <text:p text:style-name="P14">Texte</text:p>
          </table:table-cell>
          <table:table-cell table:style-name="Tableau4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4.D4" office:value-type="float" office:value="50">
            <text:p text:style-name="P15">50</text:p>
          </table:table-cell>
          <table:table-cell table:style-name="Tableau4.E3" office:value-type="string">
            <text:p text:style-name="P14">Nom de l'utilisateur qui crée l'enregistrement</text:p>
          </table:table-cell>
        </table:table-row>
        <table:table-row>
          <table:table-cell table:style-name="Tableau4.A3" office:value-type="string">
            <text:p text:style-name="P14">QUAND_CREE_</text:p>
          </table:table-cell>
          <table:table-cell table:style-name="Tableau4.A3" office:value-type="string">
            <text:p text:style-name="P14">Date</text:p>
          </table:table-cell>
          <table:table-cell table:style-name="Tableau4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4.A3" office:value-type="string">
            <text:p text:style-name="P15">-</text:p>
          </table:table-cell>
          <table:table-cell table:style-name="Tableau4.E3" office:value-type="string">
            <text:p text:style-name="P14">Date de création de l'enregistrement</text:p>
          </table:table-cell>
        </table:table-row>
        <table:table-row>
          <table:table-cell table:style-name="Tableau4.A3" office:value-type="string">
            <text:p text:style-name="P14">QUI_MODIF_</text:p>
          </table:table-cell>
          <table:table-cell table:style-name="Tableau4.A3" office:value-type="string">
            <text:p text:style-name="P14">Texte</text:p>
          </table:table-cell>
          <table:table-cell table:style-name="Tableau4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4.D4" office:value-type="float" office:value="50">
            <text:p text:style-name="P15">50</text:p>
          </table:table-cell>
          <table:table-cell table:style-name="Tableau4.E3" office:value-type="string">
            <text:p text:style-name="P14">Nom du dernier utilisateur qui modifie l'enregistrement</text:p>
          </table:table-cell>
        </table:table-row>
        <table:table-row>
          <table:table-cell table:style-name="Tableau4.A3" office:value-type="string">
            <text:p text:style-name="P14">QUAND_MODIF_</text:p>
          </table:table-cell>
          <table:table-cell table:style-name="Tableau4.A3" office:value-type="string">
            <text:p text:style-name="P14">Date</text:p>
          </table:table-cell>
          <table:table-cell table:style-name="Tableau4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4.A3" office:value-type="string">
            <text:p text:style-name="P15">-</text:p>
          </table:table-cell>
          <table:table-cell table:style-name="Tableau4.E3" office:value-type="string">
            <text:p text:style-name="P14">Dernière date de modification</text:p>
          </table:table-cell>
        </table:table-row>
        <table:table-row>
          <table:table-cell table:style-name="Tableau4.A3" office:value-type="string">
            <text:p text:style-name="P14">VERSION_</text:p>
          </table:table-cell>
          <table:table-cell table:style-name="Tableau4.A3" office:value-type="string">
            <text:p text:style-name="P14">Entier</text:p>
          </table:table-cell>
          <table:table-cell table:style-name="Tableau4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4.D4" office:value-type="float" office:value="50">
            <text:p text:style-name="P15">50</text:p>
          </table:table-cell>
          <table:table-cell table:style-name="Tableau4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3">
        <text:list-item>
          <text:p text:style-name="P19"><text:a xlink:type="simple" xlink:href="#ID_ARTICLE"><text:span text:style-name="T9">ID_</text:span></text:a> : valeur unique, non null.</text:p>
        </text:list-item>
        <text:list-item>
          <text:p text:style-name="P19"><text:bookmark-start text:name="CODE_ARTICLE12"/>CODE_<text:bookmark-end text:name="CODE_ARTICLE12"/> : Valeur unique, non null.</text:p>
        </text:list-item>
        <text:list-item>
          <text:p text:style-name="P19"/>
        </text:list-item>
      </text:list>
      <text:list text:style-name="L4">
        <text:list-item>
          <text:p text:style-name="P20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21"/>
        </text:list-item>
      </text:list>
      <text:p text:style-name="P22"><text:span text:style-name="T10">Suppression</text:span> : <text:span text:style-name="T19">autorisée que si l'article n'est pas utilisé dans facture !!!</text:span></text:p>
      <text:p text:style-name="P22">Supprimer les prix liés à l'article</text:p>
      <text:p text:style-name="P22"/>
      <text:p text:style-name="P22"><text:span text:style-name="T10">Modification</text:span> : </text:p>
      <text:p text:style-name="P22"/>
      <text:p text:style-name="P4"><text:span text:style-name="T20">Gestion suppression</text:span> : rien de particulier.</text:p>
      <text:p text:style-name="P23"/>
      <text:p text:style-name="P24"/>
      <text:p text:style-name="P10"><text:bookmark-start text:name="TA_ARTICLE"/><text:bookmark-start text:name="TA_FACTURE"/><text:span text:style-name="T5">TA_FACTURE</text:span><text:bookmark-end text:name="TA_ARTICLE"/><text:bookmark-end text:name="TA_FACTURE"/><text:span text:style-name="T5"> :</text:span> <text:span text:style-name="T8">Description d'une entête de facture .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5" office:value-type="string">
              <text:p text:style-name="P12">Table <text:span text:style-name="T5">TA_FACTUR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.A2" office:value-type="string">
            <text:p text:style-name="P13">Champ</text:p>
          </table:table-cell>
          <table:table-cell table:style-name="Tableau1.A2" office:value-type="string">
            <text:p text:style-name="P13">Type</text:p>
          </table:table-cell>
          <table:table-cell table:style-name="Tableau1.A2" office:value-type="string">
            <text:p text:style-name="P13">*</text:p>
          </table:table-cell>
          <table:table-cell table:style-name="Tableau1.A2" office:value-type="string">
            <text:p text:style-name="P13">Long</text:p>
          </table:table-cell>
          <table:table-cell table:style-name="Tableau1.E2" office:value-type="string">
            <text:p text:style-name="P13">Description</text:p>
          </table:table-cell>
        </table:table-row>
        <table:table-row>
          <table:table-cell table:style-name="Tableau1.A3" office:value-type="string">
            <text:p text:style-name="P14">ID_FACTURE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25"><text:a xlink:type="simple" xlink:href="#ID_FACTURE_Regle">0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.A3" office:value-type="string">
            <text:p text:style-name="P14">CODE_<text:span text:style-name="T5">FACTURE</text:span>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25"><text:a xlink:type="simple" xlink:href="# CODE_FACTURE_Regle"><text:span text:style-name="T9">0</text:span></text:a></text:p>
          </table:table-cell>
          <table:table-cell table:style-name="Tableau1.D4" office:value-type="float" office:value="50">
            <text:p text:style-name="P15">50</text:p>
          </table:table-cell>
          <table:table-cell table:style-name="Tableau1.E3" office:value-type="string">
            <text:p text:style-name="P14">Code d'identification court de </text:p>
          </table:table-cell>
        </table:table-row>
        <table:table-row>
          <table:table-cell table:style-name="Tableau1.A3" office:value-type="string">
            <text:p text:style-name="P14">DATE_FACTURE</text:p>
          </table:table-cell>
          <table:table-cell table:style-name="Tableau1.A3" office:value-type="string">
            <text:p text:style-name="P14">Date</text:p>
          </table:table-cell>
          <table:table-cell table:style-name="Tableau1.A3" office:value-type="string">
            <text:p text:style-name="P25"><text:a xlink:type="simple" xlink:href="# DATE_FACTURE_Regle"><text:span text:style-name="T9">0</text:span></text:a></text:p>
          </table:table-cell>
          <table:table-cell table:style-name="Tableau1.A3" office:value-type="string">
            <text:p text:style-name="P15">10</text:p>
          </table:table-cell>
          <table:table-cell table:style-name="Tableau1.E3" office:value-type="string">
            <text:p text:style-name="P14">Date de la pièce</text:p>
          </table:table-cell>
        </table:table-row>
        <table:table-row>
          <table:table-cell table:style-name="Tableau1.A3" office:value-type="string">
            <text:p text:style-name="P14">DATE_ECH_<text:span text:style-name="T5">FACTURE</text:span></text:p>
          </table:table-cell>
          <table:table-cell table:style-name="Tableau1.A3" office:value-type="string">
            <text:p text:style-name="P14">Date</text:p>
          </table:table-cell>
          <table:table-cell table:style-name="Tableau1.A3" office:value-type="string">
            <text:p text:style-name="P25"><text:a xlink:type="simple" xlink:href="# DATE_ECH_FACTURE_Regle"><text:span text:style-name="T9">0</text:span></text:a></text:p>
          </table:table-cell>
          <table:table-cell table:style-name="Tableau1.A3" office:value-type="string">
            <text:p text:style-name="P15">10</text:p>
          </table:table-cell>
          <table:table-cell table:style-name="Tableau1.E3" office:value-type="string">
            <text:p text:style-name="P14">Date d'échéance de la pièce (par défaut <text:a xlink:type="simple" xlink:href="#DATE_FACTURE_Tab"><text:span text:style-name="T4">DATE_FACTURE</text:span></text:a>)</text:p>
          </table:table-cell>
        </table:table-row>
        <table:table-row>
          <table:table-cell table:style-name="Tableau1.A3" office:value-type="string">
            <text:p text:style-name="P14">DATE_LIV_<text:span text:style-name="T5">FACTURE</text:span></text:p>
          </table:table-cell>
          <table:table-cell table:style-name="Tableau1.A3" office:value-type="string">
            <text:p text:style-name="P14">Date</text:p>
          </table:table-cell>
          <table:table-cell table:style-name="Tableau1.A3" office:value-type="string">
            <text:p text:style-name="P25"><text:a xlink:type="simple" xlink:href="# DATE_LIV_FACTURE_Regle"><text:span text:style-name="T9">0</text:span></text:a></text:p>
          </table:table-cell>
          <table:table-cell table:style-name="Tableau1.A3" office:value-type="string">
            <text:p text:style-name="P15">10</text:p>
          </table:table-cell>
          <table:table-cell table:style-name="Tableau1.E3" office:value-type="string">
            <text:p text:style-name="P14">Date de livraison de la pièce (par défaut <text:a xlink:type="simple" xlink:href="#DATE_FACTURE_Tab">DATE_</text:a><text:a xlink:type="simple" xlink:href="#DATE_FACTURE_Tab"><text:span text:style-name="T4">FACTURE</text:span></text:a><text:a xlink:type="simple" xlink:href="#DATE_FACTURE_Tab"><text:span text:style-name="T21">)</text:span></text:a></text:p>
          </table:table-cell>
        </table:table-row>
        <table:table-row>
          <table:table-cell table:style-name="Tableau1.A3" office:value-type="string">
            <text:p text:style-name="P14">LIBELLE_<text:span text:style-name="T5">FACTURE</text:span>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25"><text:a xlink:type="simple" xlink:href="# LIBELLE_FACTURE_Regle"><text:span text:style-name="T9">0</text:span></text:a></text:p>
          </table:table-cell>
          <table:table-cell table:style-name="Tableau1.A3" office:value-type="string">
            <text:p text:style-name="P15">255</text:p>
          </table:table-cell>
          <table:table-cell table:style-name="Tableau1.E3" office:value-type="string">
            <text:p text:style-name="P14">Libellé de la pièce</text:p>
          </table:table-cell>
        </table:table-row>
        <table:table-row>
          <table:table-cell table:style-name="Tableau1.A3" office:value-type="string">
            <text:p text:style-name="P14"><text:a xlink:type="simple" xlink:href="../Description%20des%20Modules%20GC.odt#ID_Adresse">ID_ADRESSE</text:a>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25"><text:a xlink:type="simple" xlink:href="# ID_ADRESSE_Regle"><text:span text:style-name="T9">0</text:span>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26">Identifiant de la table « Table <text:a xlink:type="simple" xlink:href="../Description%20des%20Modules%20GC.odt#ID_Adresse">TA_ADRESSE</text:a>»</text:p>
          </table:table-cell>
        </table:table-row>
        <table:table-row>
          <table:table-cell table:style-name="Tableau1.A3" office:value-type="string">
            <text:p text:style-name="P27"><text:a xlink:type="simple" xlink:href="../Description%20des%20Modules%20GC.odt#ID_Adresse">ID_ADRESSE_LIV</text:a>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25"><text:a xlink:type="simple" xlink:href="# ID_ADRESSE_LIV_Regle"><text:span text:style-name="T9">0</text:span>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26">Identifiant de la table « Table <text:a xlink:type="simple" xlink:href="../Description%20des%20Modules%20GC.sxw#ID_Adresse">TA_ADRESSE</text:a>»</text:p>
          </table:table-cell>
        </table:table-row>
        <table:table-row>
          <table:table-cell table:style-name="Tableau1.A3" office:value-type="string">
            <text:p text:style-name="P28"><text:a xlink:type="simple" xlink:href="../Description%20des%20Modules%20GC.odt#ID_TIERS_Tab">ID_TIERS</text:a>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25"><text:a xlink:type="simple" xlink:href="# ID_TIERS_Regle"><text:span text:style-name="T9">0</text:span>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26">Identifiant de la table « Table <text:a xlink:type="simple" xlink:href="../Description%20des%20Modules%20GC.sxw#ID_Tiers">TA_TIERS</text:a>»</text:p>
          </table:table-cell>
        </table:table-row>
        <table:table-row>
          <table:table-cell table:style-name="Tableau1.A3" office:value-type="string">
            <text:p text:style-name="P14"><text:a xlink:type="simple" xlink:href="#ID_T_PAIEMENT_Tab"><text:span text:style-name="T21">ID_T_PAIEMENT</text:span></text:a>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25"><text:a xlink:type="simple" xlink:href="#ID_T_PAIEMENT_Regle2"><text:span text:style-name="T9">f</text:span>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26">Code type de paiement de la table « Table <text:a xlink:type="simple" xlink:href="#TA_T_PAIEMENT"><text:span text:style-name="T4">TA_T_PAIEMEN</text:span></text:a><text:a xlink:type="simple" xlink:href="#TA_T_PAIEMENT">T</text:a>»</text:p>
          </table:table-cell>
        </table:table-row>
        <table:table-row>
          <table:table-cell table:style-name="Tableau1.A3" office:value-type="string">
            <text:p text:style-name="P14">REGLE_<text:span text:style-name="T5">FACTURE</text:span></text:p>
          </table:table-cell>
          <table:table-cell table:style-name="Tableau1.A3" office:value-type="string">
            <text:p text:style-name="P14">Float</text:p>
          </table:table-cell>
          <table:table-cell table:style-name="Tableau1.A3" office:value-type="string">
            <text:p text:style-name="P15"><text:a xlink:type="simple" xlink:href="#REGLE_FACTURE_Regle">f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Montant règlement déjà versé</text:p>
          </table:table-cell>
        </table:table-row>
        <table:table-row>
          <table:table-cell table:style-name="Tableau1.A3" office:value-type="string">
            <text:p text:style-name="P14">REM_HT_<text:span text:style-name="T5">FACTURE</text:span></text:p>
          </table:table-cell>
          <table:table-cell table:style-name="Tableau1.A3" office:value-type="string">
            <text:p text:style-name="P14">Float</text:p>
          </table:table-cell>
          <table:table-cell table:style-name="Tableau1.A3" office:value-type="string">
            <text:p text:style-name="P15"><text:a xlink:type="simple" xlink:href="#REM_HT_FACTURE_Regle">f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Taux de remise calculée sur le HT</text:p>
          </table:table-cell>
        </table:table-row>
        <table:table-row>
          <table:table-cell table:style-name="Tableau1.A3" office:value-type="string">
            <text:p text:style-name="P14">TX_REM_HT_<text:span text:style-name="T5">FACTURE</text:span></text:p>
          </table:table-cell>
          <table:table-cell table:style-name="Tableau1.A3" office:value-type="string">
            <text:p text:style-name="P14">Float</text:p>
          </table:table-cell>
          <table:table-cell table:style-name="Tableau1.A3" office:value-type="string">
            <text:p text:style-name="P15"><text:a xlink:type="simple" xlink:href="#TX_REM_HT_FACTURE_Regle">f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Remise calculée sur le HT</text:p>
          </table:table-cell>
        </table:table-row>
        <table:table-row>
          <table:table-cell table:style-name="Tableau1.A3" office:value-type="string">
            <text:p text:style-name="P14">REM_TTC_<text:span text:style-name="T5">FACTURE</text:span></text:p>
          </table:table-cell>
          <table:table-cell table:style-name="Tableau1.A3" office:value-type="string">
            <text:p text:style-name="P14">Float</text:p>
          </table:table-cell>
          <table:table-cell table:style-name="Tableau1.A3" office:value-type="string">
            <text:p text:style-name="P15"><text:a xlink:type="simple" xlink:href="#REM_TTC_FACTURE_Regle">f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Remise calculée sur le TTC</text:p>
          </table:table-cell>
        </table:table-row>
        <table:table-row>
          <table:table-cell table:style-name="Tableau1.A3" office:value-type="string">
            <text:p text:style-name="P27">TX_REM_TTC_FACTURE</text:p>
          </table:table-cell>
          <table:table-cell table:style-name="Tableau1.A3" office:value-type="string">
            <text:p text:style-name="P14">Float</text:p>
          </table:table-cell>
          <table:table-cell table:style-name="Tableau1.A3" office:value-type="string">
            <text:p text:style-name="P15"><text:a xlink:type="simple" xlink:href="#TX_REM_TTC_FACTURE_Regle">f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Taux de remise calculée sur le TTC</text:p>
          </table:table-cell>
        </table:table-row>
        <table:table-row>
          <table:table-cell table:style-name="Tableau1.A3" office:value-type="string">
            <text:p text:style-name="P29">NB_E_FACTURE</text:p>
          </table:table-cell>
          <table:table-cell table:style-name="Tableau1.A3" office:value-type="string">
            <text:p text:style-name="P14">Entier</text:p>
          </table:table-cell>
          <table:table-cell table:style-name="Tableau1.A3" office:value-type="string">
            <text:p text:style-name="P15"><text:a xlink:type="simple" xlink:href="#NB_E_FACTURE_Regle">F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Nombre d'edition de la facture</text:p>
          </table:table-cell>
        </table:table-row>
        <table:table-row>
          <table:table-cell table:style-name="Tableau1.A3" office:value-type="string">
            <text:p text:style-name="P29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5"/>
          </table:table-cell>
          <table:table-cell table:style-name="Tableau1.A3" office:value-type="string">
            <text:p text:style-name="P15"/>
          </table:table-cell>
          <table:table-cell table:style-name="Tableau1.E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5"/>
          </table:table-cell>
          <table:table-cell table:style-name="Tableau1.A3" office:value-type="string">
            <text:p text:style-name="P15"/>
          </table:table-cell>
          <table:table-cell table:style-name="Tableau1.E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28"/>
          </table:table-cell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5"/>
          </table:table-cell>
          <table:table-cell table:style-name="Tableau1.A3" office:value-type="string">
            <text:p text:style-name="P15"/>
          </table:table-cell>
          <table:table-cell table:style-name="Tableau1.E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4">QUI_CREE_<text:span text:style-name="T5">FACTURE</text:span></text:p>
          </table:table-cell>
          <table:table-cell table:style-name="Tableau1.A3" office:value-type="string">
            <text:p text:style-name="P14">Texte</text:p>
          </table:table-cell>
          <table:table-cell table:style-name="Tableau1.A3" office:value-type="string">
            <text:p text:style-name="P16"><text:a xlink:type="simple" xlink:href="#Structure%20générale%20des%20tables"><text:span text:style-name="T12">0</text:span></text:a></text:p>
          </table:table-cell>
          <table:table-cell table:style-name="Tableau1.D4" office:value-type="float" office:value="50">
            <text:p text:style-name="P15">50</text:p>
          </table:table-cell>
          <table:table-cell table:style-name="Tableau1.E3" office:value-type="string">
            <text:p text:style-name="P14">Nom de l'utilisateur qui crée l'enregistrement</text:p>
          </table:table-cell>
        </table:table-row>
        <table:table-row>
          <table:table-cell table:style-name="Tableau1.A3" office:value-type="string">
            <text:p text:style-name="P14">QUAND_CREE_<text:span text:style-name="T5">FACTURE</text:span></text:p>
          </table:table-cell>
          <table:table-cell table:style-name="Tableau1.A3" office:value-type="string">
            <text:p text:style-name="P14">Date</text:p>
          </table:table-cell>
          <table:table-cell table:style-name="Tableau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Date de création de l'enregistrement</text:p>
          </table:table-cell>
        </table:table-row>
        <table:table-row>
          <table:table-cell table:style-name="Tableau1.A3" office:value-type="string">
            <text:p text:style-name="P14">QUI_MODIF_<text:span text:style-name="T5">FACTURE</text:span></text:p>
          </table:table-cell>
          <table:table-cell table:style-name="Tableau1.A3" office:value-type="string">
            <text:p text:style-name="P14">Texte</text:p>
          </table:table-cell>
          <table:table-cell table:style-name="Tableau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.D4" office:value-type="float" office:value="50">
            <text:p text:style-name="P15">50</text:p>
          </table:table-cell>
          <table:table-cell table:style-name="Tableau1.E3" office:value-type="string">
            <text:p text:style-name="P14">Nom du dernier utilisateur qui modifie l'enregistrement</text:p>
          </table:table-cell>
        </table:table-row>
        <table:table-row>
          <table:table-cell table:style-name="Tableau1.A3" office:value-type="string">
            <text:p text:style-name="P14">QUAND_MODIF_<text:span text:style-name="T5">FACTURE</text:span></text:p>
          </table:table-cell>
          <table:table-cell table:style-name="Tableau1.A3" office:value-type="string">
            <text:p text:style-name="P14">Date</text:p>
          </table:table-cell>
          <table:table-cell table:style-name="Tableau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.A3" office:value-type="string">
            <text:p text:style-name="P15">-</text:p>
          </table:table-cell>
          <table:table-cell table:style-name="Tableau1.E3" office:value-type="string">
            <text:p text:style-name="P14">Dernière date de modification</text:p>
          </table:table-cell>
        </table:table-row>
        <table:table-row>
          <table:table-cell table:style-name="Tableau1.A3" office:value-type="string">
            <text:p text:style-name="P14">VERSION_<text:span text:style-name="T5">FACTURE</text:span></text:p>
          </table:table-cell>
          <table:table-cell table:style-name="Tableau1.A3" office:value-type="string">
            <text:p text:style-name="P14">Entier</text:p>
          </table:table-cell>
          <table:table-cell table:style-name="Tableau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.D4" office:value-type="float" office:value="50">
            <text:p text:style-name="P15">50</text:p>
          </table:table-cell>
          <table:table-cell table:style-name="Tableau1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5">
        <text:list-header>
          <text:p text:style-name="P30"><text:a xlink:type="simple" xlink:href="#ID_ARTICLE"><text:span text:style-name="T9"/></text:a></text:p>
        </text:list-header>
        <text:list-item>
          <text:p text:style-name="P30"><text:bookmark-start text:name="ID_FACTURE_Regle"/>ID_FACTURE<text:bookmark-end text:name="ID_FACTURE_Regle"/>: valeur unique, non null.</text:p>
        </text:list-item>
      </text:list>
      <text:list text:style-name="L6">
        <text:list-item>
          <text:p text:style-name="P31"><text:bookmark-start text:name="CODE_ARTICLE"/><text:bookmark-start text:name="CODE_FACTURE_Regle"/>CODE_<text:span text:style-name="T5">FACTURE</text:span><text:bookmark-end text:name="CODE_ARTICLE"/><text:bookmark-end text:name="CODE_FACTURE_Regle"/> : Valeur unique, non null.</text:p>
        </text:list-item>
        <text:list-item>
          <text:p text:style-name="P31"><text:bookmark-start text:name="DATE_FACTURE_Regle"/>DATE_FACTURE<text:bookmark-end text:name="DATE_FACTURE_Regle"/>: <text:s/>non null<text:span text:style-name="T5">, date valide</text:span></text:p>
        </text:list-item>
        <text:list-item>
          <text:p text:style-name="P31"><text:bookmark-start text:name="DATE_ECH_FACTURE_Regle"/>DATE_ECH_<text:span text:style-name="T5">FACTURE</text:span><text:bookmark-end text:name="DATE_ECH_FACTURE_Regle"/><text:span text:style-name="T5"> : non null, date valide, vérif si &gt; ou = à la date facture message avec laissé passer</text:span></text:p>
        </text:list-item>
        <text:list-item>
          <text:p text:style-name="P32"><text:bookmark-start text:name="DATE_LIV_FACTURE_Regle"/>DATE_LIV_FACTURE<text:bookmark-end text:name="DATE_LIV_FACTURE_Regle"/> : non null, date valide, vérif si &gt; ou = à la date facture message avec laissé passer</text:p>
        </text:list-item>
        <text:list-item>
          <text:p text:style-name="P32"><text:bookmark-start text:name="LIBELLE_FACTURE_Regle"/>LIBELLE_FACTURE<text:bookmark-end text:name="LIBELLE_FACTURE_Regle"/> : non null</text:p>
        </text:list-item>
        <text:list-item>
          <text:p text:style-name="P32"><text:bookmark-start text:name="ID_ADRESSE_Regle"/><text:a xlink:type="simple" xlink:href="../Description%20des%20Modules%20GC.odt#ID_Adresse">ID_ADRESSE</text:a> <text:bookmark-end text:name="ID_ADRESSE_Regle"/>: non null, vérifier existence dans « Table <text:a xlink:type="simple" xlink:href="../Description%20des%20Modules%20GC.odt#ID_Adresse">TA_ADRESSE</text:a>»</text:p>
        </text:list-item>
        <text:list-item>
          <text:p text:style-name="P32"><text:bookmark-start text:name="ID_ADRESSE_LIV_Regle"/><text:a xlink:type="simple" xlink:href="../Description%20des%20Modules%20GC.odt#ID_Adresse">ID_ADRESSE_LIV</text:a> <text:bookmark-end text:name="ID_ADRESSE_LIV_Regle"/>: non null, vérifier existence dans « Table <text:a xlink:type="simple" xlink:href="../Description%20des%20Modules%20GC.odt#ID_Adresse">TA_ADRESSE</text:a>»</text:p>
        </text:list-item>
        <text:list-item>
          <text:p text:style-name="P32"><text:bookmark-start text:name="ID_TIERS_Regle"/><text:a xlink:type="simple" xlink:href="../Description%20des%20Modules%20GC.odt#ID_TIERS_Tab">ID_TIERS</text:a> <text:bookmark-end text:name="ID_TIERS_Regle"/>: non null, vérifier existence dans « Table <text:a xlink:type="simple" xlink:href="../Description%20des%20Modules%20GC.sxw#ID_Tiers">TA_TIERS</text:a>»</text:p>
        </text:list-item>
        <text:list-item>
          <text:p text:style-name="P32"><text:bookmark-start text:name="ID_T_PAIEMENT_Regle2"/><text:a xlink:type="simple" xlink:href="#ID_T_PAIEMENT_Tab"><text:span text:style-name="T21">ID_T_PAIEMENT</text:span></text:a> <text:bookmark-end text:name="ID_T_PAIEMENT_Regle2"/>: <text:s/>si remplie alors vérifier existence dans « Table <text:a xlink:type="simple" xlink:href="#TA_T_PAIEMENT"><text:span text:style-name="T4">TA_T_PAIEMEN</text:span></text:a><text:a xlink:type="simple" xlink:href="#TA_T_PAIEMENT">T</text:a>»</text:p>
        </text:list-item>
        <text:list-item>
          <text:p text:style-name="P32"><text:bookmark-start text:name="REGLE_FACTURE_Regle"/>REGLE_FACTURE<text:bookmark-end text:name="REGLE_FACTURE_Regle"/> : valeur numérique</text:p>
        </text:list-item>
        <text:list-item>
          <text:p text:style-name="P32"><text:bookmark-start text:name="REM_HT_FACTURE_Regle"/>REM_HT_FACTURE<text:bookmark-end text:name="REM_HT_FACTURE_Regle"/> : valeur numérique</text:p>
        </text:list-item>
        <text:list-item>
          <text:p text:style-name="P32"><text:bookmark-start text:name="TX_REM_HT_FACTURE_Regle"/>TX_REM_HT_FACTURE<text:bookmark-end text:name="TX_REM_HT_FACTURE_Regle"/> : valeur numérique</text:p>
        </text:list-item>
        <text:list-item>
          <text:p text:style-name="P32"><text:bookmark-start text:name="REM_TTC_FACTURE_Regle"/>REM_TTC_FACTURE<text:bookmark-end text:name="REM_TTC_FACTURE_Regle"/> : valeur numérique</text:p>
        </text:list-item>
        <text:list-item>
          <text:p text:style-name="P32"><text:bookmark-start text:name="TX_REM_TTC_FACTURE_Regle"/>TX_REM_TTC_FACTURE<text:bookmark-end text:name="TX_REM_TTC_FACTURE_Regle"/> : valeur numérique</text:p>
        </text:list-item>
        <text:list-item>
          <text:p text:style-name="P33"><text:bookmark-start text:name="NB_E_FACTURE_Regle"/>NB_E_FACTURE<text:bookmark-end text:name="NB_E_FACTURE_Regle"/> : valeur numérique</text:p>
        </text:list-item>
      </text:list>
      <text:list text:style-name="L7">
        <text:list-item>
          <text:p text:style-name="P34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</text:list-item>
      </text:list>
      <text:p text:style-name="P22"/>
      <text:p text:style-name="P22"><text:span text:style-name="T19">Est-ce que je dois rajouter un champ « </text:span><text:a xlink:type="simple" xlink:href="#ID_T_DOC_Tab"><text:span text:style-name="T22">ID_T_DOC</text:span></text:a><text:span text:style-name="T19"> » pour spécifier le type de document alors que la table le spécifie d'elle-même ?</text:span></text:p>
      <text:p text:style-name="P22"/>
      <text:p text:style-name="P22"><text:span text:style-name="T10">Suppression</text:span> : <text:s/></text:p>
      <text:list text:style-name="L8">
        <text:list-item>
          <text:p text:style-name="P35">suppression des lignes de facture dans « Table <text:a xlink:type="simple" xlink:href="#TA_L_FACTURE">TA_L_FACTURE</text:a><text:span text:style-name="T23"> »</text:span></text:p>
        </text:list-item>
        <text:list-item>
          <text:p text:style-name="P36">On peut supprimer (pour l'instant), une facture déjà éditée</text:p>
        </text:list-item>
        <text:list-item>
          <text:p text:style-name="P37">suppression des enregistrements contenant l'identifiant « <text:a xlink:type="simple" xlink:href="#ID_FACTURE_Tab">ID_FACTURE</text:a> » dans la « table <text:a xlink:type="simple" xlink:href="#TA_COM_DOC">TA_COM_DOC</text:a>»</text:p>
        </text:list-item>
      </text:list>
      <text:p text:style-name="P22"><text:span text:style-name="T10">Modification</text:span> : </text:p>
      <text:list text:style-name="L9">
        <text:list-item>
          <text:p text:style-name="P38">tous les champs peuvent être modifiés, sauf l'identifiant</text:p>
        </text:list-item>
      </text:list>
      <text:p text:style-name="P4"><text:span text:style-name="T20">Gestion suppression</text:span> : </text:p>
      <text:p text:style-name="P39"/>
      <text:p text:style-name="P40"/>
      <text:p text:style-name="P41"><text:bookmark-start text:name="TA_ARTICLE111"/><text:bookmark-start text:name="TA_FACTURE111"/><text:bookmark-start text:name="TA_L_FACTURE"/><text:span text:style-name="T24">TA</text:span><text:bookmark-end text:name="TA_ARTICLE111"/><text:bookmark-end text:name="TA_FACTURE111"/><text:span text:style-name="T24">_L_FACTURE</text:span><text:bookmark-end text:name="TA_L_FACTURE"/><text:span text:style-name="T5">:</text:span> <text:span text:style-name="T8">Description d'une ligne de facture .</text:span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table:number-columns-spanned="5" office:value-type="string">
              <text:p text:style-name="P12">Table <text:span text:style-name="T24">TA_L_FACTUR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5.A2" office:value-type="string">
            <text:p text:style-name="P13">Champ</text:p>
          </table:table-cell>
          <table:table-cell table:style-name="Tableau5.A2" office:value-type="string">
            <text:p text:style-name="P13">Type</text:p>
          </table:table-cell>
          <table:table-cell table:style-name="Tableau5.A2" office:value-type="string">
            <text:p text:style-name="P13">*</text:p>
          </table:table-cell>
          <table:table-cell table:style-name="Tableau5.A2" office:value-type="string">
            <text:p text:style-name="P13">Long</text:p>
          </table:table-cell>
          <table:table-cell table:style-name="Tableau5.E2" office:value-type="string">
            <text:p text:style-name="P13">Description</text:p>
          </table:table-cell>
        </table:table-row>
        <table:table-row>
          <table:table-cell table:style-name="Tableau5.A3" office:value-type="string">
            <text:p text:style-name="P42"><text:bookmark-start text:name="ID_L_FACTURE_Tab"/>ID_L_FACTURE<text:bookmark-end text:name="ID_L_FACTURE_Tab"/></text:p>
          </table:table-cell>
          <table:table-cell table:style-name="Tableau5.A3" office:value-type="string">
            <text:p text:style-name="P14">Entier</text:p>
          </table:table-cell>
          <table:table-cell table:style-name="Tableau5.A3" office:value-type="string">
            <text:p text:style-name="P15"><text:a xlink:type="simple" xlink:href="#ID_L_FACTURE_Regle">0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5.A3" office:value-type="string">
            <text:p text:style-name="P43">ID_FACTURE</text:p>
          </table:table-cell>
          <table:table-cell table:style-name="Tableau5.A3" office:value-type="string">
            <text:p text:style-name="P14">Entier</text:p>
          </table:table-cell>
          <table:table-cell table:style-name="Tableau5.A3" office:value-type="string">
            <text:p text:style-name="P15">0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Identifiant de la table « Table <text:a xlink:type="simple" xlink:href="#TA_FACTURE"><text:span text:style-name="T4">TA_FACTURE »</text:span></text:a></text:p>
          </table:table-cell>
        </table:table-row>
        <table:table-row>
          <table:table-cell table:style-name="Tableau5.A3" office:value-type="string">
            <text:p text:style-name="P43"><text:a xlink:type="simple" xlink:href="#ID_T_LIGNE_Tab">ID_T_</text:a><text:a xlink:type="simple" xlink:href="#ID_T_LIGNE_Tab"><text:span text:style-name="T25">LIGNE</text:span></text:a></text:p>
          </table:table-cell>
          <table:table-cell table:style-name="Tableau5.A3" office:value-type="string">
            <text:p text:style-name="P14">Entier</text:p>
          </table:table-cell>
          <table:table-cell table:style-name="Tableau5.A3" office:value-type="string">
            <text:p text:style-name="P15"><text:a xlink:type="simple" xlink:href="#ID_T_LIGNE_Regle">0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Identifiant de la table « Table <text:a xlink:type="simple" xlink:href="#TA_T_LIGNE"><text:span text:style-name="T3">TA_T_LIGNE</text:span></text:a>»</text:p>
          </table:table-cell>
        </table:table-row>
        <table:table-row>
          <table:table-cell table:style-name="Tableau5.A3" office:value-type="string">
            <text:p text:style-name="P14"><text:a xlink:type="simple" xlink:href="../Description%20des%20articles.odt#ID_ARTICLE">ID_ARTICLE</text:a></text:p>
          </table:table-cell>
          <table:table-cell table:style-name="Tableau5.A3" office:value-type="string">
            <text:p text:style-name="P14">Entier</text:p>
          </table:table-cell>
          <table:table-cell table:style-name="Tableau5.A3" office:value-type="string">
            <text:p text:style-name="P15"><text:a xlink:type="simple" xlink:href="#ID_ARTICLE_Regle">0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44"><text:span text:style-name="T26">Identifiant de la table « Table </text:span><text:a xlink:type="simple" xlink:href="../Description%20des%20articles.odt#TA_ARTICLE"><text:span text:style-name="T11">TA_ARTICLE</text:span></text:a><text:span text:style-name="T26">»</text:span></text:p>
          </table:table-cell>
        </table:table-row>
        <table:table-row>
          <table:table-cell table:style-name="Tableau5.A3" office:value-type="string">
            <text:p text:style-name="P14"><text:bookmark-start text:name="LIB_L_FACTURE_Regle"/>LIB_<text:span text:style-name="T27">L_FACTURE</text:span><text:bookmark-end text:name="LIB_L_FACTURE_Regle"/></text:p>
          </table:table-cell>
          <table:table-cell table:style-name="Tableau5.A3" office:value-type="string">
            <text:p text:style-name="P14">Texte</text:p>
          </table:table-cell>
          <table:table-cell table:style-name="Tableau5.A3" office:value-type="string">
            <text:p text:style-name="P15"><text:a xlink:type="simple" xlink:href="#LIB_L_FACTURE_Regle">f</text:a></text:p>
          </table:table-cell>
          <table:table-cell table:style-name="Tableau5.A3" office:value-type="string">
            <text:p text:style-name="P15">255</text:p>
          </table:table-cell>
          <table:table-cell table:style-name="Tableau5.E3" office:value-type="string">
            <text:p text:style-name="Table_20_Contents"><text:span text:style-name="T28">Description d'une ligne de facture (par défaut insérer celui de l'Article soit « </text:span><text:a xlink:type="simple" xlink:href="../Description%20des%20articles.odt#LIBELLEC_ARTICLE">LIBELLEC_ARTICLE »</text:a></text:p>
          </table:table-cell>
        </table:table-row>
        <table:table-row>
          <table:table-cell table:style-name="Tableau5.A3" office:value-type="string">
            <text:p text:style-name="P14">QTE_<text:span text:style-name="T27">L_FACTURE</text:span></text:p>
          </table:table-cell>
          <table:table-cell table:style-name="Tableau5.A3" office:value-type="string">
            <text:p text:style-name="P14">Float</text:p>
          </table:table-cell>
          <table:table-cell table:style-name="Tableau5.A3" office:value-type="string">
            <text:p text:style-name="P15"><text:a xlink:type="simple" xlink:href="#QTE_L_FACTURE_Regle">0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Quantité de l'article pour la ligne (par défaut « 1 »)</text:p>
          </table:table-cell>
        </table:table-row>
        <table:table-row>
          <table:table-cell table:style-name="Tableau5.A3" office:value-type="string">
            <text:p text:style-name="P14">U1_<text:span text:style-name="T27">L_FACTURE</text:span></text:p>
          </table:table-cell>
          <table:table-cell table:style-name="Tableau5.A3" office:value-type="string">
            <text:p text:style-name="P14">Texte</text:p>
          </table:table-cell>
          <table:table-cell table:style-name="Tableau5.A3" office:value-type="string">
            <text:p text:style-name="P15"><text:a xlink:type="simple" xlink:href="#U1_L_FACTURE_Regle">f</text:a></text:p>
          </table:table-cell>
          <table:table-cell table:style-name="Tableau5.A3" office:value-type="string">
            <text:p text:style-name="P45">20</text:p>
          </table:table-cell>
          <table:table-cell table:style-name="Tableau5.E3" office:value-type="string">
            <text:p text:style-name="P46">Unité 1, récupération à partir de <text:a xlink:type="simple" xlink:href="../Description%20des%20articles.odt#ID_ARTICLE">ID_ARTICLE</text:a> de son prix et de l'unité lié à ce prix</text:p>
          </table:table-cell>
        </table:table-row>
        <table:table-row>
          <table:table-cell table:style-name="Tableau5.A3" office:value-type="string">
            <text:p text:style-name="P14">U2_<text:span text:style-name="T27">L_FACTURE</text:span></text:p>
          </table:table-cell>
          <table:table-cell table:style-name="Tableau5.A3" office:value-type="string">
            <text:p text:style-name="P14">Texte</text:p>
          </table:table-cell>
          <table:table-cell table:style-name="Tableau5.A3" office:value-type="string">
            <text:p text:style-name="P15"><text:a xlink:type="simple" xlink:href="#U2_L_FACTURE_Regle">f</text:a></text:p>
          </table:table-cell>
          <table:table-cell table:style-name="Tableau5.A3" office:value-type="string">
            <text:p text:style-name="P15">20</text:p>
          </table:table-cell>
          <table:table-cell table:style-name="Tableau5.E3" office:value-type="string">
            <text:p text:style-name="P14">Unité 2</text:p>
          </table:table-cell>
        </table:table-row>
        <table:table-row>
          <table:table-cell table:style-name="Tableau5.A3" office:value-type="string">
            <text:p text:style-name="P14">PRIX_U_<text:span text:style-name="T27">L_FACTURE</text:span></text:p>
          </table:table-cell>
          <table:table-cell table:style-name="Tableau5.A3" office:value-type="string">
            <text:p text:style-name="P14">Currency</text:p>
          </table:table-cell>
          <table:table-cell table:style-name="Tableau5.A3" office:value-type="string">
            <text:p text:style-name="P15"><text:a xlink:type="simple" xlink:href="#PRIX_U_L_FACTURE_Regle">0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Prix unitaire<text:span text:style-name="T29">, récupération à partir de </text:span><text:a xlink:type="simple" xlink:href="../Description%20des%20articles.odt#ID_ARTICLE"><text:span text:style-name="T30">ID_ARTICLE</text:span></text:a><text:span text:style-name="T29"> de son prix et de l'unité lié à ce prix</text:span></text:p>
          </table:table-cell>
        </table:table-row>
        <table:table-row>
          <table:table-cell table:style-name="Tableau5.A3" office:value-type="string">
            <text:p text:style-name="P14">TAUX_TVA_<text:span text:style-name="T27">L_FACTURE</text:span></text:p>
          </table:table-cell>
          <table:table-cell table:style-name="Tableau5.A3" office:value-type="string">
            <text:p text:style-name="P14">Float</text:p>
          </table:table-cell>
          <table:table-cell table:style-name="Tableau5.A3" office:value-type="string">
            <text:p text:style-name="P15"><text:a xlink:type="simple" xlink:href="#TAUX_TVA_L_FACTURE_Regle">0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Taux de tva de l'article (par défaut celui de l'article)</text:p>
          </table:table-cell>
        </table:table-row>
        <table:table-row>
          <table:table-cell table:style-name="Tableau5.A3" office:value-type="string">
            <text:p text:style-name="P14">CODE_TVA_L_FACTURE</text:p>
          </table:table-cell>
          <table:table-cell table:style-name="Tableau5.A3" office:value-type="string">
            <text:p text:style-name="P14">Texte</text:p>
          </table:table-cell>
          <table:table-cell table:style-name="Tableau5.A3" office:value-type="string">
            <text:p text:style-name="P15">F</text:p>
          </table:table-cell>
          <table:table-cell table:style-name="Tableau5.A3" office:value-type="string">
            <text:p text:style-name="P15">20</text:p>
          </table:table-cell>
          <table:table-cell table:style-name="Tableau5.E3" office:value-type="string">
            <text:p text:style-name="P14">Code TVA de l'article</text:p>
          </table:table-cell>
        </table:table-row>
        <table:table-row>
          <table:table-cell table:style-name="Tableau5.A3" office:value-type="string">
            <text:p text:style-name="P14">MT_HT_<text:span text:style-name="T27">L_FACTURE</text:span></text:p>
          </table:table-cell>
          <table:table-cell table:style-name="Tableau5.A3" office:value-type="string">
            <text:p text:style-name="P14">Currency</text:p>
          </table:table-cell>
          <table:table-cell table:style-name="Tableau5.A3" office:value-type="string">
            <text:p text:style-name="P15"><text:a xlink:type="simple" xlink:href="#MT_HT_L_FACTURE_Regle">f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Montant HT de la ligne</text:p>
          </table:table-cell>
        </table:table-row>
        <table:table-row>
          <table:table-cell table:style-name="Tableau5.A3" office:value-type="string">
            <text:p text:style-name="P14">MT_TTC_<text:span text:style-name="T27">L_FACTURE</text:span></text:p>
          </table:table-cell>
          <table:table-cell table:style-name="Tableau5.A3" office:value-type="string">
            <text:p text:style-name="P14">Currency</text:p>
          </table:table-cell>
          <table:table-cell table:style-name="Tableau5.A3" office:value-type="string">
            <text:p text:style-name="P15"><text:a xlink:type="simple" xlink:href="#MT_TTC_L_FACTURE_Regle">f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Montant TTC de la ligne</text:p>
          </table:table-cell>
        </table:table-row>
        <table:table-row>
          <table:table-cell table:style-name="Tableau5.A3" office:value-type="string">
            <text:p text:style-name="P14">REM_TX_<text:span text:style-name="T27">L_FACTURE</text:span></text:p>
          </table:table-cell>
          <table:table-cell table:style-name="Tableau5.A3" office:value-type="string">
            <text:p text:style-name="P14">Float</text:p>
          </table:table-cell>
          <table:table-cell table:style-name="Tableau5.A3" office:value-type="string">
            <text:p text:style-name="P15"><text:a xlink:type="simple" xlink:href="#REM_TX_L_FACTURE_Regle">f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Taux de Remise de la ligne</text:p>
          </table:table-cell>
        </table:table-row>
        <table:table-row>
          <table:table-cell table:style-name="Tableau5.A3" office:value-type="string">
            <text:p text:style-name="P14">REM_HT_<text:span text:style-name="T27">L_FACTURE</text:span></text:p>
          </table:table-cell>
          <table:table-cell table:style-name="Tableau5.A3" office:value-type="string">
            <text:p text:style-name="P14">Currency</text:p>
          </table:table-cell>
          <table:table-cell table:style-name="Tableau5.A3" office:value-type="string">
            <text:p text:style-name="P15"><text:a xlink:type="simple" xlink:href="#REM_HT_L_FACTURE_Regle">f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Montant de la remise de la ligne sur le HT</text:p>
          </table:table-cell>
        </table:table-row>
        <table:table-row>
          <table:table-cell table:style-name="Tableau5.A3" office:value-type="string">
            <text:p text:style-name="P42"/>
          </table:table-cell>
          <table:table-cell table:style-name="Tableau5.A3" office:value-type="string">
            <text:p text:style-name="P14"/>
          </table:table-cell>
          <table:table-cell table:style-name="Tableau5.A3" office:value-type="string">
            <text:p text:style-name="P15"/>
          </table:table-cell>
          <table:table-cell table:style-name="Tableau5.A3" office:value-type="string">
            <text:p text:style-name="P15"/>
          </table:table-cell>
          <table:table-cell table:style-name="Tableau5.E3" office:value-type="string">
            <text:p text:style-name="P14"/>
          </table:table-cell>
        </table:table-row>
        <table:table-row>
          <table:table-cell table:style-name="Tableau5.A3" office:value-type="string">
            <text:p text:style-name="P42"/>
          </table:table-cell>
          <table:table-cell table:style-name="Tableau5.A3" office:value-type="string">
            <text:p text:style-name="P14"/>
          </table:table-cell>
          <table:table-cell table:style-name="Tableau5.A3" office:value-type="string">
            <text:p text:style-name="P15"/>
          </table:table-cell>
          <table:table-cell table:style-name="Tableau5.A3" office:value-type="string">
            <text:p text:style-name="P15"/>
          </table:table-cell>
          <table:table-cell table:style-name="Tableau5.E3" office:value-type="string">
            <text:p text:style-name="P14"/>
          </table:table-cell>
        </table:table-row>
        <table:table-row>
          <table:table-cell table:style-name="Tableau5.A3" office:value-type="string">
            <text:p text:style-name="P14">QUI_CREE_<text:span text:style-name="T27">L_FACTURE</text:span></text:p>
          </table:table-cell>
          <table:table-cell table:style-name="Tableau5.A3" office:value-type="string">
            <text:p text:style-name="P14">Texte</text:p>
          </table:table-cell>
          <table:table-cell table:style-name="Tableau5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5.D20" office:value-type="float" office:value="50">
            <text:p text:style-name="P15">50</text:p>
          </table:table-cell>
          <table:table-cell table:style-name="Tableau5.E3" office:value-type="string">
            <text:p text:style-name="P14">Nom de l'utilisateur qui crée l'enregistrement</text:p>
          </table:table-cell>
        </table:table-row>
        <table:table-row>
          <table:table-cell table:style-name="Tableau5.A3" office:value-type="string">
            <text:p text:style-name="P14">QUAND_CREE<text:span text:style-name="T5">_</text:span><text:span text:style-name="T27">L_FACTURE</text:span></text:p>
          </table:table-cell>
          <table:table-cell table:style-name="Tableau5.A3" office:value-type="string">
            <text:p text:style-name="P14">Date</text:p>
          </table:table-cell>
          <table:table-cell table:style-name="Tableau5.D20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Date de création de l'enregistrement</text:p>
          </table:table-cell>
        </table:table-row>
        <table:table-row>
          <table:table-cell table:style-name="Tableau5.A3" office:value-type="string">
            <text:p text:style-name="P14">QUI_MODIF_<text:span text:style-name="T27">L_FACTURE</text:span></text:p>
          </table:table-cell>
          <table:table-cell table:style-name="Tableau5.A3" office:value-type="string">
            <text:p text:style-name="P14">Texte</text:p>
          </table:table-cell>
          <table:table-cell table:style-name="Tableau5.D20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5.D20" office:value-type="float" office:value="50">
            <text:p text:style-name="P15">50</text:p>
          </table:table-cell>
          <table:table-cell table:style-name="Tableau5.E3" office:value-type="string">
            <text:p text:style-name="P14">Nom du dernier utilisateur qui modifie l'enregistrement</text:p>
          </table:table-cell>
        </table:table-row>
        <table:table-row>
          <table:table-cell table:style-name="Tableau5.A3" office:value-type="string">
            <text:p text:style-name="P14">QUAND_MODIF_<text:span text:style-name="T27">L_FACTURE</text:span></text:p>
          </table:table-cell>
          <table:table-cell table:style-name="Tableau5.A3" office:value-type="string">
            <text:p text:style-name="P14">Date</text:p>
          </table:table-cell>
          <table:table-cell table:style-name="Tableau5.D20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5.A3" office:value-type="string">
            <text:p text:style-name="P15">-</text:p>
          </table:table-cell>
          <table:table-cell table:style-name="Tableau5.E3" office:value-type="string">
            <text:p text:style-name="P14">Dernière date de modification</text:p>
          </table:table-cell>
        </table:table-row>
        <table:table-row>
          <table:table-cell table:style-name="Tableau5.A3" office:value-type="string">
            <text:p text:style-name="P14">VERSION_<text:span text:style-name="T27">L_FACTURE</text:span></text:p>
          </table:table-cell>
          <table:table-cell table:style-name="Tableau5.A3" office:value-type="string">
            <text:p text:style-name="P14">Entier</text:p>
          </table:table-cell>
          <table:table-cell table:style-name="Tableau5.D20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5.D20" office:value-type="float" office:value="50">
            <text:p text:style-name="P15">50</text:p>
          </table:table-cell>
          <table:table-cell table:style-name="Tableau5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10">
        <text:list-item>
          <text:p text:style-name="P47"><text:bookmark-start text:name="ID_L_FACTURE_Regle"/><text:span text:style-name="T31">ID_L_FACTURE</text:span><text:bookmark-end text:name="ID_L_FACTURE_Regle"/><text:span text:style-name="T31"> </text:span>: valeur unique, non null.</text:p>
        </text:list-item>
        <text:list-item>
          <text:p text:style-name="P47"><text:bookmark-start text:name="ID_T_LIGNE_Regle"/><text:a xlink:type="simple" xlink:href="#ID_T_LIGNE_Tab">ID_T_</text:a><text:a xlink:type="simple" xlink:href="#ID_T_LIGNE_Tab"><text:span text:style-name="T25">LIGNE</text:span></text:a><text:bookmark-end text:name="ID_T_LIGNE_Regle"/> : non null, vérifier existence dans « Table <text:a xlink:type="simple" xlink:href="#TA_T_LIGNE"><text:span text:style-name="T3">TA_T_LIGNE</text:span></text:a>»</text:p>
        </text:list-item>
        <text:list-item>
          <text:p text:style-name="P47"><text:bookmark-start text:name="ID_ARTICLE_Regle"/><text:a xlink:type="simple" xlink:href="../Description%20des%20articles.odt#ID_ARTICLE">ID_ARTICLE</text:a><text:bookmark-end text:name="ID_ARTICLE_Regle"/> : non null suivant valeur « <text:a xlink:type="simple" xlink:href="#CODE_T_LIGNE_Tab"><text:span text:style-name="T25">CODE_T_LIGNE »</text:span></text:a> , </text:p>
          <text:p text:style-name="P47"><text:s text:c="26"/>vérifier existence dans <text:s/>« Table <text:a xlink:type="simple" xlink:href="../Description%20des%20articles.odt#TA_ARTICLE">TA_ARTICLE</text:a>»</text:p>
        </text:list-item>
        <text:list-item>
          <text:p text:style-name="P47">LIB_<text:span text:style-name="T31">L_FACTURE</text:span> : libre</text:p>
        </text:list-item>
        <text:list-item>
          <text:p text:style-name="P47"><text:bookmark-start text:name="QTE_L_FACTURE_Regle"/>QTE_<text:span text:style-name="T31">L_FACTURE</text:span><text:bookmark-end text:name="QTE_L_FACTURE_Regle"/><text:span text:style-name="T31"> : valeur numerique</text:span></text:p>
        </text:list-item>
        <text:list-item>
          <text:p text:style-name="P48"><text:bookmark-start text:name="U1_L_FACTURE_Regle"/>U1_L_FACTURE<text:bookmark-end text:name="U1_L_FACTURE_Regle"/> : libre.</text:p>
        </text:list-item>
        <text:list-item>
          <text:p text:style-name="P48"><text:bookmark-start text:name="U2_L_FACTURE_Regle"/>U2_L_FACTURE<text:bookmark-end text:name="U2_L_FACTURE_Regle"/> : libre.</text:p>
        </text:list-item>
        <text:list-item>
          <text:p text:style-name="P48"><text:bookmark-start text:name="PRIX_U_L_FACTURE_Regle"/>PRIX_U_L_FACTURE<text:bookmark-end text:name="PRIX_U_L_FACTURE_Regle"/> : valeur numerique</text:p>
        </text:list-item>
        <text:list-item>
          <text:p text:style-name="P48"><text:bookmark-start text:name="TX_TVA_L_FACTURE_Regle"/>TX_TVA_L_FACTURE<text:bookmark-end text:name="TX_TVA_L_FACTURE_Regle"/>: valeur numerique</text:p>
        </text:list-item>
        <text:list-item>
          <text:p text:style-name="P48"><text:bookmark-start text:name="MT_HT_L_FACTURE_Regle"/>MT_HT_L_FACTURE<text:bookmark-end text:name="MT_HT_L_FACTURE_Regle"/> : <text:s/>valeur numerique</text:p>
        </text:list-item>
        <text:list-item>
          <text:p text:style-name="P48"><text:bookmark-start text:name="MT_TTC_L_FACTURE_Regle"/>MT_TTC_L_FACTURE<text:bookmark-end text:name="MT_TTC_L_FACTURE_Regle"/> : valeur numerique</text:p>
        </text:list-item>
        <text:list-item>
          <text:p text:style-name="P48"><text:bookmark-start text:name="REM_TX_L_FACTURE_Regle"/>REM_TX_L_FACTURE<text:bookmark-end text:name="REM_TX_L_FACTURE_Regle"/> : valeur numerique</text:p>
        </text:list-item>
        <text:list-item>
          <text:p text:style-name="P48"><text:bookmark-start text:name="REM_HT_L_FACTURE_Regle"/>REM_HT_L_FACTURE<text:bookmark-end text:name="REM_HT_L_FACTURE_Regle"/> : valeur numerique</text:p>
        </text:list-item>
      </text:list>
      <text:list text:style-name="L11">
        <text:list-item>
          <text:p text:style-name="P49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50"/>
        </text:list-item>
      </text:list>
      <text:p text:style-name="P22"><text:span text:style-name="T10">Suppression</text:span> : <text:s/><text:span text:style-name="T19">Une facture peut ne contenir aucune ligne</text:span></text:p>
      <text:list text:style-name="L12">
        <text:list-item>
          <text:p text:style-name="P51">Supprimer la référence à cette ligne (si elle existe) dans la « table <text:a xlink:type="simple" xlink:href="#TA_R_DOCUMENT"><text:span text:style-name="T2">TA_R_DOCUMENT</text:span></text:a>» </text:p>
        </text:list-item>
      </text:list>
      <text:list text:style-name="L13">
        <text:list-item>
          <text:p text:style-name="P52"/>
        </text:list-item>
      </text:list>
      <text:p text:style-name="P22"/>
      <text:p text:style-name="P22"><text:span text:style-name="T10">Modification</text:span> : </text:p>
      <text:list text:style-name="L14">
        <text:list-item>
          <text:p text:style-name="P53">tous les champs peuvent être modifiés, sauf l'identifiant</text:p>
        </text:list-item>
      </text:list>
      <text:p text:style-name="P4"><text:span text:style-name="T20">Gestion suppression</text:span> : </text:p>
      <text:p text:style-name="P4"/>
      <text:p text:style-name="P54"/>
      <text:p text:style-name="P23"/>
      <text:p text:style-name="P55"><text:span text:style-name="T32">TA_DEVIS</text:span><text:span text:style-name="T5"> :</text:span> <text:span text:style-name="T8">Description d'un devis .</text:span></text:p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table:number-columns-spanned="5" office:value-type="string">
              <text:p text:style-name="P12">Table <text:bookmark-start text:name="TA_DEVIS "/><text:span text:style-name="T5">TA_DEVIS </text:span><text:bookmark-end text:name="TA_DEVIS 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7.A2" office:value-type="string">
            <text:p text:style-name="P13">Champ</text:p>
          </table:table-cell>
          <table:table-cell table:style-name="Tableau7.A2" office:value-type="string">
            <text:p text:style-name="P13">Type</text:p>
          </table:table-cell>
          <table:table-cell table:style-name="Tableau7.A2" office:value-type="string">
            <text:p text:style-name="P13">*</text:p>
          </table:table-cell>
          <table:table-cell table:style-name="Tableau7.A2" office:value-type="string">
            <text:p text:style-name="P13">Long</text:p>
          </table:table-cell>
          <table:table-cell table:style-name="Tableau7.E2" office:value-type="string">
            <text:p text:style-name="P13">Description</text:p>
          </table:table-cell>
        </table:table-row>
        <table:table-row>
          <table:table-cell table:style-name="Tableau7.A3" office:value-type="string">
            <text:p text:style-name="P56"><text:bookmark-start text:name="ID_DEVIS_Tab"/>ID_DEVIS<text:bookmark-end text:name="ID_DEVIS_Tab"/></text:p>
          </table:table-cell>
          <table:table-cell table:style-name="Tableau7.A3" office:value-type="string">
            <text:p text:style-name="P14">Entier</text:p>
          </table:table-cell>
          <table:table-cell table:style-name="Tableau7.A3" office:value-type="string">
            <text:p text:style-name="P15">0</text:p>
          </table:table-cell>
          <table:table-cell table:style-name="Tableau7.A3" office:value-type="string">
            <text:p text:style-name="P15">-</text:p>
          </table:table-cell>
          <table:table-cell table:style-name="Tableau7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7.A3" office:value-type="string">
            <text:p text:style-name="P14"/>
          </table:table-cell>
          <table:table-cell table:style-name="Tableau7.A3" office:value-type="string">
            <text:p text:style-name="P14"/>
          </table:table-cell>
          <table:table-cell table:style-name="Tableau7.A3" office:value-type="string">
            <text:p text:style-name="P15"/>
          </table:table-cell>
          <table:table-cell table:style-name="Tableau7.D4" office:value-type="float">
            <text:p text:style-name="P15"/>
          </table:table-cell>
          <table:table-cell table:style-name="Tableau7.E3" office:value-type="string">
            <text:p text:style-name="P14"/>
          </table:table-cell>
        </table:table-row>
        <table:table-row>
          <table:table-cell table:style-name="Tableau7.A3" office:value-type="string">
            <text:p text:style-name="P14"/>
          </table:table-cell>
          <table:table-cell table:style-name="Tableau7.A3" office:value-type="string">
            <text:p text:style-name="P14"/>
          </table:table-cell>
          <table:table-cell table:style-name="Tableau7.A3" office:value-type="string">
            <text:p text:style-name="P15"/>
          </table:table-cell>
          <table:table-cell table:style-name="Tableau7.A3" office:value-type="string">
            <text:p text:style-name="P15"/>
          </table:table-cell>
          <table:table-cell table:style-name="Tableau7.E3" office:value-type="string">
            <text:p text:style-name="P14"/>
          </table:table-cell>
        </table:table-row>
        <table:table-row>
          <table:table-cell table:style-name="Tableau7.A3" office:value-type="string">
            <text:p text:style-name="P14"/>
          </table:table-cell>
          <table:table-cell table:style-name="Tableau7.A3" office:value-type="string">
            <text:p text:style-name="P14"/>
          </table:table-cell>
          <table:table-cell table:style-name="Tableau7.A3" office:value-type="string">
            <text:p text:style-name="P15"/>
          </table:table-cell>
          <table:table-cell table:style-name="Tableau7.A3" office:value-type="string">
            <text:p text:style-name="P15"/>
          </table:table-cell>
          <table:table-cell table:style-name="Tableau7.E3" office:value-type="string">
            <text:p text:style-name="P26"/>
          </table:table-cell>
        </table:table-row>
        <table:table-row>
          <table:table-cell table:style-name="Tableau7.A3" office:value-type="string">
            <text:p text:style-name="P14">QUI_CREE_</text:p>
          </table:table-cell>
          <table:table-cell table:style-name="Tableau7.A3" office:value-type="string">
            <text:p text:style-name="P14">Texte</text:p>
          </table:table-cell>
          <table:table-cell table:style-name="Tableau7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7.D4" office:value-type="float" office:value="50">
            <text:p text:style-name="P15">50</text:p>
          </table:table-cell>
          <table:table-cell table:style-name="Tableau7.E3" office:value-type="string">
            <text:p text:style-name="P14">Nom de l'utilisateur qui crée l'enregistrement</text:p>
          </table:table-cell>
        </table:table-row>
        <table:table-row>
          <table:table-cell table:style-name="Tableau7.A3" office:value-type="string">
            <text:p text:style-name="P14">QUAND_CREE<text:span text:style-name="T5">_</text:span></text:p>
          </table:table-cell>
          <table:table-cell table:style-name="Tableau7.A3" office:value-type="string">
            <text:p text:style-name="P14">Date</text:p>
          </table:table-cell>
          <table:table-cell table:style-name="Tableau7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7.A3" office:value-type="string">
            <text:p text:style-name="P15">-</text:p>
          </table:table-cell>
          <table:table-cell table:style-name="Tableau7.E3" office:value-type="string">
            <text:p text:style-name="P14">Date de création de l'enregistrement</text:p>
          </table:table-cell>
        </table:table-row>
        <table:table-row>
          <table:table-cell table:style-name="Tableau7.A3" office:value-type="string">
            <text:p text:style-name="P14">QUI_MODIF_</text:p>
          </table:table-cell>
          <table:table-cell table:style-name="Tableau7.A3" office:value-type="string">
            <text:p text:style-name="P14">Texte</text:p>
          </table:table-cell>
          <table:table-cell table:style-name="Tableau7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7.D4" office:value-type="float" office:value="50">
            <text:p text:style-name="P15">50</text:p>
          </table:table-cell>
          <table:table-cell table:style-name="Tableau7.E3" office:value-type="string">
            <text:p text:style-name="P14">Nom du dernier utilisateur qui modifie l'enregistrement</text:p>
          </table:table-cell>
        </table:table-row>
        <table:table-row>
          <table:table-cell table:style-name="Tableau7.A3" office:value-type="string">
            <text:p text:style-name="P14">QUAND_MODIF_</text:p>
          </table:table-cell>
          <table:table-cell table:style-name="Tableau7.A3" office:value-type="string">
            <text:p text:style-name="P14">Date</text:p>
          </table:table-cell>
          <table:table-cell table:style-name="Tableau7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7.A3" office:value-type="string">
            <text:p text:style-name="P15">-</text:p>
          </table:table-cell>
          <table:table-cell table:style-name="Tableau7.E3" office:value-type="string">
            <text:p text:style-name="P14">Dernière date de modification</text:p>
          </table:table-cell>
        </table:table-row>
        <table:table-row>
          <table:table-cell table:style-name="Tableau7.A3" office:value-type="string">
            <text:p text:style-name="P14">VERSION_</text:p>
          </table:table-cell>
          <table:table-cell table:style-name="Tableau7.A3" office:value-type="string">
            <text:p text:style-name="P14">Entier</text:p>
          </table:table-cell>
          <table:table-cell table:style-name="Tableau7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7.D4" office:value-type="float" office:value="50">
            <text:p text:style-name="P15">50</text:p>
          </table:table-cell>
          <table:table-cell table:style-name="Tableau7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15">
        <text:list-item>
          <text:p text:style-name="P57"><text:a xlink:type="simple" xlink:href="#ID_ARTICLE"><text:span text:style-name="T9">ID_</text:span></text:a> : valeur unique, non null.</text:p>
        </text:list-item>
        <text:list-item>
          <text:p text:style-name="P57"><text:bookmark-start text:name="CODE_ARTICLE114"/>CODE_<text:bookmark-end text:name="CODE_ARTICLE114"/> : Valeur unique, non null.</text:p>
        </text:list-item>
        <text:list-item>
          <text:p text:style-name="P57"/>
        </text:list-item>
      </text:list>
      <text:list text:style-name="L16">
        <text:list-item>
          <text:p text:style-name="P58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59"/>
        </text:list-item>
      </text:list>
      <text:p text:style-name="P22"><text:span text:style-name="T10">Suppression</text:span> : <text:s/></text:p>
      <text:p text:style-name="P22"/>
      <text:p text:style-name="P22"><text:span text:style-name="T10">Modification</text:span> : </text:p>
      <text:list text:style-name="L17">
        <text:list-item>
          <text:p text:style-name="P60">tous les champs peuvent être modifiés, sauf l'identifiant</text:p>
        </text:list-item>
      </text:list>
      <text:p text:style-name="P4"><text:span text:style-name="T20">Gestion suppression</text:span> : </text:p>
      <text:p text:style-name="P4"/>
      <text:p text:style-name="P61"/>
      <text:p text:style-name="P55"><text:bookmark-start text:name="TA_ARTICLE115"/><text:bookmark-start text:name="TA_FACTURE115"/><text:span text:style-name="T32">TA_L_DEVIS</text:span><text:bookmark-end text:name="TA_ARTICLE115"/><text:bookmark-end text:name="TA_FACTURE115"/><text:span text:style-name="T5"> :</text:span> <text:span text:style-name="T8">Description d'une ligne de devis .</text:span></text:p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header-rows>
          <table:table-row>
            <table:table-cell table:style-name="Tableau8.A1" table:number-columns-spanned="5" office:value-type="string">
              <text:p text:style-name="P12">Table <text:bookmark-start text:name="TA_L_DEVIS"/><text:span text:style-name="T5">TA_L_DEVIS</text:span><text:bookmark-end text:name="TA_L_DEVIS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8.A2" office:value-type="string">
            <text:p text:style-name="P13">Champ</text:p>
          </table:table-cell>
          <table:table-cell table:style-name="Tableau8.A2" office:value-type="string">
            <text:p text:style-name="P13">Type</text:p>
          </table:table-cell>
          <table:table-cell table:style-name="Tableau8.A2" office:value-type="string">
            <text:p text:style-name="P13">*</text:p>
          </table:table-cell>
          <table:table-cell table:style-name="Tableau8.A2" office:value-type="string">
            <text:p text:style-name="P13">Long</text:p>
          </table:table-cell>
          <table:table-cell table:style-name="Tableau8.E2" office:value-type="string">
            <text:p text:style-name="P13">Description</text:p>
          </table:table-cell>
        </table:table-row>
        <table:table-row>
          <table:table-cell table:style-name="Tableau8.A3" office:value-type="string">
            <text:p text:style-name="P56"><text:bookmark-start text:name="ID_L_DEVIS"/><text:bookmark-start text:name="ID_L_DEVIS_Tab"/>ID_L_DEVIS<text:bookmark-end text:name="ID_L_DEVIS"/><text:bookmark-end text:name="ID_L_DEVIS_Tab"/></text:p>
          </table:table-cell>
          <table:table-cell table:style-name="Tableau8.A3" office:value-type="string">
            <text:p text:style-name="P14">Entier</text:p>
          </table:table-cell>
          <table:table-cell table:style-name="Tableau8.A3" office:value-type="string">
            <text:p text:style-name="P15">0</text:p>
          </table:table-cell>
          <table:table-cell table:style-name="Tableau8.A3" office:value-type="string">
            <text:p text:style-name="P15">-</text:p>
          </table:table-cell>
          <table:table-cell table:style-name="Tableau8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8.A3" office:value-type="string">
            <text:p text:style-name="P14"/>
          </table:table-cell>
          <table:table-cell table:style-name="Tableau8.A3" office:value-type="string">
            <text:p text:style-name="P14"/>
          </table:table-cell>
          <table:table-cell table:style-name="Tableau8.A3" office:value-type="string">
            <text:p text:style-name="P15"/>
          </table:table-cell>
          <table:table-cell table:style-name="Tableau8.D4" office:value-type="float">
            <text:p text:style-name="P15"/>
          </table:table-cell>
          <table:table-cell table:style-name="Tableau8.E3" office:value-type="string">
            <text:p text:style-name="P14"/>
          </table:table-cell>
        </table:table-row>
        <table:table-row>
          <table:table-cell table:style-name="Tableau8.A3" office:value-type="string">
            <text:p text:style-name="P14"/>
          </table:table-cell>
          <table:table-cell table:style-name="Tableau8.A3" office:value-type="string">
            <text:p text:style-name="P14"/>
          </table:table-cell>
          <table:table-cell table:style-name="Tableau8.A3" office:value-type="string">
            <text:p text:style-name="P15"/>
          </table:table-cell>
          <table:table-cell table:style-name="Tableau8.A3" office:value-type="string">
            <text:p text:style-name="P15"/>
          </table:table-cell>
          <table:table-cell table:style-name="Tableau8.E3" office:value-type="string">
            <text:p text:style-name="P14"/>
          </table:table-cell>
        </table:table-row>
        <table:table-row>
          <table:table-cell table:style-name="Tableau8.A3" office:value-type="string">
            <text:p text:style-name="P14"/>
          </table:table-cell>
          <table:table-cell table:style-name="Tableau8.A3" office:value-type="string">
            <text:p text:style-name="P14"/>
          </table:table-cell>
          <table:table-cell table:style-name="Tableau8.A3" office:value-type="string">
            <text:p text:style-name="P15"/>
          </table:table-cell>
          <table:table-cell table:style-name="Tableau8.A3" office:value-type="string">
            <text:p text:style-name="P15"/>
          </table:table-cell>
          <table:table-cell table:style-name="Tableau8.E3" office:value-type="string">
            <text:p text:style-name="P26"/>
          </table:table-cell>
        </table:table-row>
        <table:table-row>
          <table:table-cell table:style-name="Tableau8.A3" office:value-type="string">
            <text:p text:style-name="P14">QUI_CREE_</text:p>
          </table:table-cell>
          <table:table-cell table:style-name="Tableau8.A3" office:value-type="string">
            <text:p text:style-name="P14">Texte</text:p>
          </table:table-cell>
          <table:table-cell table:style-name="Tableau8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8.D4" office:value-type="float" office:value="50">
            <text:p text:style-name="P15">50</text:p>
          </table:table-cell>
          <table:table-cell table:style-name="Tableau8.E3" office:value-type="string">
            <text:p text:style-name="P14">Nom de l'utilisateur qui crée l'enregistrement</text:p>
          </table:table-cell>
        </table:table-row>
        <table:table-row>
          <table:table-cell table:style-name="Tableau8.A3" office:value-type="string">
            <text:p text:style-name="P14">QUAND_CREE<text:span text:style-name="T5">_</text:span></text:p>
          </table:table-cell>
          <table:table-cell table:style-name="Tableau8.A3" office:value-type="string">
            <text:p text:style-name="P14">Date</text:p>
          </table:table-cell>
          <table:table-cell table:style-name="Tableau8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8.A3" office:value-type="string">
            <text:p text:style-name="P15">-</text:p>
          </table:table-cell>
          <table:table-cell table:style-name="Tableau8.E3" office:value-type="string">
            <text:p text:style-name="P14">Date de création de l'enregistrement</text:p>
          </table:table-cell>
        </table:table-row>
        <table:table-row>
          <table:table-cell table:style-name="Tableau8.A3" office:value-type="string">
            <text:p text:style-name="P14">QUI_MODIF_</text:p>
          </table:table-cell>
          <table:table-cell table:style-name="Tableau8.A3" office:value-type="string">
            <text:p text:style-name="P14">Texte</text:p>
          </table:table-cell>
          <table:table-cell table:style-name="Tableau8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8.D4" office:value-type="float" office:value="50">
            <text:p text:style-name="P15">50</text:p>
          </table:table-cell>
          <table:table-cell table:style-name="Tableau8.E3" office:value-type="string">
            <text:p text:style-name="P14">Nom du dernier utilisateur qui modifie l'enregistrement</text:p>
          </table:table-cell>
        </table:table-row>
        <table:table-row>
          <table:table-cell table:style-name="Tableau8.A3" office:value-type="string">
            <text:p text:style-name="P14">QUAND_MODIF_</text:p>
          </table:table-cell>
          <table:table-cell table:style-name="Tableau8.A3" office:value-type="string">
            <text:p text:style-name="P14">Date</text:p>
          </table:table-cell>
          <table:table-cell table:style-name="Tableau8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8.A3" office:value-type="string">
            <text:p text:style-name="P15">-</text:p>
          </table:table-cell>
          <table:table-cell table:style-name="Tableau8.E3" office:value-type="string">
            <text:p text:style-name="P14">Dernière date de modification</text:p>
          </table:table-cell>
        </table:table-row>
        <table:table-row>
          <table:table-cell table:style-name="Tableau8.A3" office:value-type="string">
            <text:p text:style-name="P14">VERSION_</text:p>
          </table:table-cell>
          <table:table-cell table:style-name="Tableau8.A3" office:value-type="string">
            <text:p text:style-name="P14">Entier</text:p>
          </table:table-cell>
          <table:table-cell table:style-name="Tableau8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8.D4" office:value-type="float" office:value="50">
            <text:p text:style-name="P15">50</text:p>
          </table:table-cell>
          <table:table-cell table:style-name="Tableau8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18">
        <text:list-item>
          <text:p text:style-name="P62"><text:a xlink:type="simple" xlink:href="#ID_ARTICLE"><text:span text:style-name="T9">ID_</text:span></text:a> : valeur unique, non null.</text:p>
        </text:list-item>
        <text:list-item>
          <text:p text:style-name="P62"><text:bookmark-start text:name="CODE_ARTICLE115"/>CODE_<text:bookmark-end text:name="CODE_ARTICLE115"/> : Valeur unique, non null.</text:p>
        </text:list-item>
        <text:list-item>
          <text:p text:style-name="P62"/>
        </text:list-item>
      </text:list>
      <text:list text:style-name="L19">
        <text:list-item>
          <text:p text:style-name="P63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64"/>
        </text:list-item>
      </text:list>
      <text:p text:style-name="P22"><text:span text:style-name="T10">Suppression</text:span> : </text:p>
      <text:list text:style-name="L20">
        <text:list-item>
          <text:p text:style-name="P65">Supprimer la référence à cette ligne (si elle existe) dans la « table <text:a xlink:type="simple" xlink:href="#TA_R_DOCUMENT"><text:span text:style-name="T2">TA_R_DOCUMENT</text:span></text:a>» </text:p>
        </text:list-item>
      </text:list>
      <text:p text:style-name="P22"/>
      <text:p text:style-name="P22"><text:span text:style-name="T10">Modification</text:span> : </text:p>
      <text:list text:style-name="L21">
        <text:list-item>
          <text:p text:style-name="P66">tous les champs peuvent être modifiés, sauf l'identifiant</text:p>
        </text:list-item>
      </text:list>
      <text:p text:style-name="P4"><text:span text:style-name="T20">Gestion suppression</text:span> : </text:p>
      <text:p text:style-name="P23"/>
      <text:p text:style-name="P24"/>
      <text:p text:style-name="P2"><text:bookmark-start text:name="TA_BONCDE"/><text:span text:style-name="T33">TA_BONCDE</text:span><text:bookmark-end text:name="TA_BONCDE"/> : <text:span text:style-name="T8">Description d'un bon de commande .</text:span></text:p>
      <text:p text:style-name="P1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header-rows>
          <table:table-row>
            <table:table-cell table:style-name="Tableau9.A1" table:number-columns-spanned="5" office:value-type="string">
              <text:p text:style-name="P12">Table <text:span text:style-name="T5">TA_BONCD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9.A2" office:value-type="string">
            <text:p text:style-name="P13">Champ</text:p>
          </table:table-cell>
          <table:table-cell table:style-name="Tableau9.A2" office:value-type="string">
            <text:p text:style-name="P13">Type</text:p>
          </table:table-cell>
          <table:table-cell table:style-name="Tableau9.A2" office:value-type="string">
            <text:p text:style-name="P13">*</text:p>
          </table:table-cell>
          <table:table-cell table:style-name="Tableau9.A2" office:value-type="string">
            <text:p text:style-name="P13">Long</text:p>
          </table:table-cell>
          <table:table-cell table:style-name="Tableau9.E2" office:value-type="string">
            <text:p text:style-name="P13">Description</text:p>
          </table:table-cell>
        </table:table-row>
        <table:table-row>
          <table:table-cell table:style-name="Tableau9.A3" office:value-type="string">
            <text:p text:style-name="P67"><text:bookmark-start text:name="ID_BONCDE_Tab"/><text:span text:style-name="T27">ID_BONCDE</text:span><text:bookmark-end text:name="ID_BONCDE_Tab"/><text:span text:style-name="T27"> </text:span></text:p>
          </table:table-cell>
          <table:table-cell table:style-name="Tableau9.A3" office:value-type="string">
            <text:p text:style-name="P14">Entier</text:p>
          </table:table-cell>
          <table:table-cell table:style-name="Tableau9.A3" office:value-type="string">
            <text:p text:style-name="P15">0</text:p>
          </table:table-cell>
          <table:table-cell table:style-name="Tableau9.A3" office:value-type="string">
            <text:p text:style-name="P15">-</text:p>
          </table:table-cell>
          <table:table-cell table:style-name="Tableau9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9.A3" office:value-type="string">
            <text:p text:style-name="P14"/>
          </table:table-cell>
          <table:table-cell table:style-name="Tableau9.A3" office:value-type="string">
            <text:p text:style-name="P14"/>
          </table:table-cell>
          <table:table-cell table:style-name="Tableau9.A3" office:value-type="string">
            <text:p text:style-name="P15"/>
          </table:table-cell>
          <table:table-cell table:style-name="Tableau9.D4" office:value-type="float">
            <text:p text:style-name="P15"/>
          </table:table-cell>
          <table:table-cell table:style-name="Tableau9.E3" office:value-type="string">
            <text:p text:style-name="P14"/>
          </table:table-cell>
        </table:table-row>
        <table:table-row>
          <table:table-cell table:style-name="Tableau9.A3" office:value-type="string">
            <text:p text:style-name="P14"/>
          </table:table-cell>
          <table:table-cell table:style-name="Tableau9.A3" office:value-type="string">
            <text:p text:style-name="P14"/>
          </table:table-cell>
          <table:table-cell table:style-name="Tableau9.A3" office:value-type="string">
            <text:p text:style-name="P15"/>
          </table:table-cell>
          <table:table-cell table:style-name="Tableau9.A3" office:value-type="string">
            <text:p text:style-name="P15"/>
          </table:table-cell>
          <table:table-cell table:style-name="Tableau9.E3" office:value-type="string">
            <text:p text:style-name="P14"/>
          </table:table-cell>
        </table:table-row>
        <table:table-row>
          <table:table-cell table:style-name="Tableau9.A3" office:value-type="string">
            <text:p text:style-name="P14"/>
          </table:table-cell>
          <table:table-cell table:style-name="Tableau9.A3" office:value-type="string">
            <text:p text:style-name="P14"/>
          </table:table-cell>
          <table:table-cell table:style-name="Tableau9.A3" office:value-type="string">
            <text:p text:style-name="P15"/>
          </table:table-cell>
          <table:table-cell table:style-name="Tableau9.A3" office:value-type="string">
            <text:p text:style-name="P15"/>
          </table:table-cell>
          <table:table-cell table:style-name="Tableau9.E3" office:value-type="string">
            <text:p text:style-name="P26"/>
          </table:table-cell>
        </table:table-row>
        <table:table-row>
          <table:table-cell table:style-name="Tableau9.A3" office:value-type="string">
            <text:p text:style-name="P14">QUI_CREE_</text:p>
          </table:table-cell>
          <table:table-cell table:style-name="Tableau9.A3" office:value-type="string">
            <text:p text:style-name="P14">Texte</text:p>
          </table:table-cell>
          <table:table-cell table:style-name="Tableau9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9.D4" office:value-type="float" office:value="50">
            <text:p text:style-name="P15">50</text:p>
          </table:table-cell>
          <table:table-cell table:style-name="Tableau9.E3" office:value-type="string">
            <text:p text:style-name="P14">Nom de l'utilisateur qui crée l'enregistrement</text:p>
          </table:table-cell>
        </table:table-row>
        <table:table-row>
          <table:table-cell table:style-name="Tableau9.A3" office:value-type="string">
            <text:p text:style-name="P14">QUAND_CREE<text:span text:style-name="T5">_</text:span></text:p>
          </table:table-cell>
          <table:table-cell table:style-name="Tableau9.A3" office:value-type="string">
            <text:p text:style-name="P14">Date</text:p>
          </table:table-cell>
          <table:table-cell table:style-name="Tableau9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9.A3" office:value-type="string">
            <text:p text:style-name="P15">-</text:p>
          </table:table-cell>
          <table:table-cell table:style-name="Tableau9.E3" office:value-type="string">
            <text:p text:style-name="P14">Date de création de l'enregistrement</text:p>
          </table:table-cell>
        </table:table-row>
        <table:table-row>
          <table:table-cell table:style-name="Tableau9.A3" office:value-type="string">
            <text:p text:style-name="P14">QUI_MODIF_</text:p>
          </table:table-cell>
          <table:table-cell table:style-name="Tableau9.A3" office:value-type="string">
            <text:p text:style-name="P14">Texte</text:p>
          </table:table-cell>
          <table:table-cell table:style-name="Tableau9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9.D4" office:value-type="float" office:value="50">
            <text:p text:style-name="P15">50</text:p>
          </table:table-cell>
          <table:table-cell table:style-name="Tableau9.E3" office:value-type="string">
            <text:p text:style-name="P14">Nom du dernier utilisateur qui modifie l'enregistrement</text:p>
          </table:table-cell>
        </table:table-row>
        <table:table-row>
          <table:table-cell table:style-name="Tableau9.A3" office:value-type="string">
            <text:p text:style-name="P14">QUAND_MODIF_</text:p>
          </table:table-cell>
          <table:table-cell table:style-name="Tableau9.A3" office:value-type="string">
            <text:p text:style-name="P14">Date</text:p>
          </table:table-cell>
          <table:table-cell table:style-name="Tableau9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9.A3" office:value-type="string">
            <text:p text:style-name="P15">-</text:p>
          </table:table-cell>
          <table:table-cell table:style-name="Tableau9.E3" office:value-type="string">
            <text:p text:style-name="P14">Dernière date de modification</text:p>
          </table:table-cell>
        </table:table-row>
        <table:table-row>
          <table:table-cell table:style-name="Tableau9.A3" office:value-type="string">
            <text:p text:style-name="P14">VERSION_</text:p>
          </table:table-cell>
          <table:table-cell table:style-name="Tableau9.A3" office:value-type="string">
            <text:p text:style-name="P14">Entier</text:p>
          </table:table-cell>
          <table:table-cell table:style-name="Tableau9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9.D4" office:value-type="float" office:value="50">
            <text:p text:style-name="P15">50</text:p>
          </table:table-cell>
          <table:table-cell table:style-name="Tableau9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22">
        <text:list-item>
          <text:p text:style-name="P68"><text:a xlink:type="simple" xlink:href="#ID_ARTICLE"><text:span text:style-name="T9">ID_</text:span></text:a> : valeur unique, non null.</text:p>
        </text:list-item>
        <text:list-item>
          <text:p text:style-name="P68"><text:bookmark-start text:name="CODE_ARTICLE116"/>CODE_<text:bookmark-end text:name="CODE_ARTICLE116"/> : Valeur unique, non null.</text:p>
        </text:list-item>
        <text:list-item>
          <text:p text:style-name="P68"/>
        </text:list-item>
      </text:list>
      <text:list text:style-name="L23">
        <text:list-item>
          <text:p text:style-name="P69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70"/>
        </text:list-item>
      </text:list>
      <text:p text:style-name="P22"><text:span text:style-name="T10">Suppression</text:span> : </text:p>
      <text:p text:style-name="P22"/>
      <text:p text:style-name="P22"><text:span text:style-name="T10">Modification</text:span> : </text:p>
      <text:list text:style-name="L24">
        <text:list-item>
          <text:p text:style-name="P71">tous les champs peuvent être modifiés, sauf l'identifiant</text:p>
        </text:list-item>
      </text:list>
      <text:p text:style-name="P4"><text:span text:style-name="T20">Gestion suppression</text:span> : </text:p>
      <text:p text:style-name="P23"/>
      <text:p text:style-name="P2"/>
      <text:p text:style-name="P2"/>
      <text:p text:style-name="P2"><text:bookmark-start text:name="TA_L_BONCDE"/><text:span text:style-name="T33">TA_L_BONCDE</text:span><text:bookmark-end text:name="TA_L_BONCDE"/> : <text:span text:style-name="T8">Description d'une ligne d'un bon de commande .</text:span></text:p>
      <text:p text:style-name="P1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header-rows>
          <table:table-row>
            <table:table-cell table:style-name="Tableau10.A1" table:number-columns-spanned="5" office:value-type="string">
              <text:p text:style-name="P12">Table <text:span text:style-name="T5">TA_L_BONCD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0.A2" office:value-type="string">
            <text:p text:style-name="P13">Champ</text:p>
          </table:table-cell>
          <table:table-cell table:style-name="Tableau10.A2" office:value-type="string">
            <text:p text:style-name="P13">Type</text:p>
          </table:table-cell>
          <table:table-cell table:style-name="Tableau10.A2" office:value-type="string">
            <text:p text:style-name="P13">*</text:p>
          </table:table-cell>
          <table:table-cell table:style-name="Tableau10.A2" office:value-type="string">
            <text:p text:style-name="P13">Long</text:p>
          </table:table-cell>
          <table:table-cell table:style-name="Tableau10.E2" office:value-type="string">
            <text:p text:style-name="P13">Description</text:p>
          </table:table-cell>
        </table:table-row>
        <table:table-row>
          <table:table-cell table:style-name="Tableau10.A3" office:value-type="string">
            <text:p text:style-name="P56"><text:bookmark-start text:name="ID_L_BONCDE_Tab"/>ID_L_BONCDE<text:bookmark-end text:name="ID_L_BONCDE_Tab"/></text:p>
          </table:table-cell>
          <table:table-cell table:style-name="Tableau10.A3" office:value-type="string">
            <text:p text:style-name="P14">Entier</text:p>
          </table:table-cell>
          <table:table-cell table:style-name="Tableau10.A3" office:value-type="string">
            <text:p text:style-name="P15">0</text:p>
          </table:table-cell>
          <table:table-cell table:style-name="Tableau10.A3" office:value-type="string">
            <text:p text:style-name="P15">-</text:p>
          </table:table-cell>
          <table:table-cell table:style-name="Tableau10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0.A3" office:value-type="string">
            <text:p text:style-name="P14"/>
          </table:table-cell>
          <table:table-cell table:style-name="Tableau10.A3" office:value-type="string">
            <text:p text:style-name="P14"/>
          </table:table-cell>
          <table:table-cell table:style-name="Tableau10.A3" office:value-type="string">
            <text:p text:style-name="P15"/>
          </table:table-cell>
          <table:table-cell table:style-name="Tableau10.D4" office:value-type="float">
            <text:p text:style-name="P15"/>
          </table:table-cell>
          <table:table-cell table:style-name="Tableau10.E3" office:value-type="string">
            <text:p text:style-name="P14"/>
          </table:table-cell>
        </table:table-row>
        <table:table-row>
          <table:table-cell table:style-name="Tableau10.A3" office:value-type="string">
            <text:p text:style-name="P14"/>
          </table:table-cell>
          <table:table-cell table:style-name="Tableau10.A3" office:value-type="string">
            <text:p text:style-name="P14"/>
          </table:table-cell>
          <table:table-cell table:style-name="Tableau10.A3" office:value-type="string">
            <text:p text:style-name="P15"/>
          </table:table-cell>
          <table:table-cell table:style-name="Tableau10.A3" office:value-type="string">
            <text:p text:style-name="P15"/>
          </table:table-cell>
          <table:table-cell table:style-name="Tableau10.E3" office:value-type="string">
            <text:p text:style-name="P14"/>
          </table:table-cell>
        </table:table-row>
        <table:table-row>
          <table:table-cell table:style-name="Tableau10.A3" office:value-type="string">
            <text:p text:style-name="P14"/>
          </table:table-cell>
          <table:table-cell table:style-name="Tableau10.A3" office:value-type="string">
            <text:p text:style-name="P14"/>
          </table:table-cell>
          <table:table-cell table:style-name="Tableau10.A3" office:value-type="string">
            <text:p text:style-name="P15"/>
          </table:table-cell>
          <table:table-cell table:style-name="Tableau10.A3" office:value-type="string">
            <text:p text:style-name="P15"/>
          </table:table-cell>
          <table:table-cell table:style-name="Tableau10.E3" office:value-type="string">
            <text:p text:style-name="P26"/>
          </table:table-cell>
        </table:table-row>
        <table:table-row>
          <table:table-cell table:style-name="Tableau10.A3" office:value-type="string">
            <text:p text:style-name="P14">QUI_CREE_</text:p>
          </table:table-cell>
          <table:table-cell table:style-name="Tableau10.A3" office:value-type="string">
            <text:p text:style-name="P14">Texte</text:p>
          </table:table-cell>
          <table:table-cell table:style-name="Tableau10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0.D4" office:value-type="float" office:value="50">
            <text:p text:style-name="P15">50</text:p>
          </table:table-cell>
          <table:table-cell table:style-name="Tableau10.E3" office:value-type="string">
            <text:p text:style-name="P14">Nom de l'utilisateur qui crée l'enregistrement</text:p>
          </table:table-cell>
        </table:table-row>
        <table:table-row>
          <table:table-cell table:style-name="Tableau10.A3" office:value-type="string">
            <text:p text:style-name="P14">QUAND_CREE<text:span text:style-name="T5">_</text:span></text:p>
          </table:table-cell>
          <table:table-cell table:style-name="Tableau10.A3" office:value-type="string">
            <text:p text:style-name="P14">Date</text:p>
          </table:table-cell>
          <table:table-cell table:style-name="Tableau10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0.A3" office:value-type="string">
            <text:p text:style-name="P15">-</text:p>
          </table:table-cell>
          <table:table-cell table:style-name="Tableau10.E3" office:value-type="string">
            <text:p text:style-name="P14">Date de création de l'enregistrement</text:p>
          </table:table-cell>
        </table:table-row>
        <table:table-row>
          <table:table-cell table:style-name="Tableau10.A3" office:value-type="string">
            <text:p text:style-name="P14">QUI_MODIF_</text:p>
          </table:table-cell>
          <table:table-cell table:style-name="Tableau10.A3" office:value-type="string">
            <text:p text:style-name="P14">Texte</text:p>
          </table:table-cell>
          <table:table-cell table:style-name="Tableau10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0.D4" office:value-type="float" office:value="50">
            <text:p text:style-name="P15">50</text:p>
          </table:table-cell>
          <table:table-cell table:style-name="Tableau10.E3" office:value-type="string">
            <text:p text:style-name="P14">Nom du dernier utilisateur qui modifie l'enregistrement</text:p>
          </table:table-cell>
        </table:table-row>
        <table:table-row>
          <table:table-cell table:style-name="Tableau10.A3" office:value-type="string">
            <text:p text:style-name="P14">QUAND_MODIF_</text:p>
          </table:table-cell>
          <table:table-cell table:style-name="Tableau10.A3" office:value-type="string">
            <text:p text:style-name="P14">Date</text:p>
          </table:table-cell>
          <table:table-cell table:style-name="Tableau10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0.A3" office:value-type="string">
            <text:p text:style-name="P15">-</text:p>
          </table:table-cell>
          <table:table-cell table:style-name="Tableau10.E3" office:value-type="string">
            <text:p text:style-name="P14">Dernière date de modification</text:p>
          </table:table-cell>
        </table:table-row>
        <table:table-row>
          <table:table-cell table:style-name="Tableau10.A3" office:value-type="string">
            <text:p text:style-name="P14">VERSION_</text:p>
          </table:table-cell>
          <table:table-cell table:style-name="Tableau10.A3" office:value-type="string">
            <text:p text:style-name="P14">Entier</text:p>
          </table:table-cell>
          <table:table-cell table:style-name="Tableau10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0.D4" office:value-type="float" office:value="50">
            <text:p text:style-name="P15">50</text:p>
          </table:table-cell>
          <table:table-cell table:style-name="Tableau10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25">
        <text:list-item>
          <text:p text:style-name="P72"><text:a xlink:type="simple" xlink:href="#ID_ARTICLE"><text:span text:style-name="T9">ID_</text:span></text:a> : valeur unique, non null.</text:p>
        </text:list-item>
        <text:list-item>
          <text:p text:style-name="P72"><text:bookmark-start text:name="CODE_ARTICLE117"/>CODE_<text:bookmark-end text:name="CODE_ARTICLE117"/> : Valeur unique, non null.</text:p>
        </text:list-item>
        <text:list-item>
          <text:p text:style-name="P72"/>
        </text:list-item>
      </text:list>
      <text:list text:style-name="L26">
        <text:list-item>
          <text:p text:style-name="P73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74"/>
        </text:list-item>
      </text:list>
      <text:p text:style-name="P22"><text:span text:style-name="T10">Suppression</text:span> : </text:p>
      <text:p text:style-name="P22"/>
      <text:p text:style-name="P22"><text:span text:style-name="T10">Modification</text:span> : </text:p>
      <text:list text:style-name="L27">
        <text:list-item>
          <text:p text:style-name="P75">tous les champs peuvent être modifiés, sauf l'identifiant</text:p>
        </text:list-item>
      </text:list>
      <text:p text:style-name="P4"><text:span text:style-name="T20">Gestion suppression</text:span> : </text:p>
      <text:p text:style-name="P4"/>
      <text:p text:style-name="P4"/>
      <text:p text:style-name="P23"/>
      <text:p text:style-name="P2"><text:bookmark-start text:name="TA_BONLIV"/><text:span text:style-name="T33">TA_BONLIV</text:span><text:bookmark-end text:name="TA_BONLIV"/><text:span text:style-name="T8"> </text:span>: <text:span text:style-name="T8">Description d'un bon de livraison .</text:span></text:p>
      <text:p text:style-name="P11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table:number-columns-spanned="5" office:value-type="string">
              <text:p text:style-name="P12">Table <text:span text:style-name="T5">TA_</text:span><text:span text:style-name="T32">BONLIV</text:span><text:span text:style-name="T7"> 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5.A2" office:value-type="string">
            <text:p text:style-name="P13">Champ</text:p>
          </table:table-cell>
          <table:table-cell table:style-name="Tableau15.A2" office:value-type="string">
            <text:p text:style-name="P13">Type</text:p>
          </table:table-cell>
          <table:table-cell table:style-name="Tableau15.A2" office:value-type="string">
            <text:p text:style-name="P13">*</text:p>
          </table:table-cell>
          <table:table-cell table:style-name="Tableau15.A2" office:value-type="string">
            <text:p text:style-name="P13">Long</text:p>
          </table:table-cell>
          <table:table-cell table:style-name="Tableau15.E2" office:value-type="string">
            <text:p text:style-name="P13">Description</text:p>
          </table:table-cell>
        </table:table-row>
        <table:table-row>
          <table:table-cell table:style-name="Tableau15.A3" office:value-type="string">
            <text:p text:style-name="P56"><text:bookmark-start text:name="ID_AVOIR_Tab1"/>ID_<text:bookmark-end text:name="ID_AVOIR_Tab1"/>BONLIV </text:p>
          </table:table-cell>
          <table:table-cell table:style-name="Tableau15.A3" office:value-type="string">
            <text:p text:style-name="P14">Entier</text:p>
          </table:table-cell>
          <table:table-cell table:style-name="Tableau15.A3" office:value-type="string">
            <text:p text:style-name="P15">0</text:p>
          </table:table-cell>
          <table:table-cell table:style-name="Tableau15.A3" office:value-type="string">
            <text:p text:style-name="P15">-</text:p>
          </table:table-cell>
          <table:table-cell table:style-name="Tableau15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5.A3" office:value-type="string">
            <text:p text:style-name="P14"/>
          </table:table-cell>
          <table:table-cell table:style-name="Tableau15.A3" office:value-type="string">
            <text:p text:style-name="P14"/>
          </table:table-cell>
          <table:table-cell table:style-name="Tableau15.A3" office:value-type="string">
            <text:p text:style-name="P15"/>
          </table:table-cell>
          <table:table-cell table:style-name="Tableau15.D4" office:value-type="float">
            <text:p text:style-name="P15"/>
          </table:table-cell>
          <table:table-cell table:style-name="Tableau15.E3" office:value-type="string">
            <text:p text:style-name="P14"/>
          </table:table-cell>
        </table:table-row>
        <table:table-row>
          <table:table-cell table:style-name="Tableau15.A3" office:value-type="string">
            <text:p text:style-name="P14"/>
          </table:table-cell>
          <table:table-cell table:style-name="Tableau15.A3" office:value-type="string">
            <text:p text:style-name="P14"/>
          </table:table-cell>
          <table:table-cell table:style-name="Tableau15.A3" office:value-type="string">
            <text:p text:style-name="P15"/>
          </table:table-cell>
          <table:table-cell table:style-name="Tableau15.A3" office:value-type="string">
            <text:p text:style-name="P15"/>
          </table:table-cell>
          <table:table-cell table:style-name="Tableau15.E3" office:value-type="string">
            <text:p text:style-name="P14"/>
          </table:table-cell>
        </table:table-row>
        <table:table-row>
          <table:table-cell table:style-name="Tableau15.A3" office:value-type="string">
            <text:p text:style-name="P14"/>
          </table:table-cell>
          <table:table-cell table:style-name="Tableau15.A3" office:value-type="string">
            <text:p text:style-name="P14"/>
          </table:table-cell>
          <table:table-cell table:style-name="Tableau15.A3" office:value-type="string">
            <text:p text:style-name="P15"/>
          </table:table-cell>
          <table:table-cell table:style-name="Tableau15.A3" office:value-type="string">
            <text:p text:style-name="P15"/>
          </table:table-cell>
          <table:table-cell table:style-name="Tableau15.E3" office:value-type="string">
            <text:p text:style-name="P26"/>
          </table:table-cell>
        </table:table-row>
        <table:table-row>
          <table:table-cell table:style-name="Tableau15.A3" office:value-type="string">
            <text:p text:style-name="P14">QUI_CREE_<text:span text:style-name="T27">BONLIV </text:span></text:p>
          </table:table-cell>
          <table:table-cell table:style-name="Tableau15.A3" office:value-type="string">
            <text:p text:style-name="P14">Texte</text:p>
          </table:table-cell>
          <table:table-cell table:style-name="Tableau15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5.D4" office:value-type="float" office:value="50">
            <text:p text:style-name="P15">50</text:p>
          </table:table-cell>
          <table:table-cell table:style-name="Tableau15.E3" office:value-type="string">
            <text:p text:style-name="P14">Nom de l'utilisateur qui crée l'enregistrement</text:p>
          </table:table-cell>
        </table:table-row>
        <table:table-row>
          <table:table-cell table:style-name="Tableau15.A3" office:value-type="string">
            <text:p text:style-name="P14">QUAND_CREE<text:span text:style-name="T5">_</text:span><text:span text:style-name="T27">BONLIV </text:span></text:p>
          </table:table-cell>
          <table:table-cell table:style-name="Tableau15.A3" office:value-type="string">
            <text:p text:style-name="P14">Date</text:p>
          </table:table-cell>
          <table:table-cell table:style-name="Tableau15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5.A3" office:value-type="string">
            <text:p text:style-name="P15">-</text:p>
          </table:table-cell>
          <table:table-cell table:style-name="Tableau15.E3" office:value-type="string">
            <text:p text:style-name="P14">Date de création de l'enregistrement</text:p>
          </table:table-cell>
        </table:table-row>
        <table:table-row>
          <table:table-cell table:style-name="Tableau15.A3" office:value-type="string">
            <text:p text:style-name="P14">QUI_MODIF_<text:span text:style-name="T27">BONLIV </text:span></text:p>
          </table:table-cell>
          <table:table-cell table:style-name="Tableau15.A3" office:value-type="string">
            <text:p text:style-name="P14">Texte</text:p>
          </table:table-cell>
          <table:table-cell table:style-name="Tableau15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5.D4" office:value-type="float" office:value="50">
            <text:p text:style-name="P15">50</text:p>
          </table:table-cell>
          <table:table-cell table:style-name="Tableau15.E3" office:value-type="string">
            <text:p text:style-name="P14">Nom du dernier utilisateur qui modifie l'enregistrement</text:p>
          </table:table-cell>
        </table:table-row>
        <table:table-row>
          <table:table-cell table:style-name="Tableau15.A3" office:value-type="string">
            <text:p text:style-name="P14">QUAND_MODIF_<text:span text:style-name="T27">BONLIV </text:span></text:p>
          </table:table-cell>
          <table:table-cell table:style-name="Tableau15.A3" office:value-type="string">
            <text:p text:style-name="P14">Date</text:p>
          </table:table-cell>
          <table:table-cell table:style-name="Tableau15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5.A3" office:value-type="string">
            <text:p text:style-name="P15">-</text:p>
          </table:table-cell>
          <table:table-cell table:style-name="Tableau15.E3" office:value-type="string">
            <text:p text:style-name="P14">Dernière date de modification</text:p>
          </table:table-cell>
        </table:table-row>
        <table:table-row>
          <table:table-cell table:style-name="Tableau15.A3" office:value-type="string">
            <text:p text:style-name="P14">VERSION_<text:span text:style-name="T27">BONLIV </text:span></text:p>
          </table:table-cell>
          <table:table-cell table:style-name="Tableau15.A3" office:value-type="string">
            <text:p text:style-name="P14">Entier</text:p>
          </table:table-cell>
          <table:table-cell table:style-name="Tableau15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5.D4" office:value-type="float" office:value="50">
            <text:p text:style-name="P15">50</text:p>
          </table:table-cell>
          <table:table-cell table:style-name="Tableau15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28">
        <text:list-item>
          <text:p text:style-name="P76"><text:a xlink:type="simple" xlink:href="#ID_ARTICLE"><text:span text:style-name="T9">ID_</text:span></text:a> : valeur unique, non null.</text:p>
        </text:list-item>
        <text:list-item>
          <text:p text:style-name="P76"><text:bookmark-start text:name="CODE_ARTICLE1181"/>CODE_<text:bookmark-end text:name="CODE_ARTICLE1181"/> : Valeur unique, non null.</text:p>
        </text:list-item>
        <text:list-item>
          <text:p text:style-name="P76"/>
        </text:list-item>
      </text:list>
      <text:list text:style-name="L29">
        <text:list-item>
          <text:p text:style-name="P77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78"/>
        </text:list-item>
      </text:list>
      <text:p text:style-name="P22"><text:span text:style-name="T10">Suppression</text:span> : </text:p>
      <text:list text:style-name="L30">
        <text:list-item>
          <text:p text:style-name="P79">Supprimer la référence à cette ligne (si elle existe) dans la « table <text:a xlink:type="simple" xlink:href="#TA_R_DOCUMENT"><text:span text:style-name="T2">TA_R_DOCUMENT</text:span></text:a>» </text:p>
        </text:list-item>
      </text:list>
      <text:p text:style-name="P22"/>
      <text:p text:style-name="P22"><text:span text:style-name="T10">Modification</text:span> : </text:p>
      <text:list text:style-name="L31">
        <text:list-item>
          <text:p text:style-name="P80">tous les champs peuvent être modifiés, sauf l'identifiant</text:p>
        </text:list-item>
      </text:list>
      <text:p text:style-name="P4"><text:span text:style-name="T20">Gestion suppression</text:span> : </text:p>
      <text:p text:style-name="P81"/>
      <text:p text:style-name="P2"/>
      <text:p text:style-name="P2"><text:bookmark-start text:name="TA_L_BONLIV"/><text:span text:style-name="T33">TA_L_BONLIV</text:span><text:bookmark-end text:name="TA_L_BONLIV"/> : <text:span text:style-name="T8">Description d'un avoir .</text:span></text:p>
      <text:p text:style-name="P1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header-rows>
          <table:table-row>
            <table:table-cell table:style-name="Tableau16.A1" table:number-columns-spanned="5" office:value-type="string">
              <text:p text:style-name="P12">Table <text:span text:style-name="T5">TA_ </text:span><text:span text:style-name="T32">L_BONLIV 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6.A2" office:value-type="string">
            <text:p text:style-name="P13">Champ</text:p>
          </table:table-cell>
          <table:table-cell table:style-name="Tableau16.A2" office:value-type="string">
            <text:p text:style-name="P13">Type</text:p>
          </table:table-cell>
          <table:table-cell table:style-name="Tableau16.A2" office:value-type="string">
            <text:p text:style-name="P13">*</text:p>
          </table:table-cell>
          <table:table-cell table:style-name="Tableau16.A2" office:value-type="string">
            <text:p text:style-name="P13">Long</text:p>
          </table:table-cell>
          <table:table-cell table:style-name="Tableau16.E2" office:value-type="string">
            <text:p text:style-name="P13">Description</text:p>
          </table:table-cell>
        </table:table-row>
        <table:table-row>
          <table:table-cell table:style-name="Tableau16.A3" office:value-type="string">
            <text:p text:style-name="P56"><text:bookmark-start text:name="ID_AVOIR_Tab2"/><text:bookmark-start text:name="ID_L_BONLIV_Tab"/>ID<text:bookmark-end text:name="ID_AVOIR_Tab2"/>_L_BONLIV<text:bookmark-end text:name="ID_L_BONLIV_Tab"/></text:p>
          </table:table-cell>
          <table:table-cell table:style-name="Tableau16.A3" office:value-type="string">
            <text:p text:style-name="P14">Entier</text:p>
          </table:table-cell>
          <table:table-cell table:style-name="Tableau16.A3" office:value-type="string">
            <text:p text:style-name="P15">0</text:p>
          </table:table-cell>
          <table:table-cell table:style-name="Tableau16.A3" office:value-type="string">
            <text:p text:style-name="P15">-</text:p>
          </table:table-cell>
          <table:table-cell table:style-name="Tableau16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6.A3" office:value-type="string">
            <text:p text:style-name="P14"/>
          </table:table-cell>
          <table:table-cell table:style-name="Tableau16.A3" office:value-type="string">
            <text:p text:style-name="P14"/>
          </table:table-cell>
          <table:table-cell table:style-name="Tableau16.A3" office:value-type="string">
            <text:p text:style-name="P15"/>
          </table:table-cell>
          <table:table-cell table:style-name="Tableau16.D4" office:value-type="float">
            <text:p text:style-name="P15"/>
          </table:table-cell>
          <table:table-cell table:style-name="Tableau16.E3" office:value-type="string">
            <text:p text:style-name="P14"/>
          </table:table-cell>
        </table:table-row>
        <table:table-row>
          <table:table-cell table:style-name="Tableau16.A3" office:value-type="string">
            <text:p text:style-name="P14"/>
          </table:table-cell>
          <table:table-cell table:style-name="Tableau16.A3" office:value-type="string">
            <text:p text:style-name="P14"/>
          </table:table-cell>
          <table:table-cell table:style-name="Tableau16.A3" office:value-type="string">
            <text:p text:style-name="P15"/>
          </table:table-cell>
          <table:table-cell table:style-name="Tableau16.A3" office:value-type="string">
            <text:p text:style-name="P15"/>
          </table:table-cell>
          <table:table-cell table:style-name="Tableau16.E3" office:value-type="string">
            <text:p text:style-name="P14"/>
          </table:table-cell>
        </table:table-row>
        <table:table-row>
          <table:table-cell table:style-name="Tableau16.A3" office:value-type="string">
            <text:p text:style-name="P14"/>
          </table:table-cell>
          <table:table-cell table:style-name="Tableau16.A3" office:value-type="string">
            <text:p text:style-name="P14"/>
          </table:table-cell>
          <table:table-cell table:style-name="Tableau16.A3" office:value-type="string">
            <text:p text:style-name="P15"/>
          </table:table-cell>
          <table:table-cell table:style-name="Tableau16.A3" office:value-type="string">
            <text:p text:style-name="P15"/>
          </table:table-cell>
          <table:table-cell table:style-name="Tableau16.E3" office:value-type="string">
            <text:p text:style-name="P26"/>
          </table:table-cell>
        </table:table-row>
        <table:table-row>
          <table:table-cell table:style-name="Tableau16.A3" office:value-type="string">
            <text:p text:style-name="P14">QUI_CREE<text:span text:style-name="T27">_L_BONLIV</text:span></text:p>
          </table:table-cell>
          <table:table-cell table:style-name="Tableau16.A3" office:value-type="string">
            <text:p text:style-name="P14">Texte</text:p>
          </table:table-cell>
          <table:table-cell table:style-name="Tableau16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6.D4" office:value-type="float" office:value="50">
            <text:p text:style-name="P15">50</text:p>
          </table:table-cell>
          <table:table-cell table:style-name="Tableau16.E3" office:value-type="string">
            <text:p text:style-name="P14">Nom de l'utilisateur qui crée l'enregistrement</text:p>
          </table:table-cell>
        </table:table-row>
        <table:table-row>
          <table:table-cell table:style-name="Tableau16.A3" office:value-type="string">
            <text:p text:style-name="P14">QUAND_CREE<text:span text:style-name="T27">_L_BONLIV</text:span></text:p>
          </table:table-cell>
          <table:table-cell table:style-name="Tableau16.A3" office:value-type="string">
            <text:p text:style-name="P14">Date</text:p>
          </table:table-cell>
          <table:table-cell table:style-name="Tableau16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6.A3" office:value-type="string">
            <text:p text:style-name="P15">-</text:p>
          </table:table-cell>
          <table:table-cell table:style-name="Tableau16.E3" office:value-type="string">
            <text:p text:style-name="P14">Date de création de l'enregistrement</text:p>
          </table:table-cell>
        </table:table-row>
        <table:table-row>
          <table:table-cell table:style-name="Tableau16.A3" office:value-type="string">
            <text:p text:style-name="P14">QUI_MODIF<text:span text:style-name="T27">_L_BONLIV</text:span></text:p>
          </table:table-cell>
          <table:table-cell table:style-name="Tableau16.A3" office:value-type="string">
            <text:p text:style-name="P14">Texte</text:p>
          </table:table-cell>
          <table:table-cell table:style-name="Tableau16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6.D4" office:value-type="float" office:value="50">
            <text:p text:style-name="P15">50</text:p>
          </table:table-cell>
          <table:table-cell table:style-name="Tableau16.E3" office:value-type="string">
            <text:p text:style-name="P14">Nom du dernier utilisateur qui modifie l'enregistrement</text:p>
          </table:table-cell>
        </table:table-row>
        <table:table-row>
          <table:table-cell table:style-name="Tableau16.A3" office:value-type="string">
            <text:p text:style-name="P14">QUAND_MODIF<text:span text:style-name="T27">_L_BONLIV</text:span></text:p>
          </table:table-cell>
          <table:table-cell table:style-name="Tableau16.A3" office:value-type="string">
            <text:p text:style-name="P14">Date</text:p>
          </table:table-cell>
          <table:table-cell table:style-name="Tableau16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6.A3" office:value-type="string">
            <text:p text:style-name="P15">-</text:p>
          </table:table-cell>
          <table:table-cell table:style-name="Tableau16.E3" office:value-type="string">
            <text:p text:style-name="P14">Dernière date de modification</text:p>
          </table:table-cell>
        </table:table-row>
        <table:table-row>
          <table:table-cell table:style-name="Tableau16.A3" office:value-type="string">
            <text:p text:style-name="P14">VERSION<text:span text:style-name="T27">_L_BONLIV</text:span></text:p>
          </table:table-cell>
          <table:table-cell table:style-name="Tableau16.A3" office:value-type="string">
            <text:p text:style-name="P14">Entier</text:p>
          </table:table-cell>
          <table:table-cell table:style-name="Tableau16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6.D4" office:value-type="float" office:value="50">
            <text:p text:style-name="P15">50</text:p>
          </table:table-cell>
          <table:table-cell table:style-name="Tableau16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32">
        <text:list-item>
          <text:p text:style-name="P82"><text:a xlink:type="simple" xlink:href="#ID_ARTICLE"><text:span text:style-name="T9">ID_</text:span></text:a> : valeur unique, non null.</text:p>
        </text:list-item>
        <text:list-item>
          <text:p text:style-name="P82"><text:bookmark-start text:name="CODE_ARTICLE1182"/>CODE_<text:bookmark-end text:name="CODE_ARTICLE1182"/> : Valeur unique, non null.</text:p>
        </text:list-item>
        <text:list-item>
          <text:p text:style-name="P82"/>
        </text:list-item>
      </text:list>
      <text:list text:style-name="L33">
        <text:list-item>
          <text:p text:style-name="P83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84"/>
        </text:list-item>
      </text:list>
      <text:p text:style-name="P22"><text:span text:style-name="T10">Suppression</text:span> : </text:p>
      <text:list text:style-name="L34">
        <text:list-item>
          <text:p text:style-name="P85">Supprimer la référence à cette ligne (si elle existe) dans la « table <text:a xlink:type="simple" xlink:href="#TA_R_DOCUMENT"><text:span text:style-name="T2">TA_R_DOCUMENT</text:span></text:a>» </text:p>
        </text:list-item>
      </text:list>
      <text:p text:style-name="P22"/>
      <text:p text:style-name="P22"><text:span text:style-name="T10">Modification</text:span> : </text:p>
      <text:list text:style-name="L35">
        <text:list-item>
          <text:p text:style-name="P86">tous les champs peuvent être modifiés, sauf l'identifiant</text:p>
        </text:list-item>
      </text:list>
      <text:p text:style-name="P4"><text:span text:style-name="T20">Gestion suppression</text:span> : </text:p>
      <text:p text:style-name="P81"/>
      <text:p text:style-name="P2"/>
      <text:p text:style-name="P2"/>
      <text:p text:style-name="P2"><text:bookmark-start text:name="TA_AVOIR"/><text:span text:style-name="T33">TA_AVOIR</text:span><text:bookmark-end text:name="TA_AVOIR"/> : <text:span text:style-name="T8">Description d'un avoir .</text:span></text:p>
      <text:p text:style-name="P1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header-rows>
          <table:table-row>
            <table:table-cell table:style-name="Tableau11.A1" table:number-columns-spanned="5" office:value-type="string">
              <text:p text:style-name="P12">Table <text:span text:style-name="T5">TA_AVOIR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1.A2" office:value-type="string">
            <text:p text:style-name="P13">Champ</text:p>
          </table:table-cell>
          <table:table-cell table:style-name="Tableau11.A2" office:value-type="string">
            <text:p text:style-name="P13">Type</text:p>
          </table:table-cell>
          <table:table-cell table:style-name="Tableau11.A2" office:value-type="string">
            <text:p text:style-name="P13">*</text:p>
          </table:table-cell>
          <table:table-cell table:style-name="Tableau11.A2" office:value-type="string">
            <text:p text:style-name="P13">Long</text:p>
          </table:table-cell>
          <table:table-cell table:style-name="Tableau11.E2" office:value-type="string">
            <text:p text:style-name="P13">Description</text:p>
          </table:table-cell>
        </table:table-row>
        <table:table-row>
          <table:table-cell table:style-name="Tableau11.A3" office:value-type="string">
            <text:p text:style-name="P56"><text:bookmark-start text:name="ID_AVOIR_Tab"/>ID_AVOIR<text:bookmark-end text:name="ID_AVOIR_Tab"/></text:p>
          </table:table-cell>
          <table:table-cell table:style-name="Tableau11.A3" office:value-type="string">
            <text:p text:style-name="P14">Entier</text:p>
          </table:table-cell>
          <table:table-cell table:style-name="Tableau11.A3" office:value-type="string">
            <text:p text:style-name="P15">0</text:p>
          </table:table-cell>
          <table:table-cell table:style-name="Tableau11.A3" office:value-type="string">
            <text:p text:style-name="P15">-</text:p>
          </table:table-cell>
          <table:table-cell table:style-name="Tableau11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1.A3" office:value-type="string">
            <text:p text:style-name="P14"/>
          </table:table-cell>
          <table:table-cell table:style-name="Tableau11.A3" office:value-type="string">
            <text:p text:style-name="P14"/>
          </table:table-cell>
          <table:table-cell table:style-name="Tableau11.A3" office:value-type="string">
            <text:p text:style-name="P15"/>
          </table:table-cell>
          <table:table-cell table:style-name="Tableau11.D4" office:value-type="float">
            <text:p text:style-name="P15"/>
          </table:table-cell>
          <table:table-cell table:style-name="Tableau11.E3" office:value-type="string">
            <text:p text:style-name="P14"/>
          </table:table-cell>
        </table:table-row>
        <table:table-row>
          <table:table-cell table:style-name="Tableau11.A3" office:value-type="string">
            <text:p text:style-name="P14"/>
          </table:table-cell>
          <table:table-cell table:style-name="Tableau11.A3" office:value-type="string">
            <text:p text:style-name="P14"/>
          </table:table-cell>
          <table:table-cell table:style-name="Tableau11.A3" office:value-type="string">
            <text:p text:style-name="P15"/>
          </table:table-cell>
          <table:table-cell table:style-name="Tableau11.A3" office:value-type="string">
            <text:p text:style-name="P15"/>
          </table:table-cell>
          <table:table-cell table:style-name="Tableau11.E3" office:value-type="string">
            <text:p text:style-name="P14"/>
          </table:table-cell>
        </table:table-row>
        <table:table-row>
          <table:table-cell table:style-name="Tableau11.A3" office:value-type="string">
            <text:p text:style-name="P14"/>
          </table:table-cell>
          <table:table-cell table:style-name="Tableau11.A3" office:value-type="string">
            <text:p text:style-name="P14"/>
          </table:table-cell>
          <table:table-cell table:style-name="Tableau11.A3" office:value-type="string">
            <text:p text:style-name="P15"/>
          </table:table-cell>
          <table:table-cell table:style-name="Tableau11.A3" office:value-type="string">
            <text:p text:style-name="P15"/>
          </table:table-cell>
          <table:table-cell table:style-name="Tableau11.E3" office:value-type="string">
            <text:p text:style-name="P26"/>
          </table:table-cell>
        </table:table-row>
        <table:table-row>
          <table:table-cell table:style-name="Tableau11.A3" office:value-type="string">
            <text:p text:style-name="P14">QUI_CREE_</text:p>
          </table:table-cell>
          <table:table-cell table:style-name="Tableau11.A3" office:value-type="string">
            <text:p text:style-name="P14">Texte</text:p>
          </table:table-cell>
          <table:table-cell table:style-name="Tableau11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1.D4" office:value-type="float" office:value="50">
            <text:p text:style-name="P15">50</text:p>
          </table:table-cell>
          <table:table-cell table:style-name="Tableau11.E3" office:value-type="string">
            <text:p text:style-name="P14">Nom de l'utilisateur qui crée l'enregistrement</text:p>
          </table:table-cell>
        </table:table-row>
        <table:table-row>
          <table:table-cell table:style-name="Tableau11.A3" office:value-type="string">
            <text:p text:style-name="P14">QUAND_CREE<text:span text:style-name="T5">_</text:span></text:p>
          </table:table-cell>
          <table:table-cell table:style-name="Tableau11.A3" office:value-type="string">
            <text:p text:style-name="P14">Date</text:p>
          </table:table-cell>
          <table:table-cell table:style-name="Tableau1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1.A3" office:value-type="string">
            <text:p text:style-name="P15">-</text:p>
          </table:table-cell>
          <table:table-cell table:style-name="Tableau11.E3" office:value-type="string">
            <text:p text:style-name="P14">Date de création de l'enregistrement</text:p>
          </table:table-cell>
        </table:table-row>
        <table:table-row>
          <table:table-cell table:style-name="Tableau11.A3" office:value-type="string">
            <text:p text:style-name="P14">QUI_MODIF_</text:p>
          </table:table-cell>
          <table:table-cell table:style-name="Tableau11.A3" office:value-type="string">
            <text:p text:style-name="P14">Texte</text:p>
          </table:table-cell>
          <table:table-cell table:style-name="Tableau1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1.D4" office:value-type="float" office:value="50">
            <text:p text:style-name="P15">50</text:p>
          </table:table-cell>
          <table:table-cell table:style-name="Tableau11.E3" office:value-type="string">
            <text:p text:style-name="P14">Nom du dernier utilisateur qui modifie l'enregistrement</text:p>
          </table:table-cell>
        </table:table-row>
        <table:table-row>
          <table:table-cell table:style-name="Tableau11.A3" office:value-type="string">
            <text:p text:style-name="P14">QUAND_MODIF_</text:p>
          </table:table-cell>
          <table:table-cell table:style-name="Tableau11.A3" office:value-type="string">
            <text:p text:style-name="P14">Date</text:p>
          </table:table-cell>
          <table:table-cell table:style-name="Tableau1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1.A3" office:value-type="string">
            <text:p text:style-name="P15">-</text:p>
          </table:table-cell>
          <table:table-cell table:style-name="Tableau11.E3" office:value-type="string">
            <text:p text:style-name="P14">Dernière date de modification</text:p>
          </table:table-cell>
        </table:table-row>
        <table:table-row>
          <table:table-cell table:style-name="Tableau11.A3" office:value-type="string">
            <text:p text:style-name="P14">VERSION_</text:p>
          </table:table-cell>
          <table:table-cell table:style-name="Tableau11.A3" office:value-type="string">
            <text:p text:style-name="P14">Entier</text:p>
          </table:table-cell>
          <table:table-cell table:style-name="Tableau1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1.D4" office:value-type="float" office:value="50">
            <text:p text:style-name="P15">50</text:p>
          </table:table-cell>
          <table:table-cell table:style-name="Tableau11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36">
        <text:list-item>
          <text:p text:style-name="P87"><text:a xlink:type="simple" xlink:href="#ID_ARTICLE"><text:span text:style-name="T9">ID_</text:span></text:a> : valeur unique, non null.</text:p>
        </text:list-item>
        <text:list-item>
          <text:p text:style-name="P87"><text:bookmark-start text:name="CODE_ARTICLE118"/>CODE_<text:bookmark-end text:name="CODE_ARTICLE118"/> : Valeur unique, non null.</text:p>
        </text:list-item>
        <text:list-item>
          <text:p text:style-name="P87"/>
        </text:list-item>
      </text:list>
      <text:list text:style-name="L37">
        <text:list-item>
          <text:p text:style-name="P88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89"/>
        </text:list-item>
      </text:list>
      <text:p text:style-name="P22"><text:span text:style-name="T10">Suppression</text:span> : </text:p>
      <text:p text:style-name="P22"/>
      <text:p text:style-name="P22"><text:span text:style-name="T10">Modification</text:span> : </text:p>
      <text:list text:style-name="L38">
        <text:list-item>
          <text:p text:style-name="P90">tous les champs peuvent être modifiés, sauf l'identifiant</text:p>
        </text:list-item>
      </text:list>
      <text:p text:style-name="P4"><text:span text:style-name="T20">Gestion suppression</text:span> : </text:p>
      <text:p text:style-name="P23"/>
      <text:p text:style-name="P2"/>
      <text:p text:style-name="P2"/>
      <text:p text:style-name="P2"><text:bookmark-start text:name="TA_L_AVOIR"/><text:span text:style-name="T33">TA_L_AVOIR</text:span><text:bookmark-end text:name="TA_L_AVOIR"/> : <text:span text:style-name="T8">Description d'une ligne d'avoir.</text:span></text:p>
      <text:p text:style-name="P1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header-rows>
          <table:table-row>
            <table:table-cell table:style-name="Tableau12.A1" table:number-columns-spanned="5" office:value-type="string">
              <text:p text:style-name="P12">Table <text:span text:style-name="T5">TA_L_AVOIR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2.A2" office:value-type="string">
            <text:p text:style-name="P13">Champ</text:p>
          </table:table-cell>
          <table:table-cell table:style-name="Tableau12.A2" office:value-type="string">
            <text:p text:style-name="P13">Type</text:p>
          </table:table-cell>
          <table:table-cell table:style-name="Tableau12.A2" office:value-type="string">
            <text:p text:style-name="P13">*</text:p>
          </table:table-cell>
          <table:table-cell table:style-name="Tableau12.A2" office:value-type="string">
            <text:p text:style-name="P13">Long</text:p>
          </table:table-cell>
          <table:table-cell table:style-name="Tableau12.E2" office:value-type="string">
            <text:p text:style-name="P13">Description</text:p>
          </table:table-cell>
        </table:table-row>
        <table:table-row>
          <table:table-cell table:style-name="Tableau12.A3" office:value-type="string">
            <text:p text:style-name="P56"><text:bookmark-start text:name="ID_L_AVOIR_Tab"/>ID_L_AVOIR<text:bookmark-end text:name="ID_L_AVOIR_Tab"/></text:p>
          </table:table-cell>
          <table:table-cell table:style-name="Tableau12.A3" office:value-type="string">
            <text:p text:style-name="P14">Entier</text:p>
          </table:table-cell>
          <table:table-cell table:style-name="Tableau12.A3" office:value-type="string">
            <text:p text:style-name="P15">0</text:p>
          </table:table-cell>
          <table:table-cell table:style-name="Tableau12.A3" office:value-type="string">
            <text:p text:style-name="P15">-</text:p>
          </table:table-cell>
          <table:table-cell table:style-name="Tableau12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2.A3" office:value-type="string">
            <text:p text:style-name="P14"/>
          </table:table-cell>
          <table:table-cell table:style-name="Tableau12.A3" office:value-type="string">
            <text:p text:style-name="P14"/>
          </table:table-cell>
          <table:table-cell table:style-name="Tableau12.A3" office:value-type="string">
            <text:p text:style-name="P15"/>
          </table:table-cell>
          <table:table-cell table:style-name="Tableau12.D4" office:value-type="float">
            <text:p text:style-name="P15"/>
          </table:table-cell>
          <table:table-cell table:style-name="Tableau12.E3" office:value-type="string">
            <text:p text:style-name="P14"/>
          </table:table-cell>
        </table:table-row>
        <table:table-row>
          <table:table-cell table:style-name="Tableau12.A3" office:value-type="string">
            <text:p text:style-name="P14"/>
          </table:table-cell>
          <table:table-cell table:style-name="Tableau12.A3" office:value-type="string">
            <text:p text:style-name="P14"/>
          </table:table-cell>
          <table:table-cell table:style-name="Tableau12.A3" office:value-type="string">
            <text:p text:style-name="P15"/>
          </table:table-cell>
          <table:table-cell table:style-name="Tableau12.A3" office:value-type="string">
            <text:p text:style-name="P15"/>
          </table:table-cell>
          <table:table-cell table:style-name="Tableau12.E3" office:value-type="string">
            <text:p text:style-name="P14"/>
          </table:table-cell>
        </table:table-row>
        <table:table-row>
          <table:table-cell table:style-name="Tableau12.A3" office:value-type="string">
            <text:p text:style-name="P14"/>
          </table:table-cell>
          <table:table-cell table:style-name="Tableau12.A3" office:value-type="string">
            <text:p text:style-name="P14"/>
          </table:table-cell>
          <table:table-cell table:style-name="Tableau12.A3" office:value-type="string">
            <text:p text:style-name="P15"/>
          </table:table-cell>
          <table:table-cell table:style-name="Tableau12.A3" office:value-type="string">
            <text:p text:style-name="P15"/>
          </table:table-cell>
          <table:table-cell table:style-name="Tableau12.E3" office:value-type="string">
            <text:p text:style-name="P26"/>
          </table:table-cell>
        </table:table-row>
        <table:table-row>
          <table:table-cell table:style-name="Tableau12.A3" office:value-type="string">
            <text:p text:style-name="P14">QUI_CREE_</text:p>
          </table:table-cell>
          <table:table-cell table:style-name="Tableau12.A3" office:value-type="string">
            <text:p text:style-name="P14">Texte</text:p>
          </table:table-cell>
          <table:table-cell table:style-name="Tableau12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2.D4" office:value-type="float" office:value="50">
            <text:p text:style-name="P15">50</text:p>
          </table:table-cell>
          <table:table-cell table:style-name="Tableau12.E3" office:value-type="string">
            <text:p text:style-name="P14">Nom de l'utilisateur qui crée l'enregistrement</text:p>
          </table:table-cell>
        </table:table-row>
        <table:table-row>
          <table:table-cell table:style-name="Tableau12.A3" office:value-type="string">
            <text:p text:style-name="P14">QUAND_CREE<text:span text:style-name="T5">_</text:span></text:p>
          </table:table-cell>
          <table:table-cell table:style-name="Tableau12.A3" office:value-type="string">
            <text:p text:style-name="P14">Date</text:p>
          </table:table-cell>
          <table:table-cell table:style-name="Tableau12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2.A3" office:value-type="string">
            <text:p text:style-name="P15">-</text:p>
          </table:table-cell>
          <table:table-cell table:style-name="Tableau12.E3" office:value-type="string">
            <text:p text:style-name="P14">Date de création de l'enregistrement</text:p>
          </table:table-cell>
        </table:table-row>
        <table:table-row>
          <table:table-cell table:style-name="Tableau12.A3" office:value-type="string">
            <text:p text:style-name="P14">QUI_MODIF_</text:p>
          </table:table-cell>
          <table:table-cell table:style-name="Tableau12.A3" office:value-type="string">
            <text:p text:style-name="P14">Texte</text:p>
          </table:table-cell>
          <table:table-cell table:style-name="Tableau12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2.D4" office:value-type="float" office:value="50">
            <text:p text:style-name="P15">50</text:p>
          </table:table-cell>
          <table:table-cell table:style-name="Tableau12.E3" office:value-type="string">
            <text:p text:style-name="P14">Nom du dernier utilisateur qui modifie l'enregistrement</text:p>
          </table:table-cell>
        </table:table-row>
        <table:table-row>
          <table:table-cell table:style-name="Tableau12.A3" office:value-type="string">
            <text:p text:style-name="P14">QUAND_MODIF_</text:p>
          </table:table-cell>
          <table:table-cell table:style-name="Tableau12.A3" office:value-type="string">
            <text:p text:style-name="P14">Date</text:p>
          </table:table-cell>
          <table:table-cell table:style-name="Tableau12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2.A3" office:value-type="string">
            <text:p text:style-name="P15">-</text:p>
          </table:table-cell>
          <table:table-cell table:style-name="Tableau12.E3" office:value-type="string">
            <text:p text:style-name="P14">Dernière date de modification</text:p>
          </table:table-cell>
        </table:table-row>
        <table:table-row>
          <table:table-cell table:style-name="Tableau12.A3" office:value-type="string">
            <text:p text:style-name="P14">VERSION_</text:p>
          </table:table-cell>
          <table:table-cell table:style-name="Tableau12.A3" office:value-type="string">
            <text:p text:style-name="P14">Entier</text:p>
          </table:table-cell>
          <table:table-cell table:style-name="Tableau12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2.D4" office:value-type="float" office:value="50">
            <text:p text:style-name="P15">50</text:p>
          </table:table-cell>
          <table:table-cell table:style-name="Tableau12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39">
        <text:list-item>
          <text:p text:style-name="P91"><text:a xlink:type="simple" xlink:href="#ID_ARTICLE"><text:span text:style-name="T9">ID_</text:span></text:a> : valeur unique, non null.</text:p>
        </text:list-item>
        <text:list-item>
          <text:p text:style-name="P91"><text:bookmark-start text:name="CODE_ARTICLE119"/>CODE_<text:bookmark-end text:name="CODE_ARTICLE119"/> : Valeur unique, non null.</text:p>
        </text:list-item>
        <text:list-item>
          <text:p text:style-name="P91"/>
        </text:list-item>
      </text:list>
      <text:list text:style-name="L40">
        <text:list-item>
          <text:p text:style-name="P92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93"/>
        </text:list-item>
      </text:list>
      <text:p text:style-name="P22"><text:span text:style-name="T10">Suppression</text:span> : </text:p>
      <text:list text:style-name="L41">
        <text:list-item>
          <text:p text:style-name="P94">Supprimer la référence à cette ligne (si elle existe) dans la « table <text:a xlink:type="simple" xlink:href="#TA_R_DOCUMENT"><text:span text:style-name="T2">TA_R_DOCUMENT</text:span></text:a>» </text:p>
        </text:list-item>
      </text:list>
      <text:p text:style-name="P22"/>
      <text:p text:style-name="P22"><text:span text:style-name="T10">Modification</text:span> : </text:p>
      <text:list text:style-name="L42">
        <text:list-item>
          <text:p text:style-name="P95">tous les champs peuvent être modifiés, sauf l'identifiant</text:p>
        </text:list-item>
      </text:list>
      <text:p text:style-name="P4"><text:span text:style-name="T20">Gestion suppression</text:span> : </text:p>
      <text:p text:style-name="P23"/>
      <text:p text:style-name="P2"/>
      <text:p text:style-name="P2"/>
      <text:p text:style-name="P2"><text:bookmark-start text:name="TA_MODELE"/><text:span text:style-name="T33">TA_MODELE</text:span><text:bookmark-end text:name="TA_MODELE"/> : <text:span text:style-name="T8">Description d'un modele .</text:span></text:p>
      <text:p text:style-name="P1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table:number-columns-spanned="5" office:value-type="string">
              <text:p text:style-name="P12">Table <text:span text:style-name="T5">TA_MODE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3.A2" office:value-type="string">
            <text:p text:style-name="P13">Champ</text:p>
          </table:table-cell>
          <table:table-cell table:style-name="Tableau13.A2" office:value-type="string">
            <text:p text:style-name="P13">Type</text:p>
          </table:table-cell>
          <table:table-cell table:style-name="Tableau13.A2" office:value-type="string">
            <text:p text:style-name="P13">*</text:p>
          </table:table-cell>
          <table:table-cell table:style-name="Tableau13.A2" office:value-type="string">
            <text:p text:style-name="P13">Long</text:p>
          </table:table-cell>
          <table:table-cell table:style-name="Tableau13.E2" office:value-type="string">
            <text:p text:style-name="P13">Description</text:p>
          </table:table-cell>
        </table:table-row>
        <table:table-row>
          <table:table-cell table:style-name="Tableau13.A3" office:value-type="string">
            <text:p text:style-name="P56"><text:bookmark-start text:name="ID_MODELE_Tab"/>ID_MODELE<text:bookmark-end text:name="ID_MODELE_Tab"/></text:p>
          </table:table-cell>
          <table:table-cell table:style-name="Tableau13.A3" office:value-type="string">
            <text:p text:style-name="P14">Entier</text:p>
          </table:table-cell>
          <table:table-cell table:style-name="Tableau13.A3" office:value-type="string">
            <text:p text:style-name="P15">0</text:p>
          </table:table-cell>
          <table:table-cell table:style-name="Tableau13.A3" office:value-type="string">
            <text:p text:style-name="P15">-</text:p>
          </table:table-cell>
          <table:table-cell table:style-name="Tableau13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3.A3" office:value-type="string">
            <text:p text:style-name="P14"/>
          </table:table-cell>
          <table:table-cell table:style-name="Tableau13.A3" office:value-type="string">
            <text:p text:style-name="P14"/>
          </table:table-cell>
          <table:table-cell table:style-name="Tableau13.A3" office:value-type="string">
            <text:p text:style-name="P15"/>
          </table:table-cell>
          <table:table-cell table:style-name="Tableau13.D4" office:value-type="float">
            <text:p text:style-name="P15"/>
          </table:table-cell>
          <table:table-cell table:style-name="Tableau13.E3" office:value-type="string">
            <text:p text:style-name="P14"/>
          </table:table-cell>
        </table:table-row>
        <table:table-row>
          <table:table-cell table:style-name="Tableau13.A3" office:value-type="string">
            <text:p text:style-name="P14"/>
          </table:table-cell>
          <table:table-cell table:style-name="Tableau13.A3" office:value-type="string">
            <text:p text:style-name="P14"/>
          </table:table-cell>
          <table:table-cell table:style-name="Tableau13.A3" office:value-type="string">
            <text:p text:style-name="P15"/>
          </table:table-cell>
          <table:table-cell table:style-name="Tableau13.A3" office:value-type="string">
            <text:p text:style-name="P15"/>
          </table:table-cell>
          <table:table-cell table:style-name="Tableau13.E3" office:value-type="string">
            <text:p text:style-name="P14"/>
          </table:table-cell>
        </table:table-row>
        <table:table-row>
          <table:table-cell table:style-name="Tableau13.A3" office:value-type="string">
            <text:p text:style-name="P14"/>
          </table:table-cell>
          <table:table-cell table:style-name="Tableau13.A3" office:value-type="string">
            <text:p text:style-name="P14"/>
          </table:table-cell>
          <table:table-cell table:style-name="Tableau13.A3" office:value-type="string">
            <text:p text:style-name="P15"/>
          </table:table-cell>
          <table:table-cell table:style-name="Tableau13.A3" office:value-type="string">
            <text:p text:style-name="P15"/>
          </table:table-cell>
          <table:table-cell table:style-name="Tableau13.E3" office:value-type="string">
            <text:p text:style-name="P26"/>
          </table:table-cell>
        </table:table-row>
        <table:table-row>
          <table:table-cell table:style-name="Tableau13.A3" office:value-type="string">
            <text:p text:style-name="P14">QUI_CREE_</text:p>
          </table:table-cell>
          <table:table-cell table:style-name="Tableau13.A3" office:value-type="string">
            <text:p text:style-name="P14">Texte</text:p>
          </table:table-cell>
          <table:table-cell table:style-name="Tableau13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3.D4" office:value-type="float" office:value="50">
            <text:p text:style-name="P15">50</text:p>
          </table:table-cell>
          <table:table-cell table:style-name="Tableau13.E3" office:value-type="string">
            <text:p text:style-name="P14">Nom de l'utilisateur qui crée l'enregistrement</text:p>
          </table:table-cell>
        </table:table-row>
        <table:table-row>
          <table:table-cell table:style-name="Tableau13.A3" office:value-type="string">
            <text:p text:style-name="P14">QUAND_CREE<text:span text:style-name="T5">_</text:span></text:p>
          </table:table-cell>
          <table:table-cell table:style-name="Tableau13.A3" office:value-type="string">
            <text:p text:style-name="P14">Date</text:p>
          </table:table-cell>
          <table:table-cell table:style-name="Tableau13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3.A3" office:value-type="string">
            <text:p text:style-name="P15">-</text:p>
          </table:table-cell>
          <table:table-cell table:style-name="Tableau13.E3" office:value-type="string">
            <text:p text:style-name="P14">Date de création de l'enregistrement</text:p>
          </table:table-cell>
        </table:table-row>
        <table:table-row>
          <table:table-cell table:style-name="Tableau13.A3" office:value-type="string">
            <text:p text:style-name="P14">QUI_MODIF_</text:p>
          </table:table-cell>
          <table:table-cell table:style-name="Tableau13.A3" office:value-type="string">
            <text:p text:style-name="P14">Texte</text:p>
          </table:table-cell>
          <table:table-cell table:style-name="Tableau13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3.D4" office:value-type="float" office:value="50">
            <text:p text:style-name="P15">50</text:p>
          </table:table-cell>
          <table:table-cell table:style-name="Tableau13.E3" office:value-type="string">
            <text:p text:style-name="P14">Nom du dernier utilisateur qui modifie l'enregistrement</text:p>
          </table:table-cell>
        </table:table-row>
        <table:table-row>
          <table:table-cell table:style-name="Tableau13.A3" office:value-type="string">
            <text:p text:style-name="P14">QUAND_MODIF_</text:p>
          </table:table-cell>
          <table:table-cell table:style-name="Tableau13.A3" office:value-type="string">
            <text:p text:style-name="P14">Date</text:p>
          </table:table-cell>
          <table:table-cell table:style-name="Tableau13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3.A3" office:value-type="string">
            <text:p text:style-name="P15">-</text:p>
          </table:table-cell>
          <table:table-cell table:style-name="Tableau13.E3" office:value-type="string">
            <text:p text:style-name="P14">Dernière date de modification</text:p>
          </table:table-cell>
        </table:table-row>
        <table:table-row>
          <table:table-cell table:style-name="Tableau13.A3" office:value-type="string">
            <text:p text:style-name="P14">VERSION_</text:p>
          </table:table-cell>
          <table:table-cell table:style-name="Tableau13.A3" office:value-type="string">
            <text:p text:style-name="P14">Entier</text:p>
          </table:table-cell>
          <table:table-cell table:style-name="Tableau13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3.D4" office:value-type="float" office:value="50">
            <text:p text:style-name="P15">50</text:p>
          </table:table-cell>
          <table:table-cell table:style-name="Tableau13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43">
        <text:list-item>
          <text:p text:style-name="P96"><text:a xlink:type="simple" xlink:href="#ID_ARTICLE"><text:span text:style-name="T9">ID_</text:span></text:a> : valeur unique, non null.</text:p>
        </text:list-item>
        <text:list-item>
          <text:p text:style-name="P96"><text:bookmark-start text:name="CODE_ARTICLE1110"/>CODE_<text:bookmark-end text:name="CODE_ARTICLE1110"/> : Valeur unique, non null.</text:p>
        </text:list-item>
        <text:list-item>
          <text:p text:style-name="P96"/>
        </text:list-item>
      </text:list>
      <text:list text:style-name="L44">
        <text:list-item>
          <text:p text:style-name="P97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98"/>
        </text:list-item>
      </text:list>
      <text:p text:style-name="P22"><text:span text:style-name="T10">Suppression</text:span> : </text:p>
      <text:p text:style-name="P22"/>
      <text:p text:style-name="P22"><text:span text:style-name="T10">Modification</text:span> : </text:p>
      <text:list text:style-name="L45">
        <text:list-item>
          <text:p text:style-name="P99">tous les champs peuvent être modifiés, sauf l'identifiant</text:p>
        </text:list-item>
      </text:list>
      <text:p text:style-name="P4"><text:span text:style-name="T20">Gestion suppression</text:span> : </text:p>
      <text:p text:style-name="P23"/>
      <text:p text:style-name="P2"/>
      <text:p text:style-name="P2"/>
      <text:p text:style-name="P24"><text:bookmark-start text:name="TA_L_MODELE"/><text:span text:style-name="T33">TA_L_MODELE</text:span><text:bookmark-end text:name="TA_L_MODELE"/> <text:s/>: <text:span text:style-name="T8">Description d'une ligne de Modèle .</text:span></text:p>
      <text:p text:style-name="P11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header-rows>
          <table:table-row>
            <table:table-cell table:style-name="Tableau14.A1" table:number-columns-spanned="5" office:value-type="string">
              <text:p text:style-name="P12">Table <text:span text:style-name="T5">TA_L_MODE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4.A2" office:value-type="string">
            <text:p text:style-name="P13">Champ</text:p>
          </table:table-cell>
          <table:table-cell table:style-name="Tableau14.A2" office:value-type="string">
            <text:p text:style-name="P13">Type</text:p>
          </table:table-cell>
          <table:table-cell table:style-name="Tableau14.A2" office:value-type="string">
            <text:p text:style-name="P13">*</text:p>
          </table:table-cell>
          <table:table-cell table:style-name="Tableau14.A2" office:value-type="string">
            <text:p text:style-name="P13">Long</text:p>
          </table:table-cell>
          <table:table-cell table:style-name="Tableau14.E2" office:value-type="string">
            <text:p text:style-name="P13">Description</text:p>
          </table:table-cell>
        </table:table-row>
        <table:table-row>
          <table:table-cell table:style-name="Tableau14.A3" office:value-type="string">
            <text:p text:style-name="P56"><text:bookmark-start text:name="ID_L_MODELE_Tab"/>ID_L_MODELE<text:bookmark-end text:name="ID_L_MODELE_Tab"/></text:p>
          </table:table-cell>
          <table:table-cell table:style-name="Tableau14.A3" office:value-type="string">
            <text:p text:style-name="P14">Entier</text:p>
          </table:table-cell>
          <table:table-cell table:style-name="Tableau14.A3" office:value-type="string">
            <text:p text:style-name="P15">0</text:p>
          </table:table-cell>
          <table:table-cell table:style-name="Tableau14.A3" office:value-type="string">
            <text:p text:style-name="P15">-</text:p>
          </table:table-cell>
          <table:table-cell table:style-name="Tableau14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4.A3" office:value-type="string">
            <text:p text:style-name="P14"/>
          </table:table-cell>
          <table:table-cell table:style-name="Tableau14.A3" office:value-type="string">
            <text:p text:style-name="P14"/>
          </table:table-cell>
          <table:table-cell table:style-name="Tableau14.A3" office:value-type="string">
            <text:p text:style-name="P15"/>
          </table:table-cell>
          <table:table-cell table:style-name="Tableau14.D4" office:value-type="float">
            <text:p text:style-name="P15"/>
          </table:table-cell>
          <table:table-cell table:style-name="Tableau14.E3" office:value-type="string">
            <text:p text:style-name="P14"/>
          </table:table-cell>
        </table:table-row>
        <table:table-row>
          <table:table-cell table:style-name="Tableau14.A3" office:value-type="string">
            <text:p text:style-name="P14"/>
          </table:table-cell>
          <table:table-cell table:style-name="Tableau14.A3" office:value-type="string">
            <text:p text:style-name="P14"/>
          </table:table-cell>
          <table:table-cell table:style-name="Tableau14.A3" office:value-type="string">
            <text:p text:style-name="P15"/>
          </table:table-cell>
          <table:table-cell table:style-name="Tableau14.A3" office:value-type="string">
            <text:p text:style-name="P15"/>
          </table:table-cell>
          <table:table-cell table:style-name="Tableau14.E3" office:value-type="string">
            <text:p text:style-name="P14"/>
          </table:table-cell>
        </table:table-row>
        <table:table-row>
          <table:table-cell table:style-name="Tableau14.A3" office:value-type="string">
            <text:p text:style-name="P14"/>
          </table:table-cell>
          <table:table-cell table:style-name="Tableau14.A3" office:value-type="string">
            <text:p text:style-name="P14"/>
          </table:table-cell>
          <table:table-cell table:style-name="Tableau14.A3" office:value-type="string">
            <text:p text:style-name="P15"/>
          </table:table-cell>
          <table:table-cell table:style-name="Tableau14.A3" office:value-type="string">
            <text:p text:style-name="P15"/>
          </table:table-cell>
          <table:table-cell table:style-name="Tableau14.E3" office:value-type="string">
            <text:p text:style-name="P26"/>
          </table:table-cell>
        </table:table-row>
        <table:table-row>
          <table:table-cell table:style-name="Tableau14.A3" office:value-type="string">
            <text:p text:style-name="P14">QUI_CREE_</text:p>
          </table:table-cell>
          <table:table-cell table:style-name="Tableau14.A3" office:value-type="string">
            <text:p text:style-name="P14">Texte</text:p>
          </table:table-cell>
          <table:table-cell table:style-name="Tableau14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4.D4" office:value-type="float" office:value="50">
            <text:p text:style-name="P15">50</text:p>
          </table:table-cell>
          <table:table-cell table:style-name="Tableau14.E3" office:value-type="string">
            <text:p text:style-name="P14">Nom de l'utilisateur qui crée l'enregistrement</text:p>
          </table:table-cell>
        </table:table-row>
        <table:table-row>
          <table:table-cell table:style-name="Tableau14.A3" office:value-type="string">
            <text:p text:style-name="P14">QUAND_CREE<text:span text:style-name="T5">_</text:span></text:p>
          </table:table-cell>
          <table:table-cell table:style-name="Tableau14.A3" office:value-type="string">
            <text:p text:style-name="P14">Date</text:p>
          </table:table-cell>
          <table:table-cell table:style-name="Tableau14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4.A3" office:value-type="string">
            <text:p text:style-name="P15">-</text:p>
          </table:table-cell>
          <table:table-cell table:style-name="Tableau14.E3" office:value-type="string">
            <text:p text:style-name="P14">Date de création de l'enregistrement</text:p>
          </table:table-cell>
        </table:table-row>
        <table:table-row>
          <table:table-cell table:style-name="Tableau14.A3" office:value-type="string">
            <text:p text:style-name="P14">QUI_MODIF_</text:p>
          </table:table-cell>
          <table:table-cell table:style-name="Tableau14.A3" office:value-type="string">
            <text:p text:style-name="P14">Texte</text:p>
          </table:table-cell>
          <table:table-cell table:style-name="Tableau14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4.D4" office:value-type="float" office:value="50">
            <text:p text:style-name="P15">50</text:p>
          </table:table-cell>
          <table:table-cell table:style-name="Tableau14.E3" office:value-type="string">
            <text:p text:style-name="P14">Nom du dernier utilisateur qui modifie l'enregistrement</text:p>
          </table:table-cell>
        </table:table-row>
        <table:table-row>
          <table:table-cell table:style-name="Tableau14.A3" office:value-type="string">
            <text:p text:style-name="P14">QUAND_MODIF_</text:p>
          </table:table-cell>
          <table:table-cell table:style-name="Tableau14.A3" office:value-type="string">
            <text:p text:style-name="P14">Date</text:p>
          </table:table-cell>
          <table:table-cell table:style-name="Tableau14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4.A3" office:value-type="string">
            <text:p text:style-name="P15">-</text:p>
          </table:table-cell>
          <table:table-cell table:style-name="Tableau14.E3" office:value-type="string">
            <text:p text:style-name="P14">Dernière date de modification</text:p>
          </table:table-cell>
        </table:table-row>
        <table:table-row>
          <table:table-cell table:style-name="Tableau14.A3" office:value-type="string">
            <text:p text:style-name="P14">VERSION_</text:p>
          </table:table-cell>
          <table:table-cell table:style-name="Tableau14.A3" office:value-type="string">
            <text:p text:style-name="P14">Entier</text:p>
          </table:table-cell>
          <table:table-cell table:style-name="Tableau14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4.D4" office:value-type="float" office:value="50">
            <text:p text:style-name="P15">50</text:p>
          </table:table-cell>
          <table:table-cell table:style-name="Tableau14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46">
        <text:list-item>
          <text:p text:style-name="P100"><text:a xlink:type="simple" xlink:href="#ID_ARTICLE"><text:span text:style-name="T9">ID_</text:span></text:a> : valeur unique, non null.</text:p>
        </text:list-item>
        <text:list-item>
          <text:p text:style-name="P100"><text:bookmark-start text:name="CODE_ARTICLE1111"/>CODE_<text:bookmark-end text:name="CODE_ARTICLE1111"/> : Valeur unique, non null.</text:p>
        </text:list-item>
        <text:list-item>
          <text:p text:style-name="P100"/>
        </text:list-item>
      </text:list>
      <text:list text:style-name="L47">
        <text:list-item>
          <text:p text:style-name="P101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02"/>
        </text:list-item>
      </text:list>
      <text:p text:style-name="P22"><text:span text:style-name="T10">Suppression</text:span> : </text:p>
      <text:list text:style-name="L48">
        <text:list-item>
          <text:p text:style-name="P103">Supprimer la référence à cette ligne (si elle existe) dans la « table <text:a xlink:type="simple" xlink:href="#TA_R_DOCUMENT"><text:span text:style-name="T2">TA_R_DOCUMENT</text:span></text:a>» </text:p>
        </text:list-item>
      </text:list>
      <text:p text:style-name="P22"/>
      <text:p text:style-name="P22"><text:span text:style-name="T10">Modification</text:span> : </text:p>
      <text:list text:style-name="L49">
        <text:list-item>
          <text:p text:style-name="P104">tous les champs peuvent être modifiés, sauf l'identifiant</text:p>
        </text:list-item>
      </text:list>
      <text:p text:style-name="P4"><text:span text:style-name="T20">Gestion suppression</text:span> : </text:p>
      <text:p text:style-name="P23"/>
      <text:p text:style-name="P24"/>
      <text:p text:style-name="P24"/>
      <text:p text:style-name="P24"/>
      <text:p text:style-name="P55"><text:bookmark-start text:name="TA_R_DOCUMENT"/><text:span text:style-name="T32">TA_R_DOCUMENT</text:span><text:bookmark-start text:name="TA_ARTICLE113"/><text:bookmark-start text:name="TA_FACTURE113"/><text:bookmark-end text:name="TA_R_DOCUMENT"/><text:span text:style-name="T5"> :</text:span><text:bookmark-end text:name="TA_ARTICLE113"/><text:bookmark-end text:name="TA_FACTURE113"/> Relation entre les différents documents<text:span text:style-name="T8"> .</text:span></text:p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>
            <table:table-cell table:style-name="Tableau6.A1" table:number-columns-spanned="5" office:value-type="string">
              <text:p text:style-name="P12">Table <text:span text:style-name="T5">TA_R_DOCUMENT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6.A2" office:value-type="string">
            <text:p text:style-name="P13">Champ</text:p>
          </table:table-cell>
          <table:table-cell table:style-name="Tableau6.A2" office:value-type="string">
            <text:p text:style-name="P13">Type</text:p>
          </table:table-cell>
          <table:table-cell table:style-name="Tableau6.A2" office:value-type="string">
            <text:p text:style-name="P13">*</text:p>
          </table:table-cell>
          <table:table-cell table:style-name="Tableau6.A2" office:value-type="string">
            <text:p text:style-name="P13">Long</text:p>
          </table:table-cell>
          <table:table-cell table:style-name="Tableau6.E2" office:value-type="string">
            <text:p text:style-name="P13">Description</text:p>
          </table:table-cell>
        </table:table-row>
        <table:table-row>
          <table:table-cell table:style-name="Tableau6.A3" office:value-type="string">
            <text:p text:style-name="P56">ID_R_DOCUMENT</text:p>
          </table:table-cell>
          <table:table-cell table:style-name="Tableau6.A3" office:value-type="string">
            <text:p text:style-name="P14">Entier</text:p>
          </table:table-cell>
          <table:table-cell table:style-name="Tableau6.A3" office:value-type="string">
            <text:p text:style-name="P15"><text:a xlink:type="simple" xlink:href="#ID_R_DOCUMENT_Regle">0</text:a></text:p>
          </table:table-cell>
          <table:table-cell table:style-name="Tableau6.A3" office:value-type="string">
            <text:p text:style-name="P15">-</text:p>
          </table:table-cell>
          <table:table-cell table:style-name="Tableau6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6.A3" office:value-type="string">
            <text:p text:style-name="P67"><text:a xlink:type="simple" xlink:href="#ID_L_FACTURE_Tab"><text:span text:style-name="T34">ID_L_FACTURE</text:span></text:a>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5"><text:a xlink:type="simple" xlink:href="#ID_L_FACTURE_Regle2">f</text:a></text:p>
          </table:table-cell>
          <table:table-cell table:style-name="Tableau6.D4" office:value-type="float" office:value="50">
            <text:p text:style-name="P15">50</text:p>
          </table:table-cell>
          <table:table-cell table:style-name="Tableau6.E3" office:value-type="string">
            <text:p text:style-name="P26">Identifiant de la table <text:s/>« Table  <text:a xlink:type="simple" xlink:href="#TA_L_FACTURE"><text:span text:style-name="T25">TA_L_FACTURE</text:span></text:a>»</text:p>
          </table:table-cell>
        </table:table-row>
        <table:table-row>
          <table:table-cell table:style-name="Tableau6.A3" office:value-type="string">
            <text:p text:style-name="P67"><text:a xlink:type="simple" xlink:href="#ID_L_DEVIS_Tab"><text:span text:style-name="T34">ID_L_DEVIS</text:span></text:a>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5"><text:a xlink:type="simple" xlink:href="#ID_L_DEVIS_Regle">f</text:a></text:p>
          </table:table-cell>
          <table:table-cell table:style-name="Tableau6.A3" office:value-type="string">
            <text:p text:style-name="P15">255</text:p>
          </table:table-cell>
          <table:table-cell table:style-name="Tableau6.E3" office:value-type="string">
            <text:p text:style-name="P26">Identifiant de la table <text:s/>« Table <text:a xlink:type="simple" xlink:href="#TA_L_DEVIS"><text:span text:style-name="T4">TA_L_DEVIS</text:span></text:a>»</text:p>
          </table:table-cell>
        </table:table-row>
        <table:table-row>
          <table:table-cell table:style-name="Tableau6.A3" office:value-type="string">
            <text:p text:style-name="P67"><text:a xlink:type="simple" xlink:href="#ID_L_BONCDE_Tab"><text:span text:style-name="T34">ID_L_BONCDE</text:span></text:a>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5"><text:a xlink:type="simple" xlink:href="#ID_L_BONCDE_Regle">f</text:a></text:p>
          </table:table-cell>
          <table:table-cell table:style-name="Tableau6.A3" office:value-type="string">
            <text:p text:style-name="P15">255</text:p>
          </table:table-cell>
          <table:table-cell table:style-name="Tableau6.E3" office:value-type="string">
            <text:p text:style-name="P26">Identifiant de la table <text:s/>« Table <text:a xlink:type="simple" xlink:href="#TA_L_BONCDE"><text:span text:style-name="T4">TA_L_BONCDE</text:span></text:a>»</text:p>
          </table:table-cell>
        </table:table-row>
        <table:table-row>
          <table:table-cell table:style-name="Tableau6.A3" office:value-type="string">
            <text:p text:style-name="P67"><text:a xlink:type="simple" xlink:href="#ID_L_AVOIR_Tab"><text:span text:style-name="T34">ID_L_AVOIR</text:span></text:a>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5"><text:a xlink:type="simple" xlink:href="#ID_L_AVOIR_Regle">f</text:a></text:p>
          </table:table-cell>
          <table:table-cell table:style-name="Tableau6.A3" office:value-type="string">
            <text:p text:style-name="P15">255</text:p>
          </table:table-cell>
          <table:table-cell table:style-name="Tableau6.E3" office:value-type="string">
            <text:p text:style-name="P26">Identifiant de la table <text:s/>« Table <text:a xlink:type="simple" xlink:href="#TA_L_AVOIR"><text:span text:style-name="T4">TA_L_AVOIR</text:span></text:a>»</text:p>
          </table:table-cell>
        </table:table-row>
        <table:table-row>
          <table:table-cell table:style-name="Tableau6.A3" office:value-type="string">
            <text:p text:style-name="P56"><text:bookmark-start text:name="ID_AVOIR_Tab21"/><text:a xlink:type="simple" xlink:href="#ID_L_BONLIV_Tab"><text:span text:style-name="T4">ID</text:span></text:a><text:bookmark-end text:name="ID_AVOIR_Tab21"/><text:a xlink:type="simple" xlink:href="#ID_L_BONLIV_Tab"><text:span text:style-name="T4">_L_BONLIV</text:span></text:a>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5"><text:a xlink:type="simple" xlink:href="#ID_L_BONLIV_Regle">f</text:a></text:p>
          </table:table-cell>
          <table:table-cell table:style-name="Tableau6.A3" office:value-type="string">
            <text:p text:style-name="P15">255</text:p>
          </table:table-cell>
          <table:table-cell table:style-name="Tableau6.E3" office:value-type="string">
            <text:p text:style-name="P26">Identifiant de la table <text:s/>« Table <text:a xlink:type="simple" xlink:href="#TA_L_BONLIV"><text:span text:style-name="T4">TA_L_BONLIV</text:span></text:a>»</text:p>
          </table:table-cell>
        </table:table-row>
        <table:table-row>
          <table:table-cell table:style-name="Tableau6.A3" office:value-type="string">
            <text:p text:style-name="P14">QUI_CREE<text:span text:style-name="T27">_R_DOCUMENT</text:span></text:p>
          </table:table-cell>
          <table:table-cell table:style-name="Tableau6.A3" office:value-type="string">
            <text:p text:style-name="P14">Texte</text:p>
          </table:table-cell>
          <table:table-cell table:style-name="Tableau6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6.D4" office:value-type="float" office:value="50">
            <text:p text:style-name="P15">50</text:p>
          </table:table-cell>
          <table:table-cell table:style-name="Tableau6.E3" office:value-type="string">
            <text:p text:style-name="P14">Nom de l'utilisateur qui crée l'enregistrement</text:p>
          </table:table-cell>
        </table:table-row>
        <table:table-row>
          <table:table-cell table:style-name="Tableau6.A3" office:value-type="string">
            <text:p text:style-name="P14">QUAND_CREE<text:span text:style-name="T27">_R_DOCUMENT</text:span></text:p>
          </table:table-cell>
          <table:table-cell table:style-name="Tableau6.A3" office:value-type="string">
            <text:p text:style-name="P14">Date</text:p>
          </table:table-cell>
          <table:table-cell table:style-name="Tableau6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6.A3" office:value-type="string">
            <text:p text:style-name="P15">-</text:p>
          </table:table-cell>
          <table:table-cell table:style-name="Tableau6.E3" office:value-type="string">
            <text:p text:style-name="P14">Date de création de l'enregistrement</text:p>
          </table:table-cell>
        </table:table-row>
        <table:table-row>
          <table:table-cell table:style-name="Tableau6.A3" office:value-type="string">
            <text:p text:style-name="P14">QUI_MODIF<text:span text:style-name="T27">_R_DOCUMENT</text:span></text:p>
          </table:table-cell>
          <table:table-cell table:style-name="Tableau6.A3" office:value-type="string">
            <text:p text:style-name="P14">Texte</text:p>
          </table:table-cell>
          <table:table-cell table:style-name="Tableau6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6.D4" office:value-type="float" office:value="50">
            <text:p text:style-name="P15">50</text:p>
          </table:table-cell>
          <table:table-cell table:style-name="Tableau6.E3" office:value-type="string">
            <text:p text:style-name="P14">Nom du dernier utilisateur qui modifie l'enregistrement</text:p>
          </table:table-cell>
        </table:table-row>
        <table:table-row>
          <table:table-cell table:style-name="Tableau6.A3" office:value-type="string">
            <text:p text:style-name="P14">QUAND_MODIF<text:span text:style-name="T27">_R_DOCUMENT</text:span></text:p>
          </table:table-cell>
          <table:table-cell table:style-name="Tableau6.A3" office:value-type="string">
            <text:p text:style-name="P14">Date</text:p>
          </table:table-cell>
          <table:table-cell table:style-name="Tableau6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6.A3" office:value-type="string">
            <text:p text:style-name="P15">-</text:p>
          </table:table-cell>
          <table:table-cell table:style-name="Tableau6.E3" office:value-type="string">
            <text:p text:style-name="P14">Dernière date de modification</text:p>
          </table:table-cell>
        </table:table-row>
        <table:table-row>
          <table:table-cell table:style-name="Tableau6.A3" office:value-type="string">
            <text:p text:style-name="P14">VERSION<text:span text:style-name="T27">_R_DOCUMENT</text:span></text:p>
          </table:table-cell>
          <table:table-cell table:style-name="Tableau6.A3" office:value-type="string">
            <text:p text:style-name="P14">Entier</text:p>
          </table:table-cell>
          <table:table-cell table:style-name="Tableau6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6.D4" office:value-type="float" office:value="50">
            <text:p text:style-name="P15">50</text:p>
          </table:table-cell>
          <table:table-cell table:style-name="Tableau6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50">
        <text:list-item>
          <text:p text:style-name="P105"><text:bookmark-start text:name="ID_R_DOCUMENT_Regle"/><text:span text:style-name="T31">ID_R_DOCUMENT</text:span><text:bookmark-end text:name="ID_R_DOCUMENT_Regle"/><text:span text:style-name="T31"> </text:span>: valeur unique, non null.</text:p>
        </text:list-item>
        <text:list-item>
          <text:p text:style-name="P105"><text:bookmark-start text:name="CODE_ARTICLE113"/><text:bookmark-start text:name="ID_L_FACTURE_Regle2"/><text:a xlink:type="simple" xlink:href="#ID_L_FACTURE_Tab"><text:span text:style-name="T34">ID_L_FACTURE</text:span></text:a><text:bookmark-end text:name="CODE_ARTICLE113"/><text:bookmark-end text:name="ID_L_FACTURE_Regle2"/> : si remplie alors vérifier existence dans <text:s/>« Table  <text:bookmark-start text:name="TA_ARTICLE111111"/><text:bookmark-start text:name="TA_FACTURE111111"/><text:a xlink:type="simple" xlink:href="#TA_L_FACTURE"><text:span text:style-name="T25">TA</text:span></text:a><text:bookmark-end text:name="TA_ARTICLE111111"/><text:bookmark-end text:name="TA_FACTURE111111"/><text:a xlink:type="simple" xlink:href="#TA_L_FACTURE"><text:span text:style-name="T25">_L_FACTURE</text:span></text:a>»</text:p>
        </text:list-item>
        <text:list-item>
          <text:p text:style-name="P105"><text:bookmark-start text:name="ID_L_DEVIS_Regle"/><text:a xlink:type="simple" xlink:href="#ID_L_DEVIS_Tab"><text:span text:style-name="T34">ID_L_DEVIS</text:span></text:a><text:bookmark-end text:name="ID_L_DEVIS_Regle"/> : si remplie alors vérifier existence dans « Table <text:a xlink:type="simple" xlink:href="#TA_L_DEVIS"><text:span text:style-name="T4">TA_L_DEVIS</text:span></text:a>»</text:p>
        </text:list-item>
        <text:list-item>
          <text:p text:style-name="P105"><text:bookmark-start text:name="ID_L_BONCDE_Regle"/><text:a xlink:type="simple" xlink:href="#ID_L_BONCDE_Tab"><text:span text:style-name="T34">ID_L_BONCDE</text:span></text:a><text:bookmark-end text:name="ID_L_BONCDE_Regle"/> : si remplie alors vérifier existence dans « Table <text:a xlink:type="simple" xlink:href="#TA_L_BONCDE"><text:span text:style-name="T4">TA_L_BONCDE</text:span></text:a>»</text:p>
        </text:list-item>
        <text:list-item>
          <text:p text:style-name="P105"><text:bookmark-start text:name="ID_L_AVOIR_Regle"/><text:a xlink:type="simple" xlink:href="#ID_L_AVOIR_Tab"><text:span text:style-name="T34">ID_L_AVOIR</text:span></text:a><text:bookmark-end text:name="ID_L_AVOIR_Regle"/> : si remplie alors vérifier existence dans « Table <text:a xlink:type="simple" xlink:href="#TA_L_AVOIR"><text:span text:style-name="T4">TA_L_AVOIR</text:span></text:a>»</text:p>
        </text:list-item>
        <text:list-item>
          <text:p text:style-name="P105"><text:bookmark-start text:name="ID_AVOIR_Tab211"/><text:bookmark-start text:name="ID_L_BONLIV_Regle"/><text:a xlink:type="simple" xlink:href="#ID_L_BONLIV_Tab"><text:span text:style-name="T25">ID</text:span></text:a><text:bookmark-end text:name="ID_AVOIR_Tab211"/><text:a xlink:type="simple" xlink:href="#ID_L_BONLIV_Tab"><text:span text:style-name="T25">_L_BONLIV</text:span></text:a><text:bookmark-end text:name="ID_L_BONLIV_Regle"/> : si remplie alors vérifier existence dans « Table <text:a xlink:type="simple" xlink:href="#TA_L_BONLIV"><text:span text:style-name="T4">TA_L_BONLIV</text:span></text:a>»</text:p>
        </text:list-item>
      </text:list>
      <text:list text:style-name="L51">
        <text:list-item>
          <text:p text:style-name="P106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07"/>
        </text:list-item>
      </text:list>
      <text:p text:style-name="P22"><text:span text:style-name="T10">Suppression</text:span> : <text:s/></text:p>
      <text:p text:style-name="P22"/>
      <text:p text:style-name="P22"><text:span text:style-name="T10">Modification</text:span> : </text:p>
      <text:list text:style-name="L52">
        <text:list-item>
          <text:p text:style-name="P108">tous les champs peuvent être modifiés, sauf l'identifiant.</text:p>
        </text:list-item>
        <text:list-item>
          <text:p text:style-name="P109">si pour un enregistrement il ne reste plus qu'une clé étrangère de renseignée, on supprime l'enregistrement.</text:p>
        </text:list-item>
      </text:list>
      <text:p text:style-name="P4"><text:span text:style-name="T20">Gestion suppression</text:span> : </text:p>
      <text:p text:style-name="P4"/>
      <text:p text:style-name="P54"/>
      <text:p text:style-name="P23"/>
      <text:p text:style-name="P55"><text:bookmark-start text:name="TA_ARTICLE1"/><text:bookmark-start text:name="TA_FACTURE1"/><text:bookmark-start text:name="TA_T_PAIEMENT"/><text:span text:style-name="T32">TA_T_PAIEMENT</text:span><text:bookmark-end text:name="TA_ARTICLE1"/><text:bookmark-end text:name="TA_FACTURE1"/><text:bookmark-end text:name="TA_T_PAIEMENT"/><text:span text:style-name="T5"> :</text:span> <text:span text:style-name="T8">Description d'un type de paiement exemple : chèque, espèce, carte, Traite...</text:span>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table:number-columns-spanned="5" office:value-type="string">
              <text:p text:style-name="P12">Table <text:span text:style-name="T5">TA_T_PAIEMENT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2.A2" office:value-type="string">
            <text:p text:style-name="P13">Champ</text:p>
          </table:table-cell>
          <table:table-cell table:style-name="Tableau2.A2" office:value-type="string">
            <text:p text:style-name="P13">Type</text:p>
          </table:table-cell>
          <table:table-cell table:style-name="Tableau2.A2" office:value-type="string">
            <text:p text:style-name="P13">*</text:p>
          </table:table-cell>
          <table:table-cell table:style-name="Tableau2.A2" office:value-type="string">
            <text:p text:style-name="P13">Long</text:p>
          </table:table-cell>
          <table:table-cell table:style-name="Tableau2.E2" office:value-type="string">
            <text:p text:style-name="P13">Description</text:p>
          </table:table-cell>
        </table:table-row>
        <table:table-row>
          <table:table-cell table:style-name="Tableau2.A3" office:value-type="string">
            <text:p text:style-name="P14"><text:bookmark-start text:name="ID_T_PAIEMENT"/><text:bookmark-start text:name="ID_T_PAIEMENT_Tab"/><text:a xlink:type="simple" xlink:href="#ID_T_PAIEMENT_Tab"><text:span text:style-name="T21">ID_T_PAIEMENT</text:span></text:a><text:bookmark-end text:name="ID_T_PAIEMENT"/><text:bookmark-end text:name="ID_T_PAIEMENT_Tab"/></text:p>
          </table:table-cell>
          <table:table-cell table:style-name="Tableau2.A3" office:value-type="string">
            <text:p text:style-name="P14">Entier</text:p>
          </table:table-cell>
          <table:table-cell table:style-name="Tableau2.A3" office:value-type="string">
            <text:p text:style-name="P15"><text:a xlink:type="simple" xlink:href="#ID_T_PAIEMENT_Regle">0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2.A3" office:value-type="string">
            <text:p text:style-name="P14"><text:bookmark-start text:name="CODE_T_PAIEMENT_Tab"/><text:a xlink:type="simple" xlink:href="#CODE_T_PAIEMENT_F">CODE_T_PAIEMENT</text:a><text:bookmark-end text:name="CODE_T_PAIEMENT_Tab"/></text:p>
          </table:table-cell>
          <table:table-cell table:style-name="Tableau2.A3" office:value-type="string">
            <text:p text:style-name="P14">Texte</text:p>
          </table:table-cell>
          <table:table-cell table:style-name="Tableau2.A3" office:value-type="string">
            <text:p text:style-name="P15"><text:a xlink:type="simple" xlink:href="#CODE_T_PAIEMENT_Regle">0</text:a></text:p>
          </table:table-cell>
          <table:table-cell table:style-name="Tableau2.D4" office:value-type="float" office:value="50">
            <text:p text:style-name="P15">50</text:p>
          </table:table-cell>
          <table:table-cell table:style-name="Tableau2.E3" office:value-type="string">
            <text:p text:style-name="P14">Code d'identification court <text:s/>: CH, ES, CB, T... </text:p>
          </table:table-cell>
        </table:table-row>
        <table:table-row>
          <table:table-cell table:style-name="Tableau2.A3" office:value-type="string">
            <text:p text:style-name="P14">LIB_<text:span text:style-name="T5">T_PAIEMENT</text:span></text:p>
          </table:table-cell>
          <table:table-cell table:style-name="Tableau2.A3" office:value-type="string">
            <text:p text:style-name="P14">Texte</text:p>
          </table:table-cell>
          <table:table-cell table:style-name="Tableau2.A3" office:value-type="string">
            <text:p text:style-name="P15"><text:a xlink:type="simple" xlink:href="#LIB_T_PAIEMENT_Regle">f</text:a></text:p>
          </table:table-cell>
          <table:table-cell table:style-name="Tableau2.A3" office:value-type="string">
            <text:p text:style-name="P15">255</text:p>
          </table:table-cell>
          <table:table-cell table:style-name="Tableau2.E3" office:value-type="string">
            <text:p text:style-name="P14">Description du type de paiement</text:p>
            <text:p text:style-name="P110">chèque, espèce, carte, Traite...</text:p>
          </table:table-cell>
        </table:table-row>
        <table:table-row>
          <table:table-cell table:style-name="Tableau2.A3" office:value-type="string">
            <text:p text:style-name="P14">QUI_CREE_<text:span text:style-name="T5">T_PAIEMENT</text:span></text:p>
          </table:table-cell>
          <table:table-cell table:style-name="Tableau2.A3" office:value-type="string">
            <text:p text:style-name="P14">Texte</text:p>
          </table:table-cell>
          <table:table-cell table:style-name="Tableau2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2.D4" office:value-type="float" office:value="50">
            <text:p text:style-name="P15">50</text:p>
          </table:table-cell>
          <table:table-cell table:style-name="Tableau2.E3" office:value-type="string">
            <text:p text:style-name="P14">Nom de l'utilisateur qui crée l'enregistrement</text:p>
          </table:table-cell>
        </table:table-row>
        <table:table-row>
          <table:table-cell table:style-name="Tableau2.A3" office:value-type="string">
            <text:p text:style-name="P14">QUAND_CREE_<text:span text:style-name="T5">T_PAIEMENT</text:span></text:p>
          </table:table-cell>
          <table:table-cell table:style-name="Tableau2.A3" office:value-type="string">
            <text:p text:style-name="P14">Date</text:p>
          </table:table-cell>
          <table:table-cell table:style-name="Tableau2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P14">Date de création de l'enregistrement</text:p>
          </table:table-cell>
        </table:table-row>
        <table:table-row>
          <table:table-cell table:style-name="Tableau2.A3" office:value-type="string">
            <text:p text:style-name="P14">QUI_MODIF_<text:span text:style-name="T5">T_PAIEMENT</text:span></text:p>
          </table:table-cell>
          <table:table-cell table:style-name="Tableau2.A3" office:value-type="string">
            <text:p text:style-name="P14">Texte</text:p>
          </table:table-cell>
          <table:table-cell table:style-name="Tableau2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.D4" office:value-type="float" office:value="50">
            <text:p text:style-name="P15">50</text:p>
          </table:table-cell>
          <table:table-cell table:style-name="Tableau2.E3" office:value-type="string">
            <text:p text:style-name="P14">Nom du dernier utilisateur qui modifie l'enregistrement</text:p>
          </table:table-cell>
        </table:table-row>
        <table:table-row>
          <table:table-cell table:style-name="Tableau2.A3" office:value-type="string">
            <text:p text:style-name="P14">QUAND_MODIF_<text:span text:style-name="T5">T_PAIEMENT</text:span></text:p>
          </table:table-cell>
          <table:table-cell table:style-name="Tableau2.A3" office:value-type="string">
            <text:p text:style-name="P14">Date</text:p>
          </table:table-cell>
          <table:table-cell table:style-name="Tableau2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.A3" office:value-type="string">
            <text:p text:style-name="P15">-</text:p>
          </table:table-cell>
          <table:table-cell table:style-name="Tableau2.E3" office:value-type="string">
            <text:p text:style-name="P14">Dernière date de modification</text:p>
          </table:table-cell>
        </table:table-row>
        <table:table-row>
          <table:table-cell table:style-name="Tableau2.A3" office:value-type="string">
            <text:p text:style-name="P14">VERSION_<text:span text:style-name="T5">T_PAIEMENT</text:span></text:p>
          </table:table-cell>
          <table:table-cell table:style-name="Tableau2.A3" office:value-type="string">
            <text:p text:style-name="P14">Entier</text:p>
          </table:table-cell>
          <table:table-cell table:style-name="Tableau2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.D4" office:value-type="float" office:value="50">
            <text:p text:style-name="P15">50</text:p>
          </table:table-cell>
          <table:table-cell table:style-name="Tableau2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53">
        <text:list-item>
          <text:p text:style-name="P111"><text:bookmark-start text:name="ID_T_PAIEMENT_Regle"/><text:a xlink:type="simple" xlink:href="#ID_T_PAIEMENT_Tab"><text:span text:style-name="T21">ID_T_PAIEMENT</text:span></text:a> <text:bookmark-end text:name="ID_T_PAIEMENT_Regle"/>: valeur unique, non null.</text:p>
        </text:list-item>
        <text:list-item>
          <text:p text:style-name="P111"><text:bookmark-start text:name="CODE_ARTICLE1"/><text:bookmark-start text:name="CODE_T_PAIEMENT_Regle"/><text:a xlink:type="simple" xlink:href="#CODE_T_PAIEMENT_F">CODE_T_PAIEMENT</text:a><text:bookmark-end text:name="CODE_ARTICLE1"/><text:bookmark-end text:name="CODE_T_PAIEMENT_Regle"/> : non null, valeur unique</text:p>
        </text:list-item>
        <text:list-item>
          <text:p text:style-name="P111"><text:bookmark-start text:name="LIB_T_PAIEMENT_Regle"/>LIB_<text:span text:style-name="T5">T_PAIEMENT</text:span><text:bookmark-end text:name="LIB_T_PAIEMENT_Regle"/><text:span text:style-name="T5"> : non null</text:span></text:p>
        </text:list-item>
      </text:list>
      <text:list text:style-name="L54">
        <text:list-item>
          <text:p text:style-name="P112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13"/>
        </text:list-item>
      </text:list>
      <text:p text:style-name="P22"><text:span text:style-name="T10">Suppression</text:span> : <text:s/></text:p>
      <text:list text:style-name="L55">
        <text:list-item>
          <text:p text:style-name="P114">si utilisé dans « table <text:a xlink:type="simple" xlink:href="#TA_C_PAIEMENT"><text:span text:style-name="T3">TA_C_PAIEMENT</text:span></text:a>» alors refuser la suppression avec message </text:p>
        </text:list-item>
        <text:list-item>
          <text:p text:style-name="P114"/>
        </text:list-item>
      </text:list>
      <text:p text:style-name="P22"><text:span text:style-name="T10">Modification</text:span> : </text:p>
      <text:list text:style-name="L56">
        <text:list-item>
          <text:p text:style-name="P115">tous les champs peuvent être modifiés, sauf l'identifiant.</text:p>
        </text:list-item>
      </text:list>
      <text:p text:style-name="P4"><text:span text:style-name="T20">Gestion suppression</text:span> : </text:p>
      <text:p text:style-name="P4">TA_FACTURE : ID_T_PAIEMENT</text:p>
      <text:p text:style-name="P4">TA_C_PAIEMENT : ID_T_PAIEMENT</text:p>
      <text:p text:style-name="P4"/>
      <text:p text:style-name="P4"/>
      <text:p text:style-name="P4"/>
      <text:p text:style-name="P116"><text:span text:style-name="T32">Table </text:span><text:bookmark-start text:name="TA_ARTICLE112"/><text:bookmark-start text:name="TA_FACTURE112"/><text:bookmark-start text:name="TA_C_PAIEMENT"/><text:span text:style-name="T5">TA_</text:span><text:bookmark-end text:name="TA_ARTICLE112"/><text:bookmark-end text:name="TA_FACTURE112"/><text:span text:style-name="T32">C_PAIEMENT</text:span><text:bookmark-end text:name="TA_C_PAIEMENT"/><text:span text:style-name="T5"> :</text:span> <text:span text:style-name="T8">Description d'une condition de paiement pour un tiers .</text:span></text:p>
      <text:p text:style-name="P117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header-rows>
          <table:table-row>
            <table:table-cell table:style-name="Tableau18.A1" table:number-columns-spanned="5" office:value-type="string">
              <text:p text:style-name="P118">Table <text:bookmark-start text:name="TA_T_PAIEMENT12"/><text:span text:style-name="T5"><text:s/></text:span><text:bookmark-start text:name="TA_ARTICLE1122"/><text:bookmark-start text:name="TA_FACTURE1122"/><text:bookmark-end text:name="TA_T_PAIEMENT12"/><text:span text:style-name="T5">TA_</text:span><text:bookmark-end text:name="TA_ARTICLE1122"/><text:bookmark-end text:name="TA_FACTURE1122"/><text:span text:style-name="T32">C_PAIEMENT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8.A2" office:value-type="string">
            <text:p text:style-name="P119">Champ</text:p>
          </table:table-cell>
          <table:table-cell table:style-name="Tableau18.A2" office:value-type="string">
            <text:p text:style-name="P119">Type</text:p>
          </table:table-cell>
          <table:table-cell table:style-name="Tableau18.A2" office:value-type="string">
            <text:p text:style-name="P119">*</text:p>
          </table:table-cell>
          <table:table-cell table:style-name="Tableau18.A2" office:value-type="string">
            <text:p text:style-name="P119">Long</text:p>
          </table:table-cell>
          <table:table-cell table:style-name="Tableau18.E2" office:value-type="string">
            <text:p text:style-name="P119">Description</text:p>
          </table:table-cell>
        </table:table-row>
        <table:table-row>
          <table:table-cell table:style-name="Tableau18.A3" office:value-type="string">
            <text:p text:style-name="P120"><text:bookmark-start text:name="ID_C_PAIEMENT_Tab"/>ID_C_PAIEMENT<text:bookmark-end text:name="ID_C_PAIEMENT_Tab"/></text:p>
          </table:table-cell>
          <table:table-cell table:style-name="Tableau18.A3" office:value-type="string">
            <text:p text:style-name="P121">Entier</text:p>
          </table:table-cell>
          <table:table-cell table:style-name="Tableau18.A3" office:value-type="string">
            <text:p text:style-name="P45"><text:a xlink:type="simple" xlink:href="#ID_C_PAIEMENT_Regle">0</text:a></text:p>
          </table:table-cell>
          <table:table-cell table:style-name="Tableau18.A3" office:value-type="string">
            <text:p text:style-name="P45">-</text:p>
          </table:table-cell>
          <table:table-cell table:style-name="Tableau18.E3" office:value-type="string">
            <text:p text:style-name="P121">N° d'identification, <text:span text:style-name="T10">index primaire</text:span></text:p>
          </table:table-cell>
        </table:table-row>
        <table:table-row>
          <table:table-cell table:style-name="Tableau18.A3" office:value-type="string">
            <text:p text:style-name="P121">CODE_<text:span text:style-name="T27">C_PAIEMENT </text:span></text:p>
          </table:table-cell>
          <table:table-cell table:style-name="Tableau18.A3" office:value-type="string">
            <text:p text:style-name="P121">Texte</text:p>
          </table:table-cell>
          <table:table-cell table:style-name="Tableau18.A3" office:value-type="string">
            <text:p text:style-name="P45"><text:a xlink:type="simple" xlink:href="#CODE_C_PAIEMENT_Regle">0</text:a></text:p>
          </table:table-cell>
          <table:table-cell table:style-name="Tableau18.D4" office:value-type="float" office:value="50">
            <text:p text:style-name="P45">50</text:p>
          </table:table-cell>
          <table:table-cell table:style-name="Tableau18.E3" office:value-type="string">
            <text:p text:style-name="P121">Code d'identification court </text:p>
          </table:table-cell>
        </table:table-row>
        <table:table-row>
          <table:table-cell table:style-name="Tableau18.A3" office:value-type="string">
            <text:p text:style-name="P121">LIB_<text:span text:style-name="T27">C_PAIEMENT </text:span></text:p>
          </table:table-cell>
          <table:table-cell table:style-name="Tableau18.A3" office:value-type="string">
            <text:p text:style-name="P121">Texte</text:p>
          </table:table-cell>
          <table:table-cell table:style-name="Tableau18.A3" office:value-type="string">
            <text:p text:style-name="P45"><text:a xlink:type="simple" xlink:href="#LIB_C_PAIEMENT_Regle">f</text:a></text:p>
          </table:table-cell>
          <table:table-cell table:style-name="Tableau18.A3" office:value-type="string">
            <text:p text:style-name="P45">255</text:p>
          </table:table-cell>
          <table:table-cell table:style-name="Tableau18.E3" office:value-type="string">
            <text:p text:style-name="P121">Description d'une condition de paiement</text:p>
          </table:table-cell>
        </table:table-row>
        <table:table-row>
          <table:table-cell table:style-name="Tableau18.A3" office:value-type="string">
            <text:p text:style-name="P28"><text:a xlink:type="simple" xlink:href="../Description%20des%20Modules%20GC.odt#ID_TIERS_Tab">ID_TIERS</text:a></text:p>
          </table:table-cell>
          <table:table-cell table:style-name="Tableau18.A3" office:value-type="string">
            <text:p text:style-name="P14">Entier</text:p>
          </table:table-cell>
          <table:table-cell table:style-name="Tableau18.A3" office:value-type="string">
            <text:p text:style-name="P25"><text:a xlink:type="simple" xlink:href="#ID_TIERS_Regle2">0</text:a></text:p>
          </table:table-cell>
          <table:table-cell table:style-name="Tableau18.A3" office:value-type="string">
            <text:p text:style-name="P15">-</text:p>
          </table:table-cell>
          <table:table-cell table:style-name="Tableau18.E3" office:value-type="string">
            <text:p text:style-name="P26">Identifiant de la table « Table <text:a xlink:type="simple" xlink:href="../Description%20des%20Modules%20GC.sxw#ID_Tiers">TA_TIERS</text:a>»</text:p>
          </table:table-cell>
        </table:table-row>
        <table:table-row>
          <table:table-cell table:style-name="Tableau18.A3" office:value-type="string">
            <text:p text:style-name="P122"><text:a xlink:type="simple" xlink:href="#ID_T_PAIEMENT"><text:span text:style-name="T35">ID_T_PAIEMENT</text:span></text:a></text:p>
          </table:table-cell>
          <table:table-cell table:style-name="Tableau18.A3" office:value-type="string">
            <text:p text:style-name="P121">Entier</text:p>
          </table:table-cell>
          <table:table-cell table:style-name="Tableau18.A3" office:value-type="string">
            <text:p text:style-name="P45"><text:a xlink:type="simple" xlink:href="#ID_T_PAIEMENT_Regle3">0</text:a></text:p>
          </table:table-cell>
          <table:table-cell table:style-name="Tableau18.A3" office:value-type="string">
            <text:p text:style-name="P45">-</text:p>
          </table:table-cell>
          <table:table-cell table:style-name="Tableau18.E3" office:value-type="string">
            <text:p text:style-name="P122"><text:span text:style-name="T36">Identifiant de la table <text:s/>« Table <text:s/></text:span><text:a xlink:type="simple" xlink:href="#TA_T_PAIEMENT"><text:span text:style-name="T35">TA_T_PAIEMENT</text:span></text:a><text:span text:style-name="T36"> » <text:s text:c="2"/>represente le type de paiement (chèque, espèce, traite,,,)</text:span></text:p>
          </table:table-cell>
        </table:table-row>
        <table:table-row>
          <table:table-cell table:style-name="Tableau18.A3" office:value-type="string">
            <text:p text:style-name="P121">REPORT_<text:span text:style-name="T27">C_PAIEMENT</text:span></text:p>
          </table:table-cell>
          <table:table-cell table:style-name="Tableau18.A3" office:value-type="string">
            <text:p text:style-name="P121">Entier</text:p>
          </table:table-cell>
          <table:table-cell table:style-name="Tableau18.A3" office:value-type="string">
            <text:p text:style-name="P45"><text:a xlink:type="simple" xlink:href="#REPORT_C_PAIEMENT_Regle">f</text:a></text:p>
          </table:table-cell>
          <table:table-cell table:style-name="Tableau18.A3" office:value-type="string">
            <text:p text:style-name="P45">-</text:p>
          </table:table-cell>
          <table:table-cell table:style-name="Tableau18.E3" office:value-type="string">
            <text:p text:style-name="P121">Nombre de jours reportés</text:p>
          </table:table-cell>
        </table:table-row>
        <table:table-row>
          <table:table-cell table:style-name="Tableau18.A3" office:value-type="string">
            <text:p text:style-name="P121">FIN_MOIS_<text:span text:style-name="T27">C_PAIEMENT</text:span></text:p>
          </table:table-cell>
          <table:table-cell table:style-name="Tableau18.A3" office:value-type="string">
            <text:p text:style-name="P121">Entier</text:p>
          </table:table-cell>
          <table:table-cell table:style-name="Tableau18.A3" office:value-type="string">
            <text:p text:style-name="P45"><text:a xlink:type="simple" xlink:href="#FIN_MOIS_C_PAIEMENT_Regle">f</text:a></text:p>
          </table:table-cell>
          <table:table-cell table:style-name="Tableau18.A3" office:value-type="string">
            <text:p text:style-name="P45">-</text:p>
          </table:table-cell>
          <table:table-cell table:style-name="Tableau18.E3" office:value-type="string">
            <text:p text:style-name="P121">Jour de fin de mois (30 ou 31)</text:p>
          </table:table-cell>
        </table:table-row>
        <table:table-row>
          <table:table-cell table:style-name="Tableau18.A3" office:value-type="string">
            <text:p text:style-name="P121">QUI_CREE_<text:span text:style-name="T27">C_PAIEMENT </text:span></text:p>
          </table:table-cell>
          <table:table-cell table:style-name="Tableau18.A3" office:value-type="string">
            <text:p text:style-name="P121">Texte</text:p>
          </table:table-cell>
          <table:table-cell table:style-name="Tableau18.A3" office:value-type="string">
            <text:p text:style-name="P16"><text:a xlink:type="simple" xlink:href="#Structure%20générale%20des%20tables"><text:span text:style-name="T37">0</text:span></text:a></text:p>
          </table:table-cell>
          <table:table-cell table:style-name="Tableau18.D4" office:value-type="float" office:value="50">
            <text:p text:style-name="P45">50</text:p>
          </table:table-cell>
          <table:table-cell table:style-name="Tableau18.E3" office:value-type="string">
            <text:p text:style-name="P121">Nom de l'utilisateur qui crée l'enregistrement</text:p>
          </table:table-cell>
        </table:table-row>
        <table:table-row>
          <table:table-cell table:style-name="Tableau18.A3" office:value-type="string">
            <text:p text:style-name="P121">QUAND_CREE<text:span text:style-name="T5">_</text:span><text:span text:style-name="T27">C_PAIEMENT </text:span></text:p>
          </table:table-cell>
          <table:table-cell table:style-name="Tableau18.A3" office:value-type="string">
            <text:p text:style-name="P121">Date</text:p>
          </table:table-cell>
          <table:table-cell table:style-name="Tableau18.D4" office:value-type="float" office:value="0">
            <text:p text:style-name="P16"><text:a xlink:type="simple" xlink:href="#Structure%20générale%20des%20tables"><text:span text:style-name="T38">0</text:span></text:a></text:p>
          </table:table-cell>
          <table:table-cell table:style-name="Tableau18.A3" office:value-type="string">
            <text:p text:style-name="P45">-</text:p>
          </table:table-cell>
          <table:table-cell table:style-name="Tableau18.E3" office:value-type="string">
            <text:p text:style-name="P121">Date de création de l'enregistrement</text:p>
          </table:table-cell>
        </table:table-row>
        <table:table-row>
          <table:table-cell table:style-name="Tableau18.A3" office:value-type="string">
            <text:p text:style-name="P121">QUI_MODIF_<text:span text:style-name="T27">C_PAIEMENT </text:span></text:p>
          </table:table-cell>
          <table:table-cell table:style-name="Tableau18.A3" office:value-type="string">
            <text:p text:style-name="P121">Texte</text:p>
          </table:table-cell>
          <table:table-cell table:style-name="Tableau18.D4" office:value-type="float" office:value="0">
            <text:p text:style-name="P16"><text:a xlink:type="simple" xlink:href="#Structure%20générale%20des%20tables"><text:span text:style-name="T38">0</text:span></text:a></text:p>
          </table:table-cell>
          <table:table-cell table:style-name="Tableau18.D4" office:value-type="float" office:value="50">
            <text:p text:style-name="P45">50</text:p>
          </table:table-cell>
          <table:table-cell table:style-name="Tableau18.E3" office:value-type="string">
            <text:p text:style-name="P121">Nom du dernier utilisateur qui modifie l'enregistrement</text:p>
          </table:table-cell>
        </table:table-row>
        <table:table-row>
          <table:table-cell table:style-name="Tableau18.A3" office:value-type="string">
            <text:p text:style-name="P121">QUAND_MODIF_<text:span text:style-name="T27">C_PAIEMENT</text:span></text:p>
          </table:table-cell>
          <table:table-cell table:style-name="Tableau18.A3" office:value-type="string">
            <text:p text:style-name="P121">Date</text:p>
          </table:table-cell>
          <table:table-cell table:style-name="Tableau18.D4" office:value-type="float" office:value="0">
            <text:p text:style-name="P16"><text:a xlink:type="simple" xlink:href="#Structure%20générale%20des%20tables"><text:span text:style-name="T38">0</text:span></text:a></text:p>
          </table:table-cell>
          <table:table-cell table:style-name="Tableau18.A3" office:value-type="string">
            <text:p text:style-name="P45">-</text:p>
          </table:table-cell>
          <table:table-cell table:style-name="Tableau18.E3" office:value-type="string">
            <text:p text:style-name="P121">Dernière date de modification</text:p>
          </table:table-cell>
        </table:table-row>
        <table:table-row>
          <table:table-cell table:style-name="Tableau18.A3" office:value-type="string">
            <text:p text:style-name="P121">VERSION_<text:span text:style-name="T27">C_PAIEMENT </text:span></text:p>
          </table:table-cell>
          <table:table-cell table:style-name="Tableau18.A3" office:value-type="string">
            <text:p text:style-name="P121">Entier</text:p>
          </table:table-cell>
          <table:table-cell table:style-name="Tableau18.D4" office:value-type="float" office:value="0">
            <text:p text:style-name="P16"><text:a xlink:type="simple" xlink:href="#Structure%20générale%20des%20tables"><text:span text:style-name="T38">0</text:span></text:a></text:p>
          </table:table-cell>
          <table:table-cell table:style-name="Tableau18.D4" office:value-type="float" office:value="50">
            <text:p text:style-name="P45">50</text:p>
          </table:table-cell>
          <table:table-cell table:style-name="Tableau18.E3" office:value-type="string">
            <text:p text:style-name="P121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57">
        <text:list-item>
          <text:p text:style-name="P123"><text:bookmark-start text:name="ID_C_PAIEMENT_Regle"/><text:span text:style-name="T39">ID_C_PAIEMENT</text:span><text:bookmark-end text:name="ID_C_PAIEMENT_Regle"/>: valeur unique, non null.</text:p>
        </text:list-item>
        <text:list-item>
          <text:p text:style-name="P123"><text:bookmark-start text:name="CODE_C_PAIEMENT_Regle"/><text:span text:style-name="T36">CODE_</text:span><text:span text:style-name="T39">C_PAIEMENT</text:span><text:bookmark-end text:name="CODE_C_PAIEMENT_Regle"/>: Valeur unique, non null.</text:p>
        </text:list-item>
        <text:list-item>
          <text:p text:style-name="P124"><text:bookmark-start text:name="LIB_C_PAIEMENT_Regle"/>LIB_<text:span text:style-name="T31">C_PAIEMENT</text:span><text:bookmark-end text:name="LIB_C_PAIEMENT_Regle"/><text:span text:style-name="T31"> : non null</text:span></text:p>
        </text:list-item>
        <text:list-item>
          <text:p text:style-name="P125"><text:bookmark-start text:name="ID_TIERS_Regle2"/><text:a xlink:type="simple" xlink:href="../Description%20des%20Modules%20GC.odt#ID_TIERS_Tab">ID_TIERS</text:a> <text:bookmark-end text:name="ID_TIERS_Regle2"/>: non null, vérifier existence dans « Table <text:a xlink:type="simple" xlink:href="../Description%20des%20Modules%20GC.odt#ID_Tiers">TA_TIERS</text:a>»</text:p>
        </text:list-item>
        <text:list-item>
          <text:p text:style-name="P125"><text:bookmark-start text:name="ID_T_PAIEMENT_Regle3"/><text:a xlink:type="simple" xlink:href="#ID_T_PAIEMENT"><text:span text:style-name="T35">ID_T_PAIEMENT</text:span></text:a><text:bookmark-end text:name="ID_T_PAIEMENT_Regle3"/> : non null, vérifier existence dans « Table <text:a xlink:type="simple" xlink:href="#TA_T_PAIEMENT"><text:span text:style-name="T35">TA_T_PAIEMENT</text:span></text:a><text:span text:style-name="T36"> »</text:span></text:p>
        </text:list-item>
        <text:list-item>
          <text:p text:style-name="P125"><text:bookmark-start text:name="REPORT_C_PAIEMENT_Regle"/>REPORT_C_PAIEMENT<text:bookmark-end text:name="REPORT_C_PAIEMENT_Regle"/> : numerique, positif</text:p>
        </text:list-item>
        <text:list-item>
          <text:p text:style-name="P125"><text:bookmark-start text:name="FIN_MOIS_C_PAIEMENT_Regle"/>FIN_MOIS_C_PAIEMENT<text:bookmark-end text:name="FIN_MOIS_C_PAIEMENT_Regle"/> : numerique, positif</text:p>
        </text:list-item>
      </text:list>
      <text:list text:style-name="L58">
        <text:list-item>
          <text:p text:style-name="P126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27"/>
        </text:list-item>
      </text:list>
      <text:p text:style-name="P22"><text:span text:style-name="T10">Suppression</text:span> : <text:s/></text:p>
      <text:p text:style-name="P22"/>
      <text:p text:style-name="P22"><text:span text:style-name="T10">Modification</text:span> : </text:p>
      <text:list text:style-name="L59">
        <text:list-item>
          <text:p text:style-name="P128">tous les champs peuvent être modifiés, sauf l'identifiant.</text:p>
        </text:list-item>
      </text:list>
      <text:p text:style-name="P4"><text:span text:style-name="T20">Gestion suppression</text:span> : </text:p>
      <text:p text:style-name="P4"/>
      <text:p text:style-name="P54"/>
      <text:p text:style-name="P129"/>
      <text:p text:style-name="P4"><text:bookmark-start text:name="TA_T_DOC"/><text:span text:style-name="T33">TA_T_DOC</text:span><text:bookmark-end text:name="TA_T_DOC"/> <text:s/>: Description d'un type de document .</text:p>
      <text:p text:style-name="P11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table:number-columns-spanned="5" office:value-type="string">
              <text:p text:style-name="P12">Table <text:span text:style-name="T5">TA</text:span><text:span text:style-name="T32">_T_DOC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7.A2" office:value-type="string">
            <text:p text:style-name="P13">Champ</text:p>
          </table:table-cell>
          <table:table-cell table:style-name="Tableau17.A2" office:value-type="string">
            <text:p text:style-name="P13">Type</text:p>
          </table:table-cell>
          <table:table-cell table:style-name="Tableau17.A2" office:value-type="string">
            <text:p text:style-name="P13">*</text:p>
          </table:table-cell>
          <table:table-cell table:style-name="Tableau17.A2" office:value-type="string">
            <text:p text:style-name="P13">Long</text:p>
          </table:table-cell>
          <table:table-cell table:style-name="Tableau17.E2" office:value-type="string">
            <text:p text:style-name="P13">Description</text:p>
          </table:table-cell>
        </table:table-row>
        <table:table-row>
          <table:table-cell table:style-name="Tableau17.A3" office:value-type="string">
            <text:p text:style-name="P56"><text:bookmark-start text:name="ID_T_DOC_Tab"/>ID_T_DOC<text:bookmark-end text:name="ID_T_DOC_Tab"/></text:p>
          </table:table-cell>
          <table:table-cell table:style-name="Tableau17.A3" office:value-type="string">
            <text:p text:style-name="P14">Entier</text:p>
          </table:table-cell>
          <table:table-cell table:style-name="Tableau17.A3" office:value-type="string">
            <text:p text:style-name="P15"><text:a xlink:type="simple" xlink:href="#ID_T_DOC_Regle">0</text:a></text:p>
          </table:table-cell>
          <table:table-cell table:style-name="Tableau17.A3" office:value-type="string">
            <text:p text:style-name="P15">-</text:p>
          </table:table-cell>
          <table:table-cell table:style-name="Tableau17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7.A3" office:value-type="string">
            <text:p text:style-name="P14">CODE<text:span text:style-name="T27">_T_DOC</text:span></text:p>
          </table:table-cell>
          <table:table-cell table:style-name="Tableau17.A3" office:value-type="string">
            <text:p text:style-name="P14">Texte</text:p>
          </table:table-cell>
          <table:table-cell table:style-name="Tableau17.A3" office:value-type="string">
            <text:p text:style-name="P15"><text:a xlink:type="simple" xlink:href="#CODE_T_DOC_Regle">0</text:a></text:p>
          </table:table-cell>
          <table:table-cell table:style-name="Tableau17.A3" office:value-type="string">
            <text:p text:style-name="P15">20</text:p>
          </table:table-cell>
          <table:table-cell table:style-name="Tableau17.E3" office:value-type="string">
            <text:p text:style-name="P14">Code d'identification du type de document ex : F, BL,BC...</text:p>
          </table:table-cell>
        </table:table-row>
        <table:table-row>
          <table:table-cell table:style-name="Tableau17.A3" office:value-type="string">
            <text:p text:style-name="P14">LIB<text:span text:style-name="T27">_T_DOC</text:span></text:p>
          </table:table-cell>
          <table:table-cell table:style-name="Tableau17.A3" office:value-type="string">
            <text:p text:style-name="P14">Texte</text:p>
          </table:table-cell>
          <table:table-cell table:style-name="Tableau17.A3" office:value-type="string">
            <text:p text:style-name="P15"><text:a xlink:type="simple" xlink:href="#LIB_T_DOC_Regle">0</text:a></text:p>
          </table:table-cell>
          <table:table-cell table:style-name="Tableau17.A3" office:value-type="string">
            <text:p text:style-name="P15">255</text:p>
          </table:table-cell>
          <table:table-cell table:style-name="Tableau17.E3" office:value-type="string">
            <text:p text:style-name="P14">Description du type de document ex : Facture, Bon de livraison...</text:p>
          </table:table-cell>
        </table:table-row>
        <table:table-row>
          <table:table-cell table:style-name="Tableau17.A3" office:value-type="string">
            <text:p text:style-name="P14"/>
          </table:table-cell>
          <table:table-cell table:style-name="Tableau17.A3" office:value-type="string">
            <text:p text:style-name="P14"/>
          </table:table-cell>
          <table:table-cell table:style-name="Tableau17.A3" office:value-type="string">
            <text:p text:style-name="P15"/>
          </table:table-cell>
          <table:table-cell table:style-name="Tableau17.A3" office:value-type="string">
            <text:p text:style-name="P15"/>
          </table:table-cell>
          <table:table-cell table:style-name="Tableau17.E3" office:value-type="string">
            <text:p text:style-name="P26"/>
          </table:table-cell>
        </table:table-row>
        <table:table-row>
          <table:table-cell table:style-name="Tableau17.A3" office:value-type="string">
            <text:p text:style-name="P14">QUI_CREE<text:span text:style-name="T7">_T_DOC</text:span></text:p>
          </table:table-cell>
          <table:table-cell table:style-name="Tableau17.A3" office:value-type="string">
            <text:p text:style-name="P14">Texte</text:p>
          </table:table-cell>
          <table:table-cell table:style-name="Tableau17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7.D7" office:value-type="float" office:value="50">
            <text:p text:style-name="P15">50</text:p>
          </table:table-cell>
          <table:table-cell table:style-name="Tableau17.E3" office:value-type="string">
            <text:p text:style-name="P14">Nom de l'utilisateur qui crée l'enregistrement</text:p>
          </table:table-cell>
        </table:table-row>
        <table:table-row>
          <table:table-cell table:style-name="Tableau17.A3" office:value-type="string">
            <text:p text:style-name="P14">QUAND_CREE<text:span text:style-name="T7">_T_DOC</text:span></text:p>
          </table:table-cell>
          <table:table-cell table:style-name="Tableau17.A3" office:value-type="string">
            <text:p text:style-name="P14">Date</text:p>
          </table:table-cell>
          <table:table-cell table:style-name="Tableau17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7.A3" office:value-type="string">
            <text:p text:style-name="P15">-</text:p>
          </table:table-cell>
          <table:table-cell table:style-name="Tableau17.E3" office:value-type="string">
            <text:p text:style-name="P14">Date de création de l'enregistrement</text:p>
          </table:table-cell>
        </table:table-row>
        <table:table-row>
          <table:table-cell table:style-name="Tableau17.A3" office:value-type="string">
            <text:p text:style-name="P14">QUI_MODIF<text:span text:style-name="T7">_T_DOC</text:span></text:p>
          </table:table-cell>
          <table:table-cell table:style-name="Tableau17.A3" office:value-type="string">
            <text:p text:style-name="P14">Texte</text:p>
          </table:table-cell>
          <table:table-cell table:style-name="Tableau17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7.D7" office:value-type="float" office:value="50">
            <text:p text:style-name="P15">50</text:p>
          </table:table-cell>
          <table:table-cell table:style-name="Tableau17.E3" office:value-type="string">
            <text:p text:style-name="P14">Nom du dernier utilisateur qui modifie l'enregistrement</text:p>
          </table:table-cell>
        </table:table-row>
        <table:table-row>
          <table:table-cell table:style-name="Tableau17.A3" office:value-type="string">
            <text:p text:style-name="P14">QUAND_MODIF<text:span text:style-name="T7">_T_DOC</text:span></text:p>
          </table:table-cell>
          <table:table-cell table:style-name="Tableau17.A3" office:value-type="string">
            <text:p text:style-name="P14">Date</text:p>
          </table:table-cell>
          <table:table-cell table:style-name="Tableau17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7.A3" office:value-type="string">
            <text:p text:style-name="P15">-</text:p>
          </table:table-cell>
          <table:table-cell table:style-name="Tableau17.E3" office:value-type="string">
            <text:p text:style-name="P14">Dernière date de modification</text:p>
          </table:table-cell>
        </table:table-row>
        <table:table-row>
          <table:table-cell table:style-name="Tableau17.A3" office:value-type="string">
            <text:p text:style-name="P14">VERSION<text:span text:style-name="T7">_T_DOC</text:span></text:p>
          </table:table-cell>
          <table:table-cell table:style-name="Tableau17.A3" office:value-type="string">
            <text:p text:style-name="P14">Entier</text:p>
          </table:table-cell>
          <table:table-cell table:style-name="Tableau17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7.D7" office:value-type="float" office:value="50">
            <text:p text:style-name="P15">50</text:p>
          </table:table-cell>
          <table:table-cell table:style-name="Tableau17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60">
        <text:list-item>
          <text:p text:style-name="P130"><text:bookmark-start text:name="ID_T_DOC_Regle"/><text:span text:style-name="T31">ID_T_DOC</text:span><text:bookmark-end text:name="ID_T_DOC_Regle"/><text:span text:style-name="T31"> </text:span>: valeur unique, non null.</text:p>
        </text:list-item>
        <text:list-item>
          <text:p text:style-name="P130"><text:bookmark-start text:name="CODE_ARTICLE1112"/><text:bookmark-start text:name="CODE_T_DOC_Regle"/>CODE<text:span text:style-name="T31">_T_DOC</text:span><text:bookmark-end text:name="CODE_ARTICLE1112"/><text:bookmark-end text:name="CODE_T_DOC_Regle"/> : Valeur unique, non null.</text:p>
        </text:list-item>
        <text:list-item>
          <text:p text:style-name="P130"><text:bookmark-start text:name="LIB_T_DOC_Regle"/>LIB<text:span text:style-name="T31">_T_DOC</text:span><text:bookmark-end text:name="LIB_T_DOC_Regle"/><text:span text:style-name="T31"> : non null</text:span></text:p>
        </text:list-item>
      </text:list>
      <text:list text:style-name="L61">
        <text:list-item>
          <text:p text:style-name="P131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32"/>
        </text:list-item>
      </text:list>
      <text:p text:style-name="P22"><text:span text:style-name="T10">Suppression</text:span> : </text:p>
      <text:list text:style-name="L62">
        <text:list-item>
          <text:p text:style-name="P133">si utilisé dans « table<text:span text:style-name="T33"> </text:span><text:a xlink:type="simple" xlink:href="#TA_COM_DOC"><text:span text:style-name="T40">TA_COM_DOC</text:span></text:a>» alors refuser la suppression avec message </text:p>
        </text:list-item>
      </text:list>
      <text:p text:style-name="P22"/>
      <text:p text:style-name="P22"><text:span text:style-name="T10">Modification</text:span> : </text:p>
      <text:list text:style-name="L63">
        <text:list-item>
          <text:p text:style-name="P134">tous les champs peuvent être modifiés, sauf l'identifiant.</text:p>
        </text:list-item>
      </text:list>
      <text:p text:style-name="P4"><text:span text:style-name="T20">Gestion suppression</text:span> : </text:p>
      <text:p text:style-name="P23">TA_COM_DOC : ID_COM_DOC</text:p>
      <text:p text:style-name="P4"/>
      <text:p text:style-name="P4"/>
      <text:p text:style-name="P4"/>
      <text:p text:style-name="P135"/>
      <text:p text:style-name="P4"><text:bookmark-start text:name="TA_T_LIGNE"/><text:span text:style-name="T33">TA_T_LIGNE</text:span><text:bookmark-end text:name="TA_T_LIGNE"/> : Description d'un type de ligne .(<text:span text:style-name="T28">ex: vente, commentaire, sous-totaux...</text:span>)</text:p>
      <text:p text:style-name="P11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header-rows>
          <table:table-row>
            <table:table-cell table:style-name="Tableau19.A1" table:number-columns-spanned="5" office:value-type="string">
              <text:p text:style-name="P12">Table <text:span text:style-name="T5">TA</text:span><text:span text:style-name="T32">_T_LIGN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19.A2" office:value-type="string">
            <text:p text:style-name="P13">Champ</text:p>
          </table:table-cell>
          <table:table-cell table:style-name="Tableau19.A2" office:value-type="string">
            <text:p text:style-name="P13">Type</text:p>
          </table:table-cell>
          <table:table-cell table:style-name="Tableau19.A2" office:value-type="string">
            <text:p text:style-name="P13">*</text:p>
          </table:table-cell>
          <table:table-cell table:style-name="Tableau19.A2" office:value-type="string">
            <text:p text:style-name="P13">Long</text:p>
          </table:table-cell>
          <table:table-cell table:style-name="Tableau19.E2" office:value-type="string">
            <text:p text:style-name="P13">Description</text:p>
          </table:table-cell>
        </table:table-row>
        <table:table-row>
          <table:table-cell table:style-name="Tableau19.A3" office:value-type="string">
            <text:p text:style-name="P56"><text:bookmark-start text:name="ID_T_LIGNE_Tab"/>ID_T_LIGNE<text:bookmark-end text:name="ID_T_LIGNE_Tab"/></text:p>
          </table:table-cell>
          <table:table-cell table:style-name="Tableau19.A3" office:value-type="string">
            <text:p text:style-name="P14">Entier</text:p>
          </table:table-cell>
          <table:table-cell table:style-name="Tableau19.A3" office:value-type="string">
            <text:p text:style-name="P15"><text:a xlink:type="simple" xlink:href="#ID_T_LIGNE_Regle2">0</text:a></text:p>
          </table:table-cell>
          <table:table-cell table:style-name="Tableau19.A3" office:value-type="string">
            <text:p text:style-name="P15">-</text:p>
          </table:table-cell>
          <table:table-cell table:style-name="Tableau19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19.A3" office:value-type="string">
            <text:p text:style-name="P14"><text:bookmark-start text:name="CODE_T_LIGNE_Tab"/>CODE<text:span text:style-name="T27">_T_LIGNE</text:span><text:bookmark-end text:name="CODE_T_LIGNE_Tab"/></text:p>
          </table:table-cell>
          <table:table-cell table:style-name="Tableau19.A3" office:value-type="string">
            <text:p text:style-name="P14">Texte</text:p>
          </table:table-cell>
          <table:table-cell table:style-name="Tableau19.A3" office:value-type="string">
            <text:p text:style-name="P15"><text:a xlink:type="simple" xlink:href="#CODE_T_LIGNE_Regle">0</text:a></text:p>
          </table:table-cell>
          <table:table-cell table:style-name="Tableau19.A3" office:value-type="string">
            <text:p text:style-name="P15">20</text:p>
          </table:table-cell>
          <table:table-cell table:style-name="Tableau19.E3" office:value-type="string">
            <text:p text:style-name="P14">Code d'identification du type de ligne ex VT, Com, SST...</text:p>
          </table:table-cell>
        </table:table-row>
        <table:table-row>
          <table:table-cell table:style-name="Tableau19.A3" office:value-type="string">
            <text:p text:style-name="P14">LIB<text:span text:style-name="T27">_T_LIGNE</text:span></text:p>
          </table:table-cell>
          <table:table-cell table:style-name="Tableau19.A3" office:value-type="string">
            <text:p text:style-name="P14">Texte</text:p>
          </table:table-cell>
          <table:table-cell table:style-name="Tableau19.A3" office:value-type="string">
            <text:p text:style-name="P15"><text:a xlink:type="simple" xlink:href="#LIB_T_LIGNE_Regle">0</text:a></text:p>
          </table:table-cell>
          <table:table-cell table:style-name="Tableau19.A3" office:value-type="string">
            <text:p text:style-name="P15">255</text:p>
          </table:table-cell>
          <table:table-cell table:style-name="Tableau19.E3" office:value-type="string">
            <text:p text:style-name="P14">Description du type de ligne ex Vente, commentaire...</text:p>
          </table:table-cell>
        </table:table-row>
        <table:table-row>
          <table:table-cell table:style-name="Tableau19.A3" office:value-type="string">
            <text:p text:style-name="P14"/>
          </table:table-cell>
          <table:table-cell table:style-name="Tableau19.A3" office:value-type="string">
            <text:p text:style-name="P14"/>
          </table:table-cell>
          <table:table-cell table:style-name="Tableau19.A3" office:value-type="string">
            <text:p text:style-name="P15"/>
          </table:table-cell>
          <table:table-cell table:style-name="Tableau19.A3" office:value-type="string">
            <text:p text:style-name="P15"/>
          </table:table-cell>
          <table:table-cell table:style-name="Tableau19.E3" office:value-type="string">
            <text:p text:style-name="P26"/>
          </table:table-cell>
        </table:table-row>
        <table:table-row>
          <table:table-cell table:style-name="Tableau19.A3" office:value-type="string">
            <text:p text:style-name="P14">QUI_CREE<text:span text:style-name="T7">_T_LIGNE</text:span></text:p>
          </table:table-cell>
          <table:table-cell table:style-name="Tableau19.A3" office:value-type="string">
            <text:p text:style-name="P14">Texte</text:p>
          </table:table-cell>
          <table:table-cell table:style-name="Tableau19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19.D7" office:value-type="float" office:value="50">
            <text:p text:style-name="P15">50</text:p>
          </table:table-cell>
          <table:table-cell table:style-name="Tableau19.E3" office:value-type="string">
            <text:p text:style-name="P14">Nom de l'utilisateur qui crée l'enregistrement</text:p>
          </table:table-cell>
        </table:table-row>
        <table:table-row>
          <table:table-cell table:style-name="Tableau19.A3" office:value-type="string">
            <text:p text:style-name="P14">QUAND_CREE<text:span text:style-name="T7">_T_LIGNE</text:span></text:p>
          </table:table-cell>
          <table:table-cell table:style-name="Tableau19.A3" office:value-type="string">
            <text:p text:style-name="P14">Date</text:p>
          </table:table-cell>
          <table:table-cell table:style-name="Tableau19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9.A3" office:value-type="string">
            <text:p text:style-name="P15">-</text:p>
          </table:table-cell>
          <table:table-cell table:style-name="Tableau19.E3" office:value-type="string">
            <text:p text:style-name="P14">Date de création de l'enregistrement</text:p>
          </table:table-cell>
        </table:table-row>
        <table:table-row>
          <table:table-cell table:style-name="Tableau19.A3" office:value-type="string">
            <text:p text:style-name="P14">QUI_MODIF<text:span text:style-name="T7">_T_LIGNE</text:span></text:p>
          </table:table-cell>
          <table:table-cell table:style-name="Tableau19.A3" office:value-type="string">
            <text:p text:style-name="P14">Texte</text:p>
          </table:table-cell>
          <table:table-cell table:style-name="Tableau19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9.D7" office:value-type="float" office:value="50">
            <text:p text:style-name="P15">50</text:p>
          </table:table-cell>
          <table:table-cell table:style-name="Tableau19.E3" office:value-type="string">
            <text:p text:style-name="P14">Nom du dernier utilisateur qui modifie l'enregistrement</text:p>
          </table:table-cell>
        </table:table-row>
        <table:table-row>
          <table:table-cell table:style-name="Tableau19.A3" office:value-type="string">
            <text:p text:style-name="P14">QUAND_MODIF<text:span text:style-name="T7">_T_LIGNE</text:span></text:p>
          </table:table-cell>
          <table:table-cell table:style-name="Tableau19.A3" office:value-type="string">
            <text:p text:style-name="P14">Date</text:p>
          </table:table-cell>
          <table:table-cell table:style-name="Tableau19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9.A3" office:value-type="string">
            <text:p text:style-name="P15">-</text:p>
          </table:table-cell>
          <table:table-cell table:style-name="Tableau19.E3" office:value-type="string">
            <text:p text:style-name="P14">Dernière date de modification</text:p>
          </table:table-cell>
        </table:table-row>
        <table:table-row>
          <table:table-cell table:style-name="Tableau19.A3" office:value-type="string">
            <text:p text:style-name="P14">VERSION<text:span text:style-name="T7">_T_LIGNE</text:span></text:p>
          </table:table-cell>
          <table:table-cell table:style-name="Tableau19.A3" office:value-type="string">
            <text:p text:style-name="P14">Entier</text:p>
          </table:table-cell>
          <table:table-cell table:style-name="Tableau19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19.D7" office:value-type="float" office:value="50">
            <text:p text:style-name="P15">50</text:p>
          </table:table-cell>
          <table:table-cell table:style-name="Tableau19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64">
        <text:list-item>
          <text:p text:style-name="P136"><text:bookmark-start text:name="ID_T_LIGNE_Regle2"/><text:span text:style-name="T31">ID_T_LIGNE</text:span><text:bookmark-end text:name="ID_T_LIGNE_Regle2"/> : valeur unique, non null.</text:p>
        </text:list-item>
        <text:list-item>
          <text:p text:style-name="P136"><text:bookmark-start text:name="CODE_ARTICLE1113"/><text:bookmark-start text:name="CODE_T_LIGNE_Regle"/>CODE<text:span text:style-name="T31">_T_LIGNE</text:span><text:bookmark-end text:name="CODE_ARTICLE1113"/><text:bookmark-end text:name="CODE_T_LIGNE_Regle"/> : Valeur unique, non null.</text:p>
        </text:list-item>
        <text:list-item>
          <text:p text:style-name="P136"><text:bookmark-start text:name="LIB_T_LIGNE_Regle"/>LIB<text:span text:style-name="T31">_T_LIGNE</text:span><text:bookmark-end text:name="LIB_T_LIGNE_Regle"/><text:span text:style-name="T31"> : non null</text:span></text:p>
        </text:list-item>
      </text:list>
      <text:list text:style-name="L65">
        <text:list-item>
          <text:p text:style-name="P137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38"/>
        </text:list-item>
      </text:list>
      <text:p text:style-name="P22"><text:span text:style-name="T10">Suppression</text:span> : </text:p>
      <text:list text:style-name="L66">
        <text:list-item>
          <text:p text:style-name="P139">si utilisé dans « table <text:span text:style-name="T33"> </text:span><text:a xlink:type="simple" xlink:href="#TA_L_FACTURE"><text:span text:style-name="T40">TA_L_FACTURE</text:span></text:a>» alors refuser la suppression avec message </text:p>
        </text:list-item>
      </text:list>
      <text:p text:style-name="P22"/>
      <text:p text:style-name="P22"><text:span text:style-name="T10">Modification</text:span> : </text:p>
      <text:list text:style-name="L67">
        <text:list-item>
          <text:p text:style-name="P140">tous les champs peuvent être modifiés, sauf l'identifiant.</text:p>
        </text:list-item>
        <text:list-item>
          <text:p text:style-name="P140">si utilisé dans « table <text:span text:style-name="T33"> </text:span><text:a xlink:type="simple" xlink:href="#TA_L_FACTURE"><text:span text:style-name="T40">TA_L_FACTURE</text:span></text:a> ou <text:span text:style-name="T10">Autres </text:span>» alors message <text:span text:style-name="T10">mais laisser passer</text:span></text:p>
        </text:list-item>
      </text:list>
      <text:p text:style-name="P4"><text:span text:style-name="T20">Gestion suppression</text:span> : </text:p>
      <text:p text:style-name="P23"/>
      <text:p text:style-name="P4"/>
      <text:p text:style-name="P4"><text:bookmark-start text:name="TA_COM_DOC"/><text:span text:style-name="T33">TA_COM_DOC</text:span><text:bookmark-end text:name="TA_COM_DOC"/> <text:s/>: Description d'un commentaire pour un type de document.</text:p>
      <text:p text:style-name="P11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header-rows>
          <table:table-row>
            <table:table-cell table:style-name="Tableau20.A1" table:number-columns-spanned="5" office:value-type="string">
              <text:p text:style-name="P12">Table <text:span text:style-name="T5">TA</text:span><text:span text:style-name="T32">_COM_DOC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20.A2" office:value-type="string">
            <text:p text:style-name="P13">Champ</text:p>
          </table:table-cell>
          <table:table-cell table:style-name="Tableau20.A2" office:value-type="string">
            <text:p text:style-name="P13">Type</text:p>
          </table:table-cell>
          <table:table-cell table:style-name="Tableau20.A2" office:value-type="string">
            <text:p text:style-name="P13">*</text:p>
          </table:table-cell>
          <table:table-cell table:style-name="Tableau20.A2" office:value-type="string">
            <text:p text:style-name="P13">Long</text:p>
          </table:table-cell>
          <table:table-cell table:style-name="Tableau20.E2" office:value-type="string">
            <text:p text:style-name="P13">Description</text:p>
          </table:table-cell>
        </table:table-row>
        <table:table-row>
          <table:table-cell table:style-name="Tableau20.A3" office:value-type="string">
            <text:p text:style-name="P56">ID_COM_DOC</text:p>
          </table:table-cell>
          <table:table-cell table:style-name="Tableau20.A3" office:value-type="string">
            <text:p text:style-name="P14">Entier</text:p>
          </table:table-cell>
          <table:table-cell table:style-name="Tableau20.A3" office:value-type="string">
            <text:p text:style-name="P15"><text:a xlink:type="simple" xlink:href="#ID_COM_DOC_Regle">0</text:a></text:p>
          </table:table-cell>
          <table:table-cell table:style-name="Tableau20.A3" office:value-type="string">
            <text:p text:style-name="P15">-</text:p>
          </table:table-cell>
          <table:table-cell table:style-name="Tableau20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20.A3" office:value-type="string">
            <text:p text:style-name="P56"><text:a xlink:type="simple" xlink:href="#ID_T_DOC_Tab">ID_T_DOC</text:a></text:p>
          </table:table-cell>
          <table:table-cell table:style-name="Tableau20.A3" office:value-type="string">
            <text:p text:style-name="P14">Entier</text:p>
          </table:table-cell>
          <table:table-cell table:style-name="Tableau20.A3" office:value-type="string">
            <text:p text:style-name="P25"><text:a xlink:type="simple" xlink:href="#ID_T_DOC_Regle2">0</text:a></text:p>
          </table:table-cell>
          <table:table-cell table:style-name="Tableau20.A3" office:value-type="string">
            <text:p text:style-name="P15">-</text:p>
          </table:table-cell>
          <table:table-cell table:style-name="Tableau20.E3" office:value-type="string">
            <text:p text:style-name="P26">Identifiant de la table « Table <text:a xlink:type="simple" xlink:href="#TA_T_DOC"><text:span text:style-name="T3">TA_T_DOC</text:span></text:a>» </text:p>
          </table:table-cell>
        </table:table-row>
        <table:table-row>
          <table:table-cell table:style-name="Tableau20.A3" office:value-type="string">
            <text:p text:style-name="P14"><text:a xlink:type="simple" xlink:href="#ID_FACTURE_Tab">ID_DOCUMENT</text:a></text:p>
          </table:table-cell>
          <table:table-cell table:style-name="Tableau20.A3" office:value-type="string">
            <text:p text:style-name="P14">Entier</text:p>
          </table:table-cell>
          <table:table-cell table:style-name="Tableau20.A3" office:value-type="string">
            <text:p text:style-name="P15"><text:a xlink:type="simple" xlink:href="#ID_FACTURE_Regle2">0</text:a></text:p>
          </table:table-cell>
          <table:table-cell table:style-name="Tableau20.A3" office:value-type="string">
            <text:p text:style-name="P15">-</text:p>
          </table:table-cell>
          <table:table-cell table:style-name="Tableau20.E3" office:value-type="string">
            <text:p text:style-name="P26">Identifiant des tables « Table <text:a xlink:type="simple" xlink:href="#TA_FACTURE"><text:span text:style-name="T4"> document</text:span></text:a>»</text:p>
          </table:table-cell>
        </table:table-row>
        <table:table-row>
          <table:table-cell table:style-name="Tableau20.A3" office:value-type="string">
            <text:p text:style-name="P14">NOTE<text:span text:style-name="T27">_COM_DOC</text:span></text:p>
          </table:table-cell>
          <table:table-cell table:style-name="Tableau20.A3" office:value-type="string">
            <text:p text:style-name="P14">Texte</text:p>
          </table:table-cell>
          <table:table-cell table:style-name="Tableau20.A3" office:value-type="string">
            <text:p text:style-name="P15"><text:a xlink:type="simple" xlink:href="#NOTE_COM_DOC_Regle">f</text:a></text:p>
          </table:table-cell>
          <table:table-cell table:style-name="Tableau20.A3" office:value-type="string">
            <text:p text:style-name="P15">255</text:p>
          </table:table-cell>
          <table:table-cell table:style-name="Tableau20.E3" office:value-type="string">
            <text:p text:style-name="P14">Commentaire d'une facture</text:p>
          </table:table-cell>
        </table:table-row>
        <table:table-row>
          <table:table-cell table:style-name="Tableau20.A3" office:value-type="string">
            <text:p text:style-name="P14">QUI_CREE<text:span text:style-name="T7">_COM_DOC</text:span></text:p>
          </table:table-cell>
          <table:table-cell table:style-name="Tableau20.A3" office:value-type="string">
            <text:p text:style-name="P14">Texte</text:p>
          </table:table-cell>
          <table:table-cell table:style-name="Tableau20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20.D7" office:value-type="float" office:value="50">
            <text:p text:style-name="P15">50</text:p>
          </table:table-cell>
          <table:table-cell table:style-name="Tableau20.E3" office:value-type="string">
            <text:p text:style-name="P14">Nom de l'utilisateur qui crée l'enregistrement</text:p>
          </table:table-cell>
        </table:table-row>
        <table:table-row>
          <table:table-cell table:style-name="Tableau20.A3" office:value-type="string">
            <text:p text:style-name="P14">QUAND_CREE<text:span text:style-name="T7">_COM_DOC</text:span></text:p>
          </table:table-cell>
          <table:table-cell table:style-name="Tableau20.A3" office:value-type="string">
            <text:p text:style-name="P14">Date</text:p>
          </table:table-cell>
          <table:table-cell table:style-name="Tableau20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0.A3" office:value-type="string">
            <text:p text:style-name="P15">-</text:p>
          </table:table-cell>
          <table:table-cell table:style-name="Tableau20.E3" office:value-type="string">
            <text:p text:style-name="P14">Date de création de l'enregistrement</text:p>
          </table:table-cell>
        </table:table-row>
        <table:table-row>
          <table:table-cell table:style-name="Tableau20.A3" office:value-type="string">
            <text:p text:style-name="P14">QUI_MODIF<text:span text:style-name="T7">_COM_DOC</text:span></text:p>
          </table:table-cell>
          <table:table-cell table:style-name="Tableau20.A3" office:value-type="string">
            <text:p text:style-name="P14">Texte</text:p>
          </table:table-cell>
          <table:table-cell table:style-name="Tableau20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0.D7" office:value-type="float" office:value="50">
            <text:p text:style-name="P15">50</text:p>
          </table:table-cell>
          <table:table-cell table:style-name="Tableau20.E3" office:value-type="string">
            <text:p text:style-name="P14">Nom du dernier utilisateur qui modifie l'enregistrement</text:p>
          </table:table-cell>
        </table:table-row>
        <table:table-row>
          <table:table-cell table:style-name="Tableau20.A3" office:value-type="string">
            <text:p text:style-name="P14">QUAND_MODIF<text:span text:style-name="T7">_COM_DOC</text:span></text:p>
          </table:table-cell>
          <table:table-cell table:style-name="Tableau20.A3" office:value-type="string">
            <text:p text:style-name="P14">Date</text:p>
          </table:table-cell>
          <table:table-cell table:style-name="Tableau20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0.A3" office:value-type="string">
            <text:p text:style-name="P15">-</text:p>
          </table:table-cell>
          <table:table-cell table:style-name="Tableau20.E3" office:value-type="string">
            <text:p text:style-name="P14">Dernière date de modification</text:p>
          </table:table-cell>
        </table:table-row>
        <table:table-row>
          <table:table-cell table:style-name="Tableau20.A3" office:value-type="string">
            <text:p text:style-name="P14">VERSION<text:span text:style-name="T7">_COM_DOC</text:span></text:p>
          </table:table-cell>
          <table:table-cell table:style-name="Tableau20.A3" office:value-type="string">
            <text:p text:style-name="P14">Entier</text:p>
          </table:table-cell>
          <table:table-cell table:style-name="Tableau20.D7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0.D7" office:value-type="float" office:value="50">
            <text:p text:style-name="P15">50</text:p>
          </table:table-cell>
          <table:table-cell table:style-name="Tableau20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68">
        <text:list-item>
          <text:p text:style-name="P141"><text:bookmark-start text:name="ID_COM_DOC_Regle"/><text:span text:style-name="T31">ID_COM_DOC</text:span><text:bookmark-end text:name="ID_COM_DOC_Regle"/><text:span text:style-name="T31"> </text:span>: valeur unique, non null.</text:p>
        </text:list-item>
      </text:list>
      <text:list text:style-name="L69">
        <text:list-item>
          <text:p text:style-name="P142"><text:bookmark-start text:name="ID_T_DOC_Regle2"/><text:a xlink:type="simple" xlink:href="#ID_T_DOC_Tab"><text:span text:style-name="T25">ID_T_DOC</text:span></text:a><text:bookmark-end text:name="ID_T_DOC_Regle2"/> <text:s/>: non null, vérifier existence dans <text:s/>« Table <text:a xlink:type="simple" xlink:href="#TA_T_DOC"><text:span text:style-name="T3">TA_T_DOC</text:span></text:a>» </text:p>
        </text:list-item>
        <text:list-item>
          <text:p text:style-name="P142"><text:bookmark-start text:name="ID_FACTURE_Regle2"/><text:a xlink:type="simple" xlink:href="#ID_FACTURE_Tab">ID_FACTURE</text:a><text:bookmark-end text:name="ID_FACTURE_Regle2"/> : non null, vérifier existence dans « Table <text:a xlink:type="simple" xlink:href="#TA_FACTURE"><text:span text:style-name="T4">TA_FACTURE</text:span></text:a>»</text:p>
        </text:list-item>
        <text:list-item>
          <text:p text:style-name="P142"><text:bookmark-start text:name="NOTE_COM_DOC_Regle"/>NOTE<text:span text:style-name="T31">_COM_DOC</text:span><text:bookmark-end text:name="NOTE_COM_DOC_Regle"/><text:span text:style-name="T31"> : libre</text:span></text:p>
        </text:list-item>
      </text:list>
      <text:list text:style-name="L70">
        <text:list-item>
          <text:p text:style-name="P143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44"/>
        </text:list-item>
      </text:list>
      <text:p text:style-name="P22"><text:span text:style-name="T10">Suppression</text:span> : </text:p>
      <text:p text:style-name="P22"/>
      <text:p text:style-name="P22"><text:span text:style-name="T10">Modification</text:span> : </text:p>
      <text:list text:style-name="L71">
        <text:list-item>
          <text:p text:style-name="P145">tous les champs peuvent être modifiés, sauf l'identifiant.</text:p>
        </text:list-item>
      </text:list>
      <text:p text:style-name="P4"><text:span text:style-name="T20">Gestion suppression</text:span> : </text:p>
      <text:p text:style-name="P146"/>
      <text:p text:style-name="P147"/>
      <text:p text:style-name="P147"/>
      <text:p text:style-name="Table_20_Titre"><text:bookmark-start text:name="TA_ARTICLE114"/><text:bookmark-start text:name="TA_FACTURE114"/><text:bookmark-start text:name="TA_1"/><text:span text:style-name="T32">TA_CORRESP</text:span><text:bookmark-end text:name="TA_ARTICLE114"/><text:bookmark-end text:name="TA_FACTURE114"/><text:bookmark-end text:name="TA_1"/><text:span text:style-name="T5"> :</text:span> <text:span text:style-name="T8">Description d'un .</text:span></text:p>
      <text:p text:style-name="P11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header-rows>
          <table:table-row>
            <table:table-cell table:style-name="Tableau21.A1" table:number-columns-spanned="5" office:value-type="string">
              <text:p text:style-name="P12">Table <text:span text:style-name="T32">TA_CORRESP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21.A2" office:value-type="string">
            <text:p text:style-name="P13">Champ</text:p>
          </table:table-cell>
          <table:table-cell table:style-name="Tableau21.A2" office:value-type="string">
            <text:p text:style-name="P13">Type</text:p>
          </table:table-cell>
          <table:table-cell table:style-name="Tableau21.A2" office:value-type="string">
            <text:p text:style-name="P13">*</text:p>
          </table:table-cell>
          <table:table-cell table:style-name="Tableau21.A2" office:value-type="string">
            <text:p text:style-name="P13">Long</text:p>
          </table:table-cell>
          <table:table-cell table:style-name="Tableau21.E2" office:value-type="string">
            <text:p text:style-name="P13">Description</text:p>
          </table:table-cell>
        </table:table-row>
        <table:table-row>
          <table:table-cell table:style-name="Tableau21.A3" office:value-type="string">
            <text:p text:style-name="P56">ID<text:span text:style-name="T33">_CORRESP</text:span></text:p>
          </table:table-cell>
          <table:table-cell table:style-name="Tableau21.A3" office:value-type="string">
            <text:p text:style-name="P14">Entier</text:p>
          </table:table-cell>
          <table:table-cell table:style-name="Tableau21.A3" office:value-type="string">
            <text:p text:style-name="P15">0</text:p>
          </table:table-cell>
          <table:table-cell table:style-name="Tableau21.A3" office:value-type="string">
            <text:p text:style-name="P15">-</text:p>
          </table:table-cell>
          <table:table-cell table:style-name="Tableau21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21.A3" office:value-type="string">
            <text:p text:style-name="P26"><text:bookmark-start text:name="ID_T_DOC_Regle21"/><text:a xlink:type="simple" xlink:href="#ID_T_DOC_Tab"><text:span text:style-name="T41">ID_T_DOC</text:span></text:a><text:bookmark-end text:name="ID_T_DOC_Regle21"/><text:span text:style-name="T32"> </text:span></text:p>
          </table:table-cell>
          <table:table-cell table:style-name="Tableau21.A3" office:value-type="string">
            <text:p text:style-name="P14">Entier</text:p>
          </table:table-cell>
          <table:table-cell table:style-name="Tableau21.A3" office:value-type="string">
            <text:p text:style-name="P15">0</text:p>
          </table:table-cell>
          <table:table-cell table:style-name="Tableau21.D4" office:value-type="float" office:value="50">
            <text:p text:style-name="P15">50</text:p>
          </table:table-cell>
          <table:table-cell table:style-name="Tableau21.E3" office:value-type="string">
            <text:p text:style-name="P14">N° d'identification dans la <text:span text:style-name="T8">« Table </text:span><text:a xlink:type="simple" xlink:href="#TA_T_DOC"><text:span text:style-name="T3">TA_T_DOC</text:span></text:a><text:span text:style-name="T8">»</text:span></text:p>
          </table:table-cell>
        </table:table-row>
        <table:table-row>
          <table:table-cell table:style-name="Tableau21.A3" office:value-type="string">
            <text:p text:style-name="P14">TABLE_CORRESP</text:p>
          </table:table-cell>
          <table:table-cell table:style-name="Tableau21.A3" office:value-type="string">
            <text:p text:style-name="P14">Texte</text:p>
          </table:table-cell>
          <table:table-cell table:style-name="Tableau21.A3" office:value-type="string">
            <text:p text:style-name="P15">0</text:p>
          </table:table-cell>
          <table:table-cell table:style-name="Tableau21.A3" office:value-type="string">
            <text:p text:style-name="P15">100</text:p>
          </table:table-cell>
          <table:table-cell table:style-name="Tableau21.E3" office:value-type="string">
            <text:p text:style-name="P14">Table correspondant au type de document représenté par</text:p>
            <text:p text:style-name="P14">« <text:bookmark-start text:name="ID_T_DOC_Regle211"/><text:a xlink:type="simple" xlink:href="#ID_T_DOC_Tab"><text:span text:style-name="T41">ID_T_DOC</text:span></text:a><text:bookmark-end text:name="ID_T_DOC_Regle211"/>»</text:p>
          </table:table-cell>
        </table:table-row>
        <table:table-row>
          <table:table-cell table:style-name="Tableau21.A3" office:value-type="string">
            <text:p text:style-name="P14"/>
          </table:table-cell>
          <table:table-cell table:style-name="Tableau21.A3" office:value-type="string">
            <text:p text:style-name="P14"/>
          </table:table-cell>
          <table:table-cell table:style-name="Tableau21.A3" office:value-type="string">
            <text:p text:style-name="P15"/>
          </table:table-cell>
          <table:table-cell table:style-name="Tableau21.A3" office:value-type="string">
            <text:p text:style-name="P15"/>
          </table:table-cell>
          <table:table-cell table:style-name="Tableau21.E3" office:value-type="string">
            <text:p text:style-name="P26"/>
          </table:table-cell>
        </table:table-row>
        <table:table-row>
          <table:table-cell table:style-name="Tableau21.A3" office:value-type="string">
            <text:p text:style-name="P14">QUI_CREE_</text:p>
          </table:table-cell>
          <table:table-cell table:style-name="Tableau21.A3" office:value-type="string">
            <text:p text:style-name="P14">Texte</text:p>
          </table:table-cell>
          <table:table-cell table:style-name="Tableau21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21.D4" office:value-type="float" office:value="50">
            <text:p text:style-name="P15">50</text:p>
          </table:table-cell>
          <table:table-cell table:style-name="Tableau21.E3" office:value-type="string">
            <text:p text:style-name="P14">Nom de l'utilisateur qui crée l'enregistrement</text:p>
          </table:table-cell>
        </table:table-row>
        <table:table-row>
          <table:table-cell table:style-name="Tableau21.A3" office:value-type="string">
            <text:p text:style-name="P14">QUAND_CREE<text:span text:style-name="T5">_</text:span></text:p>
          </table:table-cell>
          <table:table-cell table:style-name="Tableau21.A3" office:value-type="string">
            <text:p text:style-name="P14">Date</text:p>
          </table:table-cell>
          <table:table-cell table:style-name="Tableau2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1.A3" office:value-type="string">
            <text:p text:style-name="P15">-</text:p>
          </table:table-cell>
          <table:table-cell table:style-name="Tableau21.E3" office:value-type="string">
            <text:p text:style-name="P14">Date de création de l'enregistrement</text:p>
          </table:table-cell>
        </table:table-row>
        <table:table-row>
          <table:table-cell table:style-name="Tableau21.A3" office:value-type="string">
            <text:p text:style-name="P14">QUI_MODIF_</text:p>
          </table:table-cell>
          <table:table-cell table:style-name="Tableau21.A3" office:value-type="string">
            <text:p text:style-name="P14">Texte</text:p>
          </table:table-cell>
          <table:table-cell table:style-name="Tableau2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1.D4" office:value-type="float" office:value="50">
            <text:p text:style-name="P15">50</text:p>
          </table:table-cell>
          <table:table-cell table:style-name="Tableau21.E3" office:value-type="string">
            <text:p text:style-name="P14">Nom du dernier utilisateur qui modifie l'enregistrement</text:p>
          </table:table-cell>
        </table:table-row>
        <table:table-row>
          <table:table-cell table:style-name="Tableau21.A3" office:value-type="string">
            <text:p text:style-name="P14">QUAND_MODIF_</text:p>
          </table:table-cell>
          <table:table-cell table:style-name="Tableau21.A3" office:value-type="string">
            <text:p text:style-name="P14">Date</text:p>
          </table:table-cell>
          <table:table-cell table:style-name="Tableau2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1.A3" office:value-type="string">
            <text:p text:style-name="P15">-</text:p>
          </table:table-cell>
          <table:table-cell table:style-name="Tableau21.E3" office:value-type="string">
            <text:p text:style-name="P14">Dernière date de modification</text:p>
          </table:table-cell>
        </table:table-row>
        <table:table-row>
          <table:table-cell table:style-name="Tableau21.A3" office:value-type="string">
            <text:p text:style-name="P14">VERSION_</text:p>
          </table:table-cell>
          <table:table-cell table:style-name="Tableau21.A3" office:value-type="string">
            <text:p text:style-name="P14">Entier</text:p>
          </table:table-cell>
          <table:table-cell table:style-name="Tableau21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21.D4" office:value-type="float" office:value="50">
            <text:p text:style-name="P15">50</text:p>
          </table:table-cell>
          <table:table-cell table:style-name="Tableau21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72">
        <text:list-item>
          <text:p text:style-name="P148"><text:s text:c="2"/>: valeur unique, non null.</text:p>
        </text:list-item>
        <text:list-item>
          <text:p text:style-name="P148"><text:bookmark-start text:name="CODE_ARTICLE111"/>CODE_<text:bookmark-end text:name="CODE_ARTICLE111"/> : Valeur unique, non null.</text:p>
        </text:list-item>
        <text:list-item>
          <text:p text:style-name="P148"/>
        </text:list-item>
      </text:list>
      <text:list text:style-name="L73">
        <text:list-item>
          <text:p text:style-name="P149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50"/>
        </text:list-item>
      </text:list>
      <text:p text:style-name="P22"><text:span text:style-name="T10">Suppression</text:span> : </text:p>
      <text:p text:style-name="P22"/>
      <text:p text:style-name="P22"><text:span text:style-name="T10">Modification</text:span> : </text:p>
      <text:list text:style-name="L74">
        <text:list-item>
          <text:p text:style-name="P151">tous les champs peuvent être modifiés, sauf l'identifiant.</text:p>
        </text:list-item>
      </text:list>
      <text:p text:style-name="P4"><text:span text:style-name="T20">Gestion suppression</text:span> : </text:p>
      <text:p text:style-name="P23"/>
      <text:p text:style-name="P152"/>
      <text:p text:style-name="P153"/>
      <text:p text:style-name="Table_20_Titre"><text:bookmark-start text:name="TA_ARTICLE11"/><text:bookmark-start text:name="TA_FACTURE11"/><text:bookmark-start text:name="TA_"/><text:span text:style-name="T5">TA_</text:span><text:bookmark-end text:name="TA_ARTICLE11"/><text:bookmark-end text:name="TA_FACTURE11"/><text:bookmark-end text:name="TA_"/><text:span text:style-name="T5"> :</text:span> <text:span text:style-name="T8">Description d'un .</text:span>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header-rows>
          <table:table-row>
            <table:table-cell table:style-name="Tableau3.A1" table:number-columns-spanned="5" office:value-type="string">
              <text:p text:style-name="P12">Table <text:span text:style-name="T5">TA_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3.A2" office:value-type="string">
            <text:p text:style-name="P13">Champ</text:p>
          </table:table-cell>
          <table:table-cell table:style-name="Tableau3.A2" office:value-type="string">
            <text:p text:style-name="P13">Type</text:p>
          </table:table-cell>
          <table:table-cell table:style-name="Tableau3.A2" office:value-type="string">
            <text:p text:style-name="P13">*</text:p>
          </table:table-cell>
          <table:table-cell table:style-name="Tableau3.A2" office:value-type="string">
            <text:p text:style-name="P13">Long</text:p>
          </table:table-cell>
          <table:table-cell table:style-name="Tableau3.E2" office:value-type="string">
            <text:p text:style-name="P13">Description</text:p>
          </table:table-cell>
        </table:table-row>
        <table:table-row>
          <table:table-cell table:style-name="Tableau3.A3" office:value-type="string">
            <text:p text:style-name="P56">ID_</text:p>
          </table:table-cell>
          <table:table-cell table:style-name="Tableau3.A3" office:value-type="string">
            <text:p text:style-name="P14">Entier</text:p>
          </table:table-cell>
          <table:table-cell table:style-name="Tableau3.A3" office:value-type="string">
            <text:p text:style-name="P15">0</text:p>
          </table:table-cell>
          <table:table-cell table:style-name="Tableau3.A3" office:value-type="string">
            <text:p text:style-name="P15">-</text:p>
          </table:table-cell>
          <table:table-cell table:style-name="Tableau3.E3" office:value-type="string">
            <text:p text:style-name="P14">N° d'identification, <text:span text:style-name="T10">index primaire</text:span></text:p>
          </table:table-cell>
        </table:table-row>
        <table:table-row>
          <table:table-cell table:style-name="Tableau3.A3" office:value-type="string">
            <text:p text:style-name="P14">CODE_</text:p>
          </table:table-cell>
          <table:table-cell table:style-name="Tableau3.A3" office:value-type="string">
            <text:p text:style-name="P14">Texte</text:p>
          </table:table-cell>
          <table:table-cell table:style-name="Tableau3.A3" office:value-type="string">
            <text:p text:style-name="P15">0</text:p>
          </table:table-cell>
          <table:table-cell table:style-name="Tableau3.D4" office:value-type="float" office:value="50">
            <text:p text:style-name="P15">50</text:p>
          </table:table-cell>
          <table:table-cell table:style-name="Tableau3.E3" office:value-type="string">
            <text:p text:style-name="P14">Code d'identification court de </text:p>
          </table:table-cell>
        </table:table-row>
        <table:table-row>
          <table:table-cell table:style-name="Tableau3.A3" office:value-type="string">
            <text:p text:style-name="P14">LIB_</text:p>
          </table:table-cell>
          <table:table-cell table:style-name="Tableau3.A3" office:value-type="string">
            <text:p text:style-name="P14">Texte</text:p>
          </table:table-cell>
          <table:table-cell table:style-name="Tableau3.A3" office:value-type="string">
            <text:p text:style-name="P15">f</text:p>
          </table:table-cell>
          <table:table-cell table:style-name="Tableau3.A3" office:value-type="string">
            <text:p text:style-name="P15">255</text:p>
          </table:table-cell>
          <table:table-cell table:style-name="Tableau3.E3" office:value-type="string">
            <text:p text:style-name="P14">Description d</text:p>
          </table:table-cell>
        </table:table-row>
        <table:table-row>
          <table:table-cell table:style-name="Tableau3.A3" office:value-type="string">
            <text:p text:style-name="P14">ID_</text:p>
          </table:table-cell>
          <table:table-cell table:style-name="Tableau3.A3" office:value-type="string">
            <text:p text:style-name="P14">Texte</text:p>
          </table:table-cell>
          <table:table-cell table:style-name="Tableau3.A3" office:value-type="string">
            <text:p text:style-name="P15">0</text:p>
          </table:table-cell>
          <table:table-cell table:style-name="Tableau3.A3" office:value-type="string">
            <text:p text:style-name="P15">255</text:p>
          </table:table-cell>
          <table:table-cell table:style-name="Tableau3.E3" office:value-type="string">
            <text:p text:style-name="P26">Identifiant de la table <text:s/>« Table  »</text:p>
          </table:table-cell>
        </table:table-row>
        <table:table-row>
          <table:table-cell table:style-name="Tableau3.A3" office:value-type="string">
            <text:p text:style-name="P14">QUI_CREE_</text:p>
          </table:table-cell>
          <table:table-cell table:style-name="Tableau3.A3" office:value-type="string">
            <text:p text:style-name="P14">Texte</text:p>
          </table:table-cell>
          <table:table-cell table:style-name="Tableau3.A3" office:value-type="string">
            <text:p text:style-name="P16"><text:a xlink:type="simple" xlink:href="#Structure%20générale%20des%20tables"><text:span text:style-name="T11">0</text:span></text:a></text:p>
          </table:table-cell>
          <table:table-cell table:style-name="Tableau3.D4" office:value-type="float" office:value="50">
            <text:p text:style-name="P15">50</text:p>
          </table:table-cell>
          <table:table-cell table:style-name="Tableau3.E3" office:value-type="string">
            <text:p text:style-name="P14">Nom de l'utilisateur qui crée l'enregistrement</text:p>
          </table:table-cell>
        </table:table-row>
        <table:table-row>
          <table:table-cell table:style-name="Tableau3.A3" office:value-type="string">
            <text:p text:style-name="P14">QUAND_CREE<text:span text:style-name="T5">_</text:span></text:p>
          </table:table-cell>
          <table:table-cell table:style-name="Tableau3.A3" office:value-type="string">
            <text:p text:style-name="P14">Date</text:p>
          </table:table-cell>
          <table:table-cell table:style-name="Tableau3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3.A3" office:value-type="string">
            <text:p text:style-name="P15">-</text:p>
          </table:table-cell>
          <table:table-cell table:style-name="Tableau3.E3" office:value-type="string">
            <text:p text:style-name="P14">Date de création de l'enregistrement</text:p>
          </table:table-cell>
        </table:table-row>
        <table:table-row>
          <table:table-cell table:style-name="Tableau3.A3" office:value-type="string">
            <text:p text:style-name="P14">QUI_MODIF_</text:p>
          </table:table-cell>
          <table:table-cell table:style-name="Tableau3.A3" office:value-type="string">
            <text:p text:style-name="P14">Texte</text:p>
          </table:table-cell>
          <table:table-cell table:style-name="Tableau3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3.D4" office:value-type="float" office:value="50">
            <text:p text:style-name="P15">50</text:p>
          </table:table-cell>
          <table:table-cell table:style-name="Tableau3.E3" office:value-type="string">
            <text:p text:style-name="P14">Nom du dernier utilisateur qui modifie l'enregistrement</text:p>
          </table:table-cell>
        </table:table-row>
        <table:table-row>
          <table:table-cell table:style-name="Tableau3.A3" office:value-type="string">
            <text:p text:style-name="P14">QUAND_MODIF_</text:p>
          </table:table-cell>
          <table:table-cell table:style-name="Tableau3.A3" office:value-type="string">
            <text:p text:style-name="P14">Date</text:p>
          </table:table-cell>
          <table:table-cell table:style-name="Tableau3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3.A3" office:value-type="string">
            <text:p text:style-name="P15">-</text:p>
          </table:table-cell>
          <table:table-cell table:style-name="Tableau3.E3" office:value-type="string">
            <text:p text:style-name="P14">Dernière date de modification</text:p>
          </table:table-cell>
        </table:table-row>
        <table:table-row>
          <table:table-cell table:style-name="Tableau3.A3" office:value-type="string">
            <text:p text:style-name="P14">VERSION_</text:p>
          </table:table-cell>
          <table:table-cell table:style-name="Tableau3.A3" office:value-type="string">
            <text:p text:style-name="P14">Entier</text:p>
          </table:table-cell>
          <table:table-cell table:style-name="Tableau3.D4" office:value-type="float" office:value="0">
            <text:p text:style-name="P16"><text:a xlink:type="simple" xlink:href="#Structure%20générale%20des%20tables"><text:span text:style-name="T12">0</text:span></text:a></text:p>
          </table:table-cell>
          <table:table-cell table:style-name="Tableau3.D4" office:value-type="float" office:value="50">
            <text:p text:style-name="P15">50</text:p>
          </table:table-cell>
          <table:table-cell table:style-name="Tableau3.E3" office:value-type="string">
            <text:p text:style-name="P14">Numéro de version lors de la dernière modification.</text:p>
          </table:table-cell>
        </table:table-row>
      </table:table>
      <text:p text:style-name="P17"><text:a xlink:type="simple" xlink:href="#légende%20"><text:span text:style-name="T12">Légende</text:span></text:a><text:a xlink:type="simple" xlink:href="#légende%20"><text:span text:style-name="T13"> :</text:span></text:a></text:p>
      <text:p text:style-name="P17"><text:a xlink:type="simple" xlink:href="#légende%20"><text:span text:style-name="T13"/></text:a></text:p>
      <text:p text:style-name="P18"><text:span text:style-name="T14">Règles de gestion</text:span> : </text:p>
      <text:list text:style-name="L75">
        <text:list-item>
          <text:p text:style-name="P154"><text:s text:c="2"/>: valeur unique, non null.</text:p>
        </text:list-item>
        <text:list-item>
          <text:p text:style-name="P154"><text:bookmark-start text:name="CODE_ARTICLE11"/>CODE_<text:bookmark-end text:name="CODE_ARTICLE11"/> : Valeur unique, non null.</text:p>
        </text:list-item>
        <text:list-item>
          <text:p text:style-name="P154"/>
        </text:list-item>
      </text:list>
      <text:list text:style-name="L76">
        <text:list-item>
          <text:p text:style-name="P155"><text:span text:style-name="T15">Pour les autres champs, voir « </text:span><text:a xlink:type="simple" xlink:href="#Structure%20générale%20des%20tables"><text:span text:style-name="T16">S</text:span></text:a><text:a xlink:type="simple" xlink:href="#Structure%20générale%20des%20tables"><text:span text:style-name="T17">tructure générale des tables </text:span></text:a><text:span text:style-name="T18">»</text:span></text:p>
          <text:p text:style-name="P156"/>
        </text:list-item>
      </text:list>
      <text:p text:style-name="P22"><text:span text:style-name="T10">Suppression</text:span> : </text:p>
      <text:p text:style-name="P22"/>
      <text:p text:style-name="P22"><text:span text:style-name="T10">Modification</text:span> : </text:p>
      <text:list text:style-name="L77">
        <text:list-item>
          <text:p text:style-name="P157">tous les champs peuvent être modifiés, sauf l'identifiant.</text:p>
        </text:list-item>
      </text:list>
      <text:p text:style-name="P4"><text:span text:style-name="T20">Gestion suppression</text:span> : </text:p>
      <text:p text:style-name="P23"/>
      <text:p text:style-name="P24"/>
      <text:p text:style-name="P158"><text:bookmark-start text:name="Questions"/><text:span text:style-name="T42">Questions</text:span><text:bookmark-end text:name="Questions"/> : </text:p>
      <text:list text:style-name="L78">
        <text:list-item>
          <text:p text:style-name="P159">Est-ce que l'on doit mettre un champ « TVA_Intracommunaire » ou est-ce qu'on le récupère au moment par rapport au tiers ?</text:p>
        </text:list-item>
        <text:list-item>
          <text:p text:style-name="P159">Penser à l'info sur l'export de la facture.</text:p>
        </text:list-item>
      </text:list>
      <text:p text:style-name="P4"/>
      <text:p text:style-name="P4"><text:s text:c="2"/>Table commentaire pour tous les documents avec le type de document</text:p>
      <text:p text:style-name="P160"><text:bookmark-start text:name="A faire"/>A faire<text:bookmark-end text:name="A faire"/></text:p>
      <text:p text:style-name="Standard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Titre" style:display-name="Table Titre" style:family="paragraph" style:parent-style-name="Standard" style:class="text">
      <style:text-properties fo:font-variant="normal" fo:text-transform="none" fo:font-weight="bold"/>
    </style:style>
    <style:style style:name="Bullet_20_Symbols" style:display-name="Bullet Symbols" style:family="text">
      <style:text-properties fo:font-variant="normal" fo:text-transform="none" fo:color="#000000" style:font-name="StarSymbol" fo:font-size="9pt" style:text-underline-style="none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5.424cm"/>
          <style:tab-stop style:position="14.076cm"/>
        </style:tab-stops>
      </style:paragraph-properties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tab/>GESTION COMMERCIALE<text:tab/><text:tab/><text:a xlink:type="simple" xlink:href="#Sommaire">Sommaire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1-07T08:46:46</meta:creation-date>
    <dc:creator>isa A</dc:creator>
    <dc:date>2006-02-07T14:05:41</dc:date>
    <dc:language>fr-FR</dc:language>
    <meta:editing-cycles>234</meta:editing-cycles>
    <meta:editing-duration>P2DT6H40M30S</meta:editing-duration>
    <meta:user-defined meta:name="Info 1"/>
    <meta:user-defined meta:name="Info 2"/>
    <meta:user-defined meta:name="Info 3"/>
    <meta:user-defined meta:name="Info 4"/>
    <meta:document-statistic meta:table-count="21" meta:image-count="0" meta:object-count="0" meta:page-count="21" meta:paragraph-count="1351" meta:word-count="3962" meta:character-count="23721"/>
  </office:meta>
</office:document-meta>
</file>